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9.809cm" svg:height="9.071cm" svg:x="13.426cm" svg:y="9.524cm">
            <draw:object draw:notify-on-update-of-ranges="Sheet1.D1:Sheet1.D1 Sheet1.D2:Sheet1.D366 Sheet1.A1:Sheet1.A1 Sheet1.A2:Sheet1.A3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083cm" svg:height="9.124cm" svg:x="13.344cm" svg:y="0.107cm">
            <draw:object draw:notify-on-update-of-ranges="Sheet1.E1:Sheet1.E1 Sheet1.E2:Sheet1.E366 Sheet1.B1:Sheet1.B1 Sheet1.B2:Sheet1.B3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 office:value-type="string">
            <text:p>予測あり</text:p>
          </table:table-cell>
          <table:table-cell/>
          <table:table-cell table:number-columns-repeated="2" office:value-type="string">
            <text:p>予測なし</text:p>
          </table:table-cell>
          <table:table-cell table:number-columns-repeated="2"/>
        </table:table-row>
        <table:table-row table:style-name="ro1">
          <table:table-cell office:value-type="float" office:value="31.8989407177097">
            <text:p>31.8989407177</text:p>
          </table:table-cell>
          <table:table-cell office:value-type="float" office:value="2655.06293948214">
            <text:p>2655.0629394821</text:p>
          </table:table-cell>
          <table:table-cell/>
          <table:table-cell office:value-type="float" office:value="29.241232848108">
            <text:p>29.2412328481</text:p>
          </table:table-cell>
          <table:table-cell office:value-type="float" office:value="2648.18580803355">
            <text:p>2648.1858080336</text:p>
          </table:table-cell>
          <table:table-cell table:number-columns-repeated="2"/>
        </table:table-row>
        <table:table-row table:style-name="ro1">
          <table:table-cell office:value-type="float" office:value="37.9501301817419">
            <text:p>37.9501301817</text:p>
          </table:table-cell>
          <table:table-cell office:value-type="float" office:value="2589.20831272389">
            <text:p>2589.2083127239</text:p>
          </table:table-cell>
          <table:table-cell/>
          <table:table-cell office:value-type="float" office:value="36.9825201021061">
            <text:p>36.9825201021</text:p>
          </table:table-cell>
          <table:table-cell office:value-type="float" office:value="2545.65085959703">
            <text:p>2545.650859597</text:p>
          </table:table-cell>
          <table:table-cell table:number-columns-repeated="2"/>
        </table:table-row>
        <table:table-row table:style-name="ro1">
          <table:table-cell office:value-type="float" office:value="28.4520594946638">
            <text:p>28.4520594947</text:p>
          </table:table-cell>
          <table:table-cell office:value-type="float" office:value="2691.11405114465">
            <text:p>2691.1140511447</text:p>
          </table:table-cell>
          <table:table-cell/>
          <table:table-cell office:value-type="float" office:value="29.7356043698546">
            <text:p>29.7356043699</text:p>
          </table:table-cell>
          <table:table-cell office:value-type="float" office:value="2667.14303014467">
            <text:p>2667.1430301447</text:p>
          </table:table-cell>
          <table:table-cell table:number-columns-repeated="2"/>
        </table:table-row>
        <table:table-row table:style-name="ro1">
          <table:table-cell office:value-type="float" office:value="38.4906779131169">
            <text:p>38.4906779131</text:p>
          </table:table-cell>
          <table:table-cell office:value-type="float" office:value="2504.60151420642">
            <text:p>2504.6015142064</text:p>
          </table:table-cell>
          <table:table-cell/>
          <table:table-cell office:value-type="float" office:value="39.5263621125572">
            <text:p>39.5263621126</text:p>
          </table:table-cell>
          <table:table-cell office:value-type="float" office:value="2337.29284944462">
            <text:p>2337.2928494446</text:p>
          </table:table-cell>
          <table:table-cell table:number-columns-repeated="2"/>
        </table:table-row>
        <table:table-row table:style-name="ro1">
          <table:table-cell office:value-type="float" office:value="28.7783243482319">
            <text:p>28.7783243482</text:p>
          </table:table-cell>
          <table:table-cell office:value-type="float" office:value="2676.14641030578">
            <text:p>2676.1464103058</text:p>
          </table:table-cell>
          <table:table-cell/>
          <table:table-cell office:value-type="float" office:value="28.4937707186362">
            <text:p>28.4937707186</text:p>
          </table:table-cell>
          <table:table-cell office:value-type="float" office:value="2675.7384476739">
            <text:p>2675.7384476739</text:p>
          </table:table-cell>
          <table:table-cell table:number-columns-repeated="2"/>
        </table:table-row>
        <table:table-row table:style-name="ro1">
          <table:table-cell office:value-type="float" office:value="29.8061231353598">
            <text:p>29.8061231354</text:p>
          </table:table-cell>
          <table:table-cell office:value-type="float" office:value="2728.3159243861">
            <text:p>2728.3159243861</text:p>
          </table:table-cell>
          <table:table-cell/>
          <table:table-cell office:value-type="float" office:value="26.1953674537231">
            <text:p>26.1953674537</text:p>
          </table:table-cell>
          <table:table-cell office:value-type="float" office:value="2722.06548817096">
            <text:p>2722.065488171</text:p>
          </table:table-cell>
          <table:table-cell table:number-columns-repeated="2"/>
        </table:table-row>
        <table:table-row table:style-name="ro1">
          <table:table-cell office:value-type="float" office:value="28.9689731966988">
            <text:p>28.9689731967</text:p>
          </table:table-cell>
          <table:table-cell office:value-type="float" office:value="2732.77493833989">
            <text:p>2732.7749383399</text:p>
          </table:table-cell>
          <table:table-cell/>
          <table:table-cell office:value-type="float" office:value="31.2405060925386">
            <text:p>31.2405060925</text:p>
          </table:table-cell>
          <table:table-cell office:value-type="float" office:value="2726.21038643697">
            <text:p>2726.210386437</text:p>
          </table:table-cell>
          <table:table-cell table:number-columns-repeated="2"/>
        </table:table-row>
        <table:table-row table:style-name="ro1">
          <table:table-cell office:value-type="float" office:value="25.3717525291614">
            <text:p>25.3717525292</text:p>
          </table:table-cell>
          <table:table-cell office:value-type="float" office:value="2772.92500959428">
            <text:p>2772.9250095943</text:p>
          </table:table-cell>
          <table:table-cell/>
          <table:table-cell office:value-type="float" office:value="24.3522350205187">
            <text:p>24.3522350205</text:p>
          </table:table-cell>
          <table:table-cell office:value-type="float" office:value="2765.70379428807">
            <text:p>2765.7037942881</text:p>
          </table:table-cell>
          <table:table-cell table:number-columns-repeated="2"/>
        </table:table-row>
        <table:table-row table:style-name="ro1">
          <table:table-cell office:value-type="float" office:value="27.5175353177764">
            <text:p>27.5175353178</text:p>
          </table:table-cell>
          <table:table-cell office:value-type="float" office:value="2730.37086946499">
            <text:p>2730.370869465</text:p>
          </table:table-cell>
          <table:table-cell/>
          <table:table-cell office:value-type="float" office:value="26.8059639034433">
            <text:p>26.8059639034</text:p>
          </table:table-cell>
          <table:table-cell office:value-type="float" office:value="2728.72863021466">
            <text:p>2728.7286302147</text:p>
          </table:table-cell>
          <table:table-cell table:number-columns-repeated="2"/>
        </table:table-row>
        <table:table-row table:style-name="ro1">
          <table:table-cell office:value-type="float" office:value="25.0618878770958">
            <text:p>25.0618878771</text:p>
          </table:table-cell>
          <table:table-cell office:value-type="float" office:value="2748.71462528081">
            <text:p>2748.7146252808</text:p>
          </table:table-cell>
          <table:table-cell/>
          <table:table-cell office:value-type="float" office:value="24.5932175428406">
            <text:p>24.5932175428</text:p>
          </table:table-cell>
          <table:table-cell office:value-type="float" office:value="2751.4636482331">
            <text:p>2751.4636482331</text:p>
          </table:table-cell>
          <table:table-cell table:number-columns-repeated="2"/>
        </table:table-row>
        <table:table-row table:style-name="ro1">
          <table:table-cell office:value-type="float" office:value="27.781125941772">
            <text:p>27.7811259418</text:p>
          </table:table-cell>
          <table:table-cell office:value-type="float" office:value="2747.81902830553">
            <text:p>2747.8190283055</text:p>
          </table:table-cell>
          <table:table-cell/>
          <table:table-cell office:value-type="float" office:value="26.744372314865">
            <text:p>26.7443723149</text:p>
          </table:table-cell>
          <table:table-cell office:value-type="float" office:value="2746.32912186478">
            <text:p>2746.3291218648</text:p>
          </table:table-cell>
          <table:table-cell table:number-columns-repeated="2"/>
        </table:table-row>
        <table:table-row table:style-name="ro1">
          <table:table-cell office:value-type="float" office:value="27.7392628277143">
            <text:p>27.7392628277</text:p>
          </table:table-cell>
          <table:table-cell office:value-type="float" office:value="2786.97934917834">
            <text:p>2786.9793491783</text:p>
          </table:table-cell>
          <table:table-cell/>
          <table:table-cell office:value-type="float" office:value="25.9632950420222">
            <text:p>25.963295042</text:p>
          </table:table-cell>
          <table:table-cell office:value-type="float" office:value="2779.01481707462">
            <text:p>2779.0148170746</text:p>
          </table:table-cell>
          <table:table-cell table:number-columns-repeated="2"/>
        </table:table-row>
        <table:table-row table:style-name="ro1">
          <table:table-cell office:value-type="float" office:value="49.5714963523453">
            <text:p>49.5714963523</text:p>
          </table:table-cell>
          <table:table-cell office:value-type="float" office:value="2267.68452452773">
            <text:p>2267.6845245277</text:p>
          </table:table-cell>
          <table:table-cell/>
          <table:table-cell office:value-type="float" office:value="52.6432744412717">
            <text:p>52.6432744413</text:p>
          </table:table-cell>
          <table:table-cell office:value-type="float" office:value="2085.36896796507">
            <text:p>2085.3689679651</text:p>
          </table:table-cell>
          <table:table-cell table:number-columns-repeated="2"/>
        </table:table-row>
        <table:table-row table:style-name="ro1">
          <table:table-cell office:value-type="float" office:value="70.9898983867917">
            <text:p>70.9898983868</text:p>
          </table:table-cell>
          <table:table-cell office:value-type="float" office:value="2182.82896274741">
            <text:p>2182.8289627474</text:p>
          </table:table-cell>
          <table:table-cell/>
          <table:table-cell office:value-type="float" office:value="74.9176219981806">
            <text:p>74.9176219982</text:p>
          </table:table-cell>
          <table:table-cell office:value-type="float" office:value="1999.4537593195">
            <text:p>1999.4537593195</text:p>
          </table:table-cell>
          <table:table-cell table:number-columns-repeated="2"/>
        </table:table-row>
        <table:table-row table:style-name="ro1">
          <table:table-cell office:value-type="float" office:value="29.0317289978985">
            <text:p>29.0317289979</text:p>
          </table:table-cell>
          <table:table-cell office:value-type="float" office:value="2763.50521670933">
            <text:p>2763.5052167093</text:p>
          </table:table-cell>
          <table:table-cell/>
          <table:table-cell office:value-type="float" office:value="28.3725133162156">
            <text:p>28.3725133162</text:p>
          </table:table-cell>
          <table:table-cell office:value-type="float" office:value="2747.01066493825">
            <text:p>2747.0106649383</text:p>
          </table:table-cell>
          <table:table-cell table:number-columns-repeated="2"/>
        </table:table-row>
        <table:table-row table:style-name="ro1">
          <table:table-cell office:value-type="float" office:value="30.2907824551495">
            <text:p>30.2907824551</text:p>
          </table:table-cell>
          <table:table-cell office:value-type="float" office:value="2698.11787792097">
            <text:p>2698.117877921</text:p>
          </table:table-cell>
          <table:table-cell/>
          <table:table-cell office:value-type="float" office:value="31.1573189678223">
            <text:p>31.1573189678</text:p>
          </table:table-cell>
          <table:table-cell office:value-type="float" office:value="2664.37980208957">
            <text:p>2664.3798020896</text:p>
          </table:table-cell>
          <table:table-cell table:number-columns-repeated="2"/>
        </table:table-row>
        <table:table-row table:style-name="ro1">
          <table:table-cell office:value-type="float" office:value="23.0404707250155">
            <text:p>23.040470725</text:p>
          </table:table-cell>
          <table:table-cell office:value-type="float" office:value="2803.51236606474">
            <text:p>2803.5123660648</text:p>
          </table:table-cell>
          <table:table-cell/>
          <table:table-cell office:value-type="float" office:value="21.9663628440404">
            <text:p>21.966362844</text:p>
          </table:table-cell>
          <table:table-cell office:value-type="float" office:value="2801.28138776163">
            <text:p>2801.2813877616</text:p>
          </table:table-cell>
          <table:table-cell table:number-columns-repeated="2"/>
        </table:table-row>
        <table:table-row table:style-name="ro1">
          <table:table-cell office:value-type="float" office:value="29.2853247247193">
            <text:p>29.2853247247</text:p>
          </table:table-cell>
          <table:table-cell office:value-type="float" office:value="2735.639720676">
            <text:p>2735.639720676</text:p>
          </table:table-cell>
          <table:table-cell/>
          <table:table-cell office:value-type="float" office:value="25.9773710433904">
            <text:p>25.9773710434</text:p>
          </table:table-cell>
          <table:table-cell office:value-type="float" office:value="2745.72249445019">
            <text:p>2745.7224944502</text:p>
          </table:table-cell>
          <table:table-cell table:number-columns-repeated="2"/>
        </table:table-row>
        <table:table-row table:style-name="ro1">
          <table:table-cell office:value-type="float" office:value="26.6790655404086">
            <text:p>26.6790655404</text:p>
          </table:table-cell>
          <table:table-cell office:value-type="float" office:value="2758.40131475844">
            <text:p>2758.4013147584</text:p>
          </table:table-cell>
          <table:table-cell/>
          <table:table-cell office:value-type="float" office:value="26.8673311693916">
            <text:p>26.8673311694</text:p>
          </table:table-cell>
          <table:table-cell office:value-type="float" office:value="2769.8827333154">
            <text:p>2769.8827333154</text:p>
          </table:table-cell>
          <table:table-cell table:number-columns-repeated="2"/>
        </table:table-row>
        <table:table-row table:style-name="ro1">
          <table:table-cell office:value-type="float" office:value="34.2371669616684">
            <text:p>34.2371669617</text:p>
          </table:table-cell>
          <table:table-cell office:value-type="float" office:value="2690.48022087837">
            <text:p>2690.4802208784</text:p>
          </table:table-cell>
          <table:table-cell/>
          <table:table-cell office:value-type="float" office:value="30.328445915562">
            <text:p>30.3284459156</text:p>
          </table:table-cell>
          <table:table-cell office:value-type="float" office:value="2652.84968557172">
            <text:p>2652.8496855717</text:p>
          </table:table-cell>
          <table:table-cell table:number-columns-repeated="2"/>
        </table:table-row>
        <table:table-row table:style-name="ro1">
          <table:table-cell office:value-type="float" office:value="29.9289147589769">
            <text:p>29.928914759</text:p>
          </table:table-cell>
          <table:table-cell office:value-type="float" office:value="2681.8167667495">
            <text:p>2681.8167667495</text:p>
          </table:table-cell>
          <table:table-cell/>
          <table:table-cell office:value-type="float" office:value="28.3628541464347">
            <text:p>28.3628541464</text:p>
          </table:table-cell>
          <table:table-cell office:value-type="float" office:value="2650.47743310018">
            <text:p>2650.4774331002</text:p>
          </table:table-cell>
          <table:table-cell table:number-columns-repeated="2"/>
        </table:table-row>
        <table:table-row table:style-name="ro1">
          <table:table-cell office:value-type="float" office:value="24.9525698138484">
            <text:p>24.9525698138</text:p>
          </table:table-cell>
          <table:table-cell office:value-type="float" office:value="2808.09926822255">
            <text:p>2808.0992682226</text:p>
          </table:table-cell>
          <table:table-cell/>
          <table:table-cell office:value-type="float" office:value="22.4480599439263">
            <text:p>22.4480599439</text:p>
          </table:table-cell>
          <table:table-cell office:value-type="float" office:value="2795.73674093611">
            <text:p>2795.7367409361</text:p>
          </table:table-cell>
          <table:table-cell table:number-columns-repeated="2"/>
        </table:table-row>
        <table:table-row table:style-name="ro1">
          <table:table-cell office:value-type="float" office:value="21.3650607236425">
            <text:p>21.3650607236</text:p>
          </table:table-cell>
          <table:table-cell office:value-type="float" office:value="2827.48329781264">
            <text:p>2827.4832978127</text:p>
          </table:table-cell>
          <table:table-cell/>
          <table:table-cell office:value-type="float" office:value="20.2129422233596">
            <text:p>20.2129422234</text:p>
          </table:table-cell>
          <table:table-cell office:value-type="float" office:value="2838.07339824754">
            <text:p>2838.0733982475</text:p>
          </table:table-cell>
          <table:table-cell table:number-columns-repeated="2"/>
        </table:table-row>
        <table:table-row table:style-name="ro1">
          <table:table-cell office:value-type="float" office:value="23.5568669841361">
            <text:p>23.5568669841</text:p>
          </table:table-cell>
          <table:table-cell office:value-type="float" office:value="2736.90294452499">
            <text:p>2736.902944525</text:p>
          </table:table-cell>
          <table:table-cell/>
          <table:table-cell office:value-type="float" office:value="25.9998999796017">
            <text:p>25.9998999796</text:p>
          </table:table-cell>
          <table:table-cell office:value-type="float" office:value="2744.32824277508">
            <text:p>2744.3282427751</text:p>
          </table:table-cell>
          <table:table-cell table:number-columns-repeated="2"/>
        </table:table-row>
        <table:table-row table:style-name="ro1">
          <table:table-cell office:value-type="float" office:value="24.6749482519087">
            <text:p>24.6749482519</text:p>
          </table:table-cell>
          <table:table-cell office:value-type="float" office:value="2801.03807071772">
            <text:p>2801.0380707177</text:p>
          </table:table-cell>
          <table:table-cell/>
          <table:table-cell office:value-type="float" office:value="24.5094961038175">
            <text:p>24.5094961038</text:p>
          </table:table-cell>
          <table:table-cell office:value-type="float" office:value="2807.3621085163">
            <text:p>2807.3621085163</text:p>
          </table:table-cell>
          <table:table-cell table:number-columns-repeated="2"/>
        </table:table-row>
        <table:table-row table:style-name="ro1">
          <table:table-cell office:value-type="float" office:value="24.0404255540925">
            <text:p>24.0404255541</text:p>
          </table:table-cell>
          <table:table-cell office:value-type="float" office:value="2788.33924735246">
            <text:p>2788.3392473525</text:p>
          </table:table-cell>
          <table:table-cell/>
          <table:table-cell office:value-type="float" office:value="22.1650535458538">
            <text:p>22.1650535459</text:p>
          </table:table-cell>
          <table:table-cell office:value-type="float" office:value="2803.02983441695">
            <text:p>2803.029834417</text:p>
          </table:table-cell>
          <table:table-cell table:number-columns-repeated="2"/>
        </table:table-row>
        <table:table-row table:style-name="ro1">
          <table:table-cell office:value-type="float" office:value="28.2154255409314">
            <text:p>28.2154255409</text:p>
          </table:table-cell>
          <table:table-cell office:value-type="float" office:value="2654.43401531801">
            <text:p>2654.434015318</text:p>
          </table:table-cell>
          <table:table-cell/>
          <table:table-cell office:value-type="float" office:value="26.8208263283265">
            <text:p>26.8208263283</text:p>
          </table:table-cell>
          <table:table-cell office:value-type="float" office:value="2617.67305636875">
            <text:p>2617.6730563688</text:p>
          </table:table-cell>
          <table:table-cell table:number-columns-repeated="2"/>
        </table:table-row>
        <table:table-row table:style-name="ro1">
          <table:table-cell office:value-type="float" office:value="25.5385195814662">
            <text:p>25.5385195815</text:p>
          </table:table-cell>
          <table:table-cell office:value-type="float" office:value="2831.19021771601">
            <text:p>2831.190217716</text:p>
          </table:table-cell>
          <table:table-cell/>
          <table:table-cell office:value-type="float" office:value="21.4864936943995">
            <text:p>21.4864936944</text:p>
          </table:table-cell>
          <table:table-cell office:value-type="float" office:value="2825.04677787864">
            <text:p>2825.0467778786</text:p>
          </table:table-cell>
          <table:table-cell table:number-columns-repeated="2"/>
        </table:table-row>
        <table:table-row table:style-name="ro1">
          <table:table-cell office:value-type="float" office:value="21.9597796839333">
            <text:p>21.9597796839</text:p>
          </table:table-cell>
          <table:table-cell office:value-type="float" office:value="2825.30369810774">
            <text:p>2825.3036981077</text:p>
          </table:table-cell>
          <table:table-cell/>
          <table:table-cell office:value-type="float" office:value="22.5070245805657">
            <text:p>22.5070245806</text:p>
          </table:table-cell>
          <table:table-cell office:value-type="float" office:value="2837.3732590879">
            <text:p>2837.3732590879</text:p>
          </table:table-cell>
          <table:table-cell table:number-columns-repeated="2"/>
        </table:table-row>
        <table:table-row table:style-name="ro1">
          <table:table-cell office:value-type="float" office:value="51.8243700267455">
            <text:p>51.8243700267</text:p>
          </table:table-cell>
          <table:table-cell office:value-type="float" office:value="2263.76007319961">
            <text:p>2263.7600731996</text:p>
          </table:table-cell>
          <table:table-cell/>
          <table:table-cell office:value-type="float" office:value="55.1104490606432">
            <text:p>55.1104490606</text:p>
          </table:table-cell>
          <table:table-cell office:value-type="float" office:value="2082.04211113991">
            <text:p>2082.0421111399</text:p>
          </table:table-cell>
          <table:table-cell table:number-columns-repeated="2"/>
        </table:table-row>
        <table:table-row table:style-name="ro1">
          <table:table-cell office:value-type="float" office:value="60.4536319919043">
            <text:p>60.4536319919</text:p>
          </table:table-cell>
          <table:table-cell office:value-type="float" office:value="2132.79955099856">
            <text:p>2132.7995509986</text:p>
          </table:table-cell>
          <table:table-cell/>
          <table:table-cell office:value-type="float" office:value="76.1447286065522">
            <text:p>76.1447286066</text:p>
          </table:table-cell>
          <table:table-cell office:value-type="float" office:value="1983.33642622705">
            <text:p>1983.3364262271</text:p>
          </table:table-cell>
          <table:table-cell table:number-columns-repeated="2"/>
        </table:table-row>
        <table:table-row table:style-name="ro1">
          <table:table-cell office:value-type="float" office:value="70.4650663498058">
            <text:p>70.4650663498</text:p>
          </table:table-cell>
          <table:table-cell office:value-type="float" office:value="2157.02961889312">
            <text:p>2157.0296188931</text:p>
          </table:table-cell>
          <table:table-cell/>
          <table:table-cell office:value-type="float" office:value="79.495402176424">
            <text:p>79.4954021764</text:p>
          </table:table-cell>
          <table:table-cell office:value-type="float" office:value="1990.33400752315">
            <text:p>1990.3340075232</text:p>
          </table:table-cell>
          <table:table-cell table:number-columns-repeated="2"/>
        </table:table-row>
        <table:table-row table:style-name="ro1">
          <table:table-cell office:value-type="float" office:value="30.1019840656956">
            <text:p>30.1019840657</text:p>
          </table:table-cell>
          <table:table-cell office:value-type="float" office:value="2777.56036431968">
            <text:p>2777.5603643197</text:p>
          </table:table-cell>
          <table:table-cell/>
          <table:table-cell office:value-type="float" office:value="25.8990645161479">
            <text:p>25.8990645161</text:p>
          </table:table-cell>
          <table:table-cell office:value-type="float" office:value="2757.06097168375">
            <text:p>2757.0609716838</text:p>
          </table:table-cell>
          <table:table-cell table:number-columns-repeated="2"/>
        </table:table-row>
        <table:table-row table:style-name="ro1">
          <table:table-cell office:value-type="float" office:value="40.7846595196303">
            <text:p>40.7846595196</text:p>
          </table:table-cell>
          <table:table-cell office:value-type="float" office:value="2387.55446616426">
            <text:p>2387.5544661643</text:p>
          </table:table-cell>
          <table:table-cell/>
          <table:table-cell office:value-type="float" office:value="44.6732593034934">
            <text:p>44.6732593035</text:p>
          </table:table-cell>
          <table:table-cell office:value-type="float" office:value="2250.91849409302">
            <text:p>2250.918494093</text:p>
          </table:table-cell>
          <table:table-cell table:number-columns-repeated="2"/>
        </table:table-row>
        <table:table-row table:style-name="ro1">
          <table:table-cell office:value-type="float" office:value="26.2044468437934">
            <text:p>26.2044468438</text:p>
          </table:table-cell>
          <table:table-cell office:value-type="float" office:value="2796.8261207754">
            <text:p>2796.8261207754</text:p>
          </table:table-cell>
          <table:table-cell/>
          <table:table-cell office:value-type="float" office:value="24.7269883390798">
            <text:p>24.7269883391</text:p>
          </table:table-cell>
          <table:table-cell office:value-type="float" office:value="2788.74359218959">
            <text:p>2788.7435921896</text:p>
          </table:table-cell>
          <table:table-cell table:number-columns-repeated="2"/>
        </table:table-row>
        <table:table-row table:style-name="ro1">
          <table:table-cell office:value-type="float" office:value="30.7520791658706">
            <text:p>30.7520791659</text:p>
          </table:table-cell>
          <table:table-cell office:value-type="float" office:value="2700.11010977346">
            <text:p>2700.1101097735</text:p>
          </table:table-cell>
          <table:table-cell/>
          <table:table-cell office:value-type="float" office:value="27.9094504454521">
            <text:p>27.9094504455</text:p>
          </table:table-cell>
          <table:table-cell office:value-type="float" office:value="2642.932727897">
            <text:p>2642.932727897</text:p>
          </table:table-cell>
          <table:table-cell table:number-columns-repeated="2"/>
        </table:table-row>
        <table:table-row table:style-name="ro1">
          <table:table-cell office:value-type="float" office:value="23.4483040525066">
            <text:p>23.4483040525</text:p>
          </table:table-cell>
          <table:table-cell office:value-type="float" office:value="2828.44885535915">
            <text:p>2828.4488553592</text:p>
          </table:table-cell>
          <table:table-cell/>
          <table:table-cell office:value-type="float" office:value="20.6463445867405">
            <text:p>20.6463445867</text:p>
          </table:table-cell>
          <table:table-cell office:value-type="float" office:value="2861.38265653054">
            <text:p>2861.3826565305</text:p>
          </table:table-cell>
          <table:table-cell table:number-columns-repeated="2"/>
        </table:table-row>
        <table:table-row table:style-name="ro1">
          <table:table-cell office:value-type="float" office:value="29.7976291234744">
            <text:p>29.7976291235</text:p>
          </table:table-cell>
          <table:table-cell office:value-type="float" office:value="2701.96464827943">
            <text:p>2701.9646482794</text:p>
          </table:table-cell>
          <table:table-cell/>
          <table:table-cell office:value-type="float" office:value="26.634190590486">
            <text:p>26.6341905905</text:p>
          </table:table-cell>
          <table:table-cell office:value-type="float" office:value="2659.26340761708">
            <text:p>2659.2634076171</text:p>
          </table:table-cell>
          <table:table-cell table:number-columns-repeated="2"/>
        </table:table-row>
        <table:table-row table:style-name="ro1">
          <table:table-cell office:value-type="float" office:value="29.0652315555023">
            <text:p>29.0652315555</text:p>
          </table:table-cell>
          <table:table-cell office:value-type="float" office:value="2796.94975431156">
            <text:p>2796.9497543116</text:p>
          </table:table-cell>
          <table:table-cell/>
          <table:table-cell office:value-type="float" office:value="26.7028284332907">
            <text:p>26.7028284333</text:p>
          </table:table-cell>
          <table:table-cell office:value-type="float" office:value="2788.13308512554">
            <text:p>2788.1330851255</text:p>
          </table:table-cell>
          <table:table-cell table:number-columns-repeated="2"/>
        </table:table-row>
        <table:table-row table:style-name="ro1">
          <table:table-cell office:value-type="float" office:value="25.3604550120757">
            <text:p>25.3604550121</text:p>
          </table:table-cell>
          <table:table-cell office:value-type="float" office:value="2737.68964822376">
            <text:p>2737.6896482238</text:p>
          </table:table-cell>
          <table:table-cell/>
          <table:table-cell office:value-type="float" office:value="25.3290537673347">
            <text:p>25.3290537673</text:p>
          </table:table-cell>
          <table:table-cell office:value-type="float" office:value="2750.65093912918">
            <text:p>2750.6509391292</text:p>
          </table:table-cell>
          <table:table-cell table:number-columns-repeated="2"/>
        </table:table-row>
        <table:table-row table:style-name="ro1">
          <table:table-cell office:value-type="float" office:value="24.012154943876">
            <text:p>24.0121549439</text:p>
          </table:table-cell>
          <table:table-cell office:value-type="float" office:value="2809.78558639145">
            <text:p>2809.7855863915</text:p>
          </table:table-cell>
          <table:table-cell/>
          <table:table-cell office:value-type="float" office:value="23.7759406368615">
            <text:p>23.7759406369</text:p>
          </table:table-cell>
          <table:table-cell office:value-type="float" office:value="2802.9893498508">
            <text:p>2802.9893498508</text:p>
          </table:table-cell>
          <table:table-cell table:number-columns-repeated="2"/>
        </table:table-row>
        <table:table-row table:style-name="ro1">
          <table:table-cell office:value-type="float" office:value="27.1815470895961">
            <text:p>27.1815470896</text:p>
          </table:table-cell>
          <table:table-cell office:value-type="float" office:value="2661.77256747951">
            <text:p>2661.7725674795</text:p>
          </table:table-cell>
          <table:table-cell/>
          <table:table-cell office:value-type="float" office:value="27.423175041074">
            <text:p>27.4231750411</text:p>
          </table:table-cell>
          <table:table-cell office:value-type="float" office:value="2638.1957517036">
            <text:p>2638.1957517036</text:p>
          </table:table-cell>
          <table:table-cell table:number-columns-repeated="2"/>
        </table:table-row>
        <table:table-row table:style-name="ro1">
          <table:table-cell office:value-type="float" office:value="21.0887038819704">
            <text:p>21.088703882</text:p>
          </table:table-cell>
          <table:table-cell office:value-type="float" office:value="2850.46696356765">
            <text:p>2850.4669635677</text:p>
          </table:table-cell>
          <table:table-cell/>
          <table:table-cell office:value-type="float" office:value="19.9946496695735">
            <text:p>19.9946496696</text:p>
          </table:table-cell>
          <table:table-cell office:value-type="float" office:value="2878.24538534064">
            <text:p>2878.2453853406</text:p>
          </table:table-cell>
          <table:table-cell table:number-columns-repeated="2"/>
        </table:table-row>
        <table:table-row table:style-name="ro1">
          <table:table-cell office:value-type="float" office:value="26.0323466164921">
            <text:p>26.0323466165</text:p>
          </table:table-cell>
          <table:table-cell office:value-type="float" office:value="2840.77397660031">
            <text:p>2840.7739766003</text:p>
          </table:table-cell>
          <table:table-cell/>
          <table:table-cell office:value-type="float" office:value="23.4550073126485">
            <text:p>23.4550073126</text:p>
          </table:table-cell>
          <table:table-cell office:value-type="float" office:value="2851.47402690865">
            <text:p>2851.4740269087</text:p>
          </table:table-cell>
          <table:table-cell table:number-columns-repeated="2"/>
        </table:table-row>
        <table:table-row table:style-name="ro1">
          <table:table-cell office:value-type="float" office:value="24.6285302293119">
            <text:p>24.6285302293</text:p>
          </table:table-cell>
          <table:table-cell office:value-type="float" office:value="2860.55244169262">
            <text:p>2860.5524416926</text:p>
          </table:table-cell>
          <table:table-cell/>
          <table:table-cell office:value-type="float" office:value="21.9430718248483">
            <text:p>21.9430718248</text:p>
          </table:table-cell>
          <table:table-cell office:value-type="float" office:value="2880.55578124178">
            <text:p>2880.5557812418</text:p>
          </table:table-cell>
          <table:table-cell table:number-columns-repeated="2"/>
        </table:table-row>
        <table:table-row table:style-name="ro1">
          <table:table-cell office:value-type="float" office:value="25.0059423175509">
            <text:p>25.0059423176</text:p>
          </table:table-cell>
          <table:table-cell office:value-type="float" office:value="2879.78385847429">
            <text:p>2879.7838584743</text:p>
          </table:table-cell>
          <table:table-cell/>
          <table:table-cell office:value-type="float" office:value="22.5147945950074">
            <text:p>22.514794595</text:p>
          </table:table-cell>
          <table:table-cell office:value-type="float" office:value="2883.27864632866">
            <text:p>2883.2786463287</text:p>
          </table:table-cell>
          <table:table-cell table:number-columns-repeated="2"/>
        </table:table-row>
        <table:table-row table:style-name="ro1">
          <table:table-cell office:value-type="float" office:value="25.1865360173538">
            <text:p>25.1865360174</text:p>
          </table:table-cell>
          <table:table-cell office:value-type="float" office:value="2850.81054585138">
            <text:p>2850.8105458514</text:p>
          </table:table-cell>
          <table:table-cell/>
          <table:table-cell office:value-type="float" office:value="21.9079232323626">
            <text:p>21.9079232324</text:p>
          </table:table-cell>
          <table:table-cell office:value-type="float" office:value="2876.44026088938">
            <text:p>2876.4402608894</text:p>
          </table:table-cell>
          <table:table-cell table:number-columns-repeated="2"/>
        </table:table-row>
        <table:table-row table:style-name="ro1">
          <table:table-cell office:value-type="float" office:value="39.9305256194644">
            <text:p>39.9305256195</text:p>
          </table:table-cell>
          <table:table-cell office:value-type="float" office:value="2418.59531646896">
            <text:p>2418.595316469</text:p>
          </table:table-cell>
          <table:table-cell/>
          <table:table-cell office:value-type="float" office:value="41.7439193557995">
            <text:p>41.7439193558</text:p>
          </table:table-cell>
          <table:table-cell office:value-type="float" office:value="2259.38874301025">
            <text:p>2259.3887430103</text:p>
          </table:table-cell>
          <table:table-cell table:number-columns-repeated="2"/>
        </table:table-row>
        <table:table-row table:style-name="ro1">
          <table:table-cell office:value-type="float" office:value="27.1443570534045">
            <text:p>27.1443570534</text:p>
          </table:table-cell>
          <table:table-cell office:value-type="float" office:value="2812.66337369932">
            <text:p>2812.6633736993</text:p>
          </table:table-cell>
          <table:table-cell/>
          <table:table-cell office:value-type="float" office:value="26.2413977903587">
            <text:p>26.2413977904</text:p>
          </table:table-cell>
          <table:table-cell office:value-type="float" office:value="2826.17201952714">
            <text:p>2826.1720195271</text:p>
          </table:table-cell>
          <table:table-cell table:number-columns-repeated="2"/>
        </table:table-row>
        <table:table-row table:style-name="ro1">
          <table:table-cell office:value-type="float" office:value="25.6463122957037">
            <text:p>25.6463122957</text:p>
          </table:table-cell>
          <table:table-cell office:value-type="float" office:value="2853.25861184324">
            <text:p>2853.2586118432</text:p>
          </table:table-cell>
          <table:table-cell/>
          <table:table-cell office:value-type="float" office:value="24.5909696548705">
            <text:p>24.5909696549</text:p>
          </table:table-cell>
          <table:table-cell office:value-type="float" office:value="2836.53718629508">
            <text:p>2836.5371862951</text:p>
          </table:table-cell>
          <table:table-cell table:number-columns-repeated="2"/>
        </table:table-row>
        <table:table-row table:style-name="ro1">
          <table:table-cell office:value-type="float" office:value="23.5324457918906">
            <text:p>23.5324457919</text:p>
          </table:table-cell>
          <table:table-cell office:value-type="float" office:value="2889.04952719787">
            <text:p>2889.0495271979</text:p>
          </table:table-cell>
          <table:table-cell/>
          <table:table-cell office:value-type="float" office:value="20.6928896911638">
            <text:p>20.6928896912</text:p>
          </table:table-cell>
          <table:table-cell office:value-type="float" office:value="2892.09792448561">
            <text:p>2892.0979244856</text:p>
          </table:table-cell>
          <table:table-cell table:number-columns-repeated="2"/>
        </table:table-row>
        <table:table-row table:style-name="ro1">
          <table:table-cell office:value-type="float" office:value="21.6198230090898">
            <text:p>21.6198230091</text:p>
          </table:table-cell>
          <table:table-cell office:value-type="float" office:value="2839.79316996089">
            <text:p>2839.7931699609</text:p>
          </table:table-cell>
          <table:table-cell/>
          <table:table-cell office:value-type="float" office:value="21.6459171564239">
            <text:p>21.6459171564</text:p>
          </table:table-cell>
          <table:table-cell office:value-type="float" office:value="2849.30977449593">
            <text:p>2849.3097744959</text:p>
          </table:table-cell>
          <table:table-cell table:number-columns-repeated="2"/>
        </table:table-row>
        <table:table-row table:style-name="ro1">
          <table:table-cell office:value-type="float" office:value="29.2111390890054">
            <text:p>29.211139089</text:p>
          </table:table-cell>
          <table:table-cell office:value-type="float" office:value="2645.28087754221">
            <text:p>2645.2808775422</text:p>
          </table:table-cell>
          <table:table-cell/>
          <table:table-cell office:value-type="float" office:value="28.0900521878338">
            <text:p>28.0900521878</text:p>
          </table:table-cell>
          <table:table-cell office:value-type="float" office:value="2633.68571556469">
            <text:p>2633.6857155647</text:p>
          </table:table-cell>
          <table:table-cell table:number-columns-repeated="2"/>
        </table:table-row>
        <table:table-row table:style-name="ro1">
          <table:table-cell office:value-type="float" office:value="24.3864918051434">
            <text:p>24.3864918051</text:p>
          </table:table-cell>
          <table:table-cell office:value-type="float" office:value="2873.68115694868">
            <text:p>2873.6811569487</text:p>
          </table:table-cell>
          <table:table-cell/>
          <table:table-cell office:value-type="float" office:value="21.3782872936868">
            <text:p>21.3782872937</text:p>
          </table:table-cell>
          <table:table-cell office:value-type="float" office:value="2893.69190856805">
            <text:p>2893.6919085681</text:p>
          </table:table-cell>
          <table:table-cell table:number-columns-repeated="2"/>
        </table:table-row>
        <table:table-row table:style-name="ro1">
          <table:table-cell office:value-type="float" office:value="24.9232563866193">
            <text:p>24.9232563866</text:p>
          </table:table-cell>
          <table:table-cell office:value-type="float" office:value="2841.57717304706">
            <text:p>2841.5771730471</text:p>
          </table:table-cell>
          <table:table-cell/>
          <table:table-cell office:value-type="float" office:value="22.2513848414933">
            <text:p>22.2513848415</text:p>
          </table:table-cell>
          <table:table-cell office:value-type="float" office:value="2853.36572926016">
            <text:p>2853.3657292602</text:p>
          </table:table-cell>
          <table:table-cell table:number-columns-repeated="2"/>
        </table:table-row>
        <table:table-row table:style-name="ro1">
          <table:table-cell office:value-type="float" office:value="20.9345950391268">
            <text:p>20.9345950391</text:p>
          </table:table-cell>
          <table:table-cell office:value-type="float" office:value="2885.17385147164">
            <text:p>2885.1738514716</text:p>
          </table:table-cell>
          <table:table-cell/>
          <table:table-cell office:value-type="float" office:value="19.3487825317218">
            <text:p>19.3487825317</text:p>
          </table:table-cell>
          <table:table-cell office:value-type="float" office:value="2907.10588773453">
            <text:p>2907.1058877345</text:p>
          </table:table-cell>
          <table:table-cell table:number-columns-repeated="2"/>
        </table:table-row>
        <table:table-row table:style-name="ro1">
          <table:table-cell office:value-type="float" office:value="27.7303127219962">
            <text:p>27.730312722</text:p>
          </table:table-cell>
          <table:table-cell office:value-type="float" office:value="2731.14013632959">
            <text:p>2731.1401363296</text:p>
          </table:table-cell>
          <table:table-cell/>
          <table:table-cell office:value-type="float" office:value="24.3009138914895">
            <text:p>24.3009138915</text:p>
          </table:table-cell>
          <table:table-cell office:value-type="float" office:value="2713.22162747658">
            <text:p>2713.2216274766</text:p>
          </table:table-cell>
          <table:table-cell table:number-columns-repeated="2"/>
        </table:table-row>
        <table:table-row table:style-name="ro1">
          <table:table-cell office:value-type="float" office:value="24.9858006817687">
            <text:p>24.9858006818</text:p>
          </table:table-cell>
          <table:table-cell office:value-type="float" office:value="2803.92377387693">
            <text:p>2803.9237738769</text:p>
          </table:table-cell>
          <table:table-cell/>
          <table:table-cell office:value-type="float" office:value="22.8855736564503">
            <text:p>22.8855736565</text:p>
          </table:table-cell>
          <table:table-cell office:value-type="float" office:value="2795.73635393719">
            <text:p>2795.7363539372</text:p>
          </table:table-cell>
          <table:table-cell table:number-columns-repeated="2"/>
        </table:table-row>
        <table:table-row table:style-name="ro1">
          <table:table-cell office:value-type="float" office:value="43.419585411614">
            <text:p>43.4195854116</text:p>
          </table:table-cell>
          <table:table-cell office:value-type="float" office:value="2275.90082636744">
            <text:p>2275.9008263674</text:p>
          </table:table-cell>
          <table:table-cell/>
          <table:table-cell office:value-type="float" office:value="46.7771533990196">
            <text:p>46.777153399</text:p>
          </table:table-cell>
          <table:table-cell office:value-type="float" office:value="2107.81659035826">
            <text:p>2107.8165903583</text:p>
          </table:table-cell>
          <table:table-cell table:number-columns-repeated="2"/>
        </table:table-row>
        <table:table-row table:style-name="ro1">
          <table:table-cell office:value-type="float" office:value="52.5018577172434">
            <text:p>52.5018577172</text:p>
          </table:table-cell>
          <table:table-cell office:value-type="float" office:value="2153.05049996654">
            <text:p>2153.0504999665</text:p>
          </table:table-cell>
          <table:table-cell/>
          <table:table-cell office:value-type="float" office:value="65.0115588221606">
            <text:p>65.0115588222</text:p>
          </table:table-cell>
          <table:table-cell office:value-type="float" office:value="1990.67427206858">
            <text:p>1990.6742720686</text:p>
          </table:table-cell>
          <table:table-cell table:number-columns-repeated="2"/>
        </table:table-row>
        <table:table-row table:style-name="ro1">
          <table:table-cell office:value-type="float" office:value="23.4091813467061">
            <text:p>23.4091813467</text:p>
          </table:table-cell>
          <table:table-cell office:value-type="float" office:value="2882.13399178079">
            <text:p>2882.1339917808</text:p>
          </table:table-cell>
          <table:table-cell/>
          <table:table-cell office:value-type="float" office:value="21.2906683232962">
            <text:p>21.2906683233</text:p>
          </table:table-cell>
          <table:table-cell office:value-type="float" office:value="2901.51702760355">
            <text:p>2901.5170276036</text:p>
          </table:table-cell>
          <table:table-cell table:number-columns-repeated="2"/>
        </table:table-row>
        <table:table-row table:style-name="ro1">
          <table:table-cell office:value-type="float" office:value="17.7099675135241">
            <text:p>17.7099675135</text:p>
          </table:table-cell>
          <table:table-cell office:value-type="float" office:value="2902.88785548164">
            <text:p>2902.8878554817</text:p>
          </table:table-cell>
          <table:table-cell/>
          <table:table-cell office:value-type="float" office:value="15.9544770580233">
            <text:p>15.954477058</text:p>
          </table:table-cell>
          <table:table-cell office:value-type="float" office:value="2945.18518885944">
            <text:p>2945.1851888594</text:p>
          </table:table-cell>
          <table:table-cell table:number-columns-repeated="2"/>
        </table:table-row>
        <table:table-row table:style-name="ro1">
          <table:table-cell office:value-type="float" office:value="22.8208357554536">
            <text:p>22.8208357555</text:p>
          </table:table-cell>
          <table:table-cell office:value-type="float" office:value="2906.22124534882">
            <text:p>2906.2212453488</text:p>
          </table:table-cell>
          <table:table-cell/>
          <table:table-cell office:value-type="float" office:value="20.6668897979841">
            <text:p>20.666889798</text:p>
          </table:table-cell>
          <table:table-cell office:value-type="float" office:value="2931.20645121384">
            <text:p>2931.2064512138</text:p>
          </table:table-cell>
          <table:table-cell table:number-columns-repeated="2"/>
        </table:table-row>
        <table:table-row table:style-name="ro1">
          <table:table-cell office:value-type="float" office:value="19.7295090850042">
            <text:p>19.729509085</text:p>
          </table:table-cell>
          <table:table-cell office:value-type="float" office:value="2888.38247330498">
            <text:p>2888.382473305</text:p>
          </table:table-cell>
          <table:table-cell/>
          <table:table-cell office:value-type="float" office:value="19.507533634164">
            <text:p>19.5075336342</text:p>
          </table:table-cell>
          <table:table-cell office:value-type="float" office:value="2913.2925823445">
            <text:p>2913.2925823445</text:p>
          </table:table-cell>
          <table:table-cell table:number-columns-repeated="2"/>
        </table:table-row>
        <table:table-row table:style-name="ro1">
          <table:table-cell office:value-type="float" office:value="37.655366584501">
            <text:p>37.6553665845</text:p>
          </table:table-cell>
          <table:table-cell office:value-type="float" office:value="2359.67347137566">
            <text:p>2359.6734713757</text:p>
          </table:table-cell>
          <table:table-cell/>
          <table:table-cell office:value-type="float" office:value="43.0243556225176">
            <text:p>43.0243556225</text:p>
          </table:table-cell>
          <table:table-cell office:value-type="float" office:value="2220.20415981218">
            <text:p>2220.2041598122</text:p>
          </table:table-cell>
          <table:table-cell table:number-columns-repeated="2"/>
        </table:table-row>
        <table:table-row table:style-name="ro1">
          <table:table-cell office:value-type="float" office:value="23.0499331584317">
            <text:p>23.0499331584</text:p>
          </table:table-cell>
          <table:table-cell office:value-type="float" office:value="2876.38328458052">
            <text:p>2876.3832845805</text:p>
          </table:table-cell>
          <table:table-cell/>
          <table:table-cell office:value-type="float" office:value="19.9792877722212">
            <text:p>19.9792877722</text:p>
          </table:table-cell>
          <table:table-cell office:value-type="float" office:value="2905.93369864897">
            <text:p>2905.933698649</text:p>
          </table:table-cell>
          <table:table-cell table:number-columns-repeated="2"/>
        </table:table-row>
        <table:table-row table:style-name="ro1">
          <table:table-cell office:value-type="float" office:value="21.1561472750744">
            <text:p>21.1561472751</text:p>
          </table:table-cell>
          <table:table-cell office:value-type="float" office:value="2894.06798598098">
            <text:p>2894.067985981</text:p>
          </table:table-cell>
          <table:table-cell/>
          <table:table-cell office:value-type="float" office:value="20.4415918895217">
            <text:p>20.4415918895</text:p>
          </table:table-cell>
          <table:table-cell office:value-type="float" office:value="2915.93373142729">
            <text:p>2915.9337314273</text:p>
          </table:table-cell>
          <table:table-cell table:number-columns-repeated="2"/>
        </table:table-row>
        <table:table-row table:style-name="ro1">
          <table:table-cell office:value-type="float" office:value="25.1697193014378">
            <text:p>25.1697193014</text:p>
          </table:table-cell>
          <table:table-cell office:value-type="float" office:value="2815.40741822815">
            <text:p>2815.4074182282</text:p>
          </table:table-cell>
          <table:table-cell/>
          <table:table-cell office:value-type="float" office:value="22.6921228734243">
            <text:p>22.6921228734</text:p>
          </table:table-cell>
          <table:table-cell office:value-type="float" office:value="2832.62382023756">
            <text:p>2832.6238202376</text:p>
          </table:table-cell>
          <table:table-cell table:number-columns-repeated="2"/>
        </table:table-row>
        <table:table-row table:style-name="ro1">
          <table:table-cell office:value-type="float" office:value="30.0564697437738">
            <text:p>30.0564697438</text:p>
          </table:table-cell>
          <table:table-cell office:value-type="float" office:value="2553.55960497005">
            <text:p>2553.5596049701</text:p>
          </table:table-cell>
          <table:table-cell/>
          <table:table-cell office:value-type="float" office:value="31.8119764466557">
            <text:p>31.8119764467</text:p>
          </table:table-cell>
          <table:table-cell office:value-type="float" office:value="2501.04861362342">
            <text:p>2501.0486136234</text:p>
          </table:table-cell>
          <table:table-cell table:number-columns-repeated="2"/>
        </table:table-row>
        <table:table-row table:style-name="ro1">
          <table:table-cell office:value-type="float" office:value="22.5827602797332">
            <text:p>22.5827602797</text:p>
          </table:table-cell>
          <table:table-cell office:value-type="float" office:value="2892.10101621203">
            <text:p>2892.101016212</text:p>
          </table:table-cell>
          <table:table-cell/>
          <table:table-cell office:value-type="float" office:value="19.7680433125059">
            <text:p>19.7680433125</text:p>
          </table:table-cell>
          <table:table-cell office:value-type="float" office:value="2917.28836289285">
            <text:p>2917.2883628929</text:p>
          </table:table-cell>
          <table:table-cell table:number-columns-repeated="2"/>
        </table:table-row>
        <table:table-row table:style-name="ro1">
          <table:table-cell office:value-type="float" office:value="56.1288029910428">
            <text:p>56.128802991</text:p>
          </table:table-cell>
          <table:table-cell office:value-type="float" office:value="2150.0302197557">
            <text:p>2150.0302197557</text:p>
          </table:table-cell>
          <table:table-cell/>
          <table:table-cell office:value-type="float" office:value="73.8750775242428">
            <text:p>73.8750775242</text:p>
          </table:table-cell>
          <table:table-cell office:value-type="float" office:value="1980.13438740375">
            <text:p>1980.1343874038</text:p>
          </table:table-cell>
          <table:table-cell table:number-columns-repeated="2"/>
        </table:table-row>
        <table:table-row table:style-name="ro1">
          <table:table-cell office:value-type="float" office:value="22.350410992179">
            <text:p>22.3504109922</text:p>
          </table:table-cell>
          <table:table-cell office:value-type="float" office:value="2902.84963134447">
            <text:p>2902.8496313445</text:p>
          </table:table-cell>
          <table:table-cell/>
          <table:table-cell office:value-type="float" office:value="21.2454895376479">
            <text:p>21.2454895376</text:p>
          </table:table-cell>
          <table:table-cell office:value-type="float" office:value="2917.33136568369">
            <text:p>2917.3313656837</text:p>
          </table:table-cell>
          <table:table-cell table:number-columns-repeated="2"/>
        </table:table-row>
        <table:table-row table:style-name="ro1">
          <table:table-cell office:value-type="float" office:value="20.7164558113429">
            <text:p>20.7164558113</text:p>
          </table:table-cell>
          <table:table-cell office:value-type="float" office:value="2888.25334519523">
            <text:p>2888.2533451952</text:p>
          </table:table-cell>
          <table:table-cell/>
          <table:table-cell office:value-type="float" office:value="18.0621909094034">
            <text:p>18.0621909094</text:p>
          </table:table-cell>
          <table:table-cell office:value-type="float" office:value="2908.89733964981">
            <text:p>2908.8973396498</text:p>
          </table:table-cell>
          <table:table-cell table:number-columns-repeated="2"/>
        </table:table-row>
        <table:table-row table:style-name="ro1">
          <table:table-cell office:value-type="float" office:value="18.3041169459438">
            <text:p>18.3041169459</text:p>
          </table:table-cell>
          <table:table-cell office:value-type="float" office:value="2910.24151202562">
            <text:p>2910.2415120256</text:p>
          </table:table-cell>
          <table:table-cell/>
          <table:table-cell office:value-type="float" office:value="17.2767468032792">
            <text:p>17.2767468033</text:p>
          </table:table-cell>
          <table:table-cell office:value-type="float" office:value="2949.21210171622">
            <text:p>2949.2121017162</text:p>
          </table:table-cell>
          <table:table-cell table:number-columns-repeated="2"/>
        </table:table-row>
        <table:table-row table:style-name="ro1">
          <table:table-cell office:value-type="float" office:value="47.2677645743329">
            <text:p>47.2677645743</text:p>
          </table:table-cell>
          <table:table-cell office:value-type="float" office:value="2298.4922819825">
            <text:p>2298.4922819825</text:p>
          </table:table-cell>
          <table:table-cell/>
          <table:table-cell office:value-type="float" office:value="48.413060797698">
            <text:p>48.4130607977</text:p>
          </table:table-cell>
          <table:table-cell office:value-type="float" office:value="2160.68763316294">
            <text:p>2160.6876331629</text:p>
          </table:table-cell>
          <table:table-cell table:number-columns-repeated="2"/>
        </table:table-row>
        <table:table-row table:style-name="ro1">
          <table:table-cell office:value-type="float" office:value="18.5074145235682">
            <text:p>18.5074145236</text:p>
          </table:table-cell>
          <table:table-cell office:value-type="float" office:value="2947.40033358302">
            <text:p>2947.400333583</text:p>
          </table:table-cell>
          <table:table-cell/>
          <table:table-cell office:value-type="float" office:value="18.5163161430785">
            <text:p>18.5163161431</text:p>
          </table:table-cell>
          <table:table-cell office:value-type="float" office:value="2977.56988419447">
            <text:p>2977.5698841945</text:p>
          </table:table-cell>
          <table:table-cell table:number-columns-repeated="2"/>
        </table:table-row>
        <table:table-row table:style-name="ro1">
          <table:table-cell office:value-type="float" office:value="27.2511513775526">
            <text:p>27.2511513776</text:p>
          </table:table-cell>
          <table:table-cell office:value-type="float" office:value="2790.81839827573">
            <text:p>2790.8183982757</text:p>
          </table:table-cell>
          <table:table-cell/>
          <table:table-cell office:value-type="float" office:value="25.209551526832">
            <text:p>25.2095515268</text:p>
          </table:table-cell>
          <table:table-cell office:value-type="float" office:value="2792.47123809245">
            <text:p>2792.4712380925</text:p>
          </table:table-cell>
          <table:table-cell table:number-columns-repeated="2"/>
        </table:table-row>
        <table:table-row table:style-name="ro1">
          <table:table-cell office:value-type="float" office:value="20.6852486029195">
            <text:p>20.6852486029</text:p>
          </table:table-cell>
          <table:table-cell office:value-type="float" office:value="2954.66133438494">
            <text:p>2954.661334385</text:p>
          </table:table-cell>
          <table:table-cell/>
          <table:table-cell office:value-type="float" office:value="18.2881702304127">
            <text:p>18.2881702304</text:p>
          </table:table-cell>
          <table:table-cell office:value-type="float" office:value="2989.83703380706">
            <text:p>2989.8370338071</text:p>
          </table:table-cell>
          <table:table-cell table:number-columns-repeated="2"/>
        </table:table-row>
        <table:table-row table:style-name="ro1">
          <table:table-cell office:value-type="float" office:value="18.2283848134652">
            <text:p>18.2283848135</text:p>
          </table:table-cell>
          <table:table-cell office:value-type="float" office:value="2936.32667463826">
            <text:p>2936.3266746383</text:p>
          </table:table-cell>
          <table:table-cell/>
          <table:table-cell office:value-type="float" office:value="18.3193340835295">
            <text:p>18.3193340835</text:p>
          </table:table-cell>
          <table:table-cell office:value-type="float" office:value="2949.24882491814">
            <text:p>2949.2488249181</text:p>
          </table:table-cell>
          <table:table-cell table:number-columns-repeated="2"/>
        </table:table-row>
        <table:table-row table:style-name="ro1">
          <table:table-cell office:value-type="float" office:value="21.051998144898">
            <text:p>21.0519981449</text:p>
          </table:table-cell>
          <table:table-cell office:value-type="float" office:value="2906.70904231092">
            <text:p>2906.7090423109</text:p>
          </table:table-cell>
          <table:table-cell/>
          <table:table-cell office:value-type="float" office:value="20.4585010160998">
            <text:p>20.4585010161</text:p>
          </table:table-cell>
          <table:table-cell office:value-type="float" office:value="2923.45832352524">
            <text:p>2923.4583235252</text:p>
          </table:table-cell>
          <table:table-cell table:number-columns-repeated="2"/>
        </table:table-row>
        <table:table-row table:style-name="ro1">
          <table:table-cell office:value-type="float" office:value="28.6352387753402">
            <text:p>28.6352387753</text:p>
          </table:table-cell>
          <table:table-cell office:value-type="float" office:value="2694.94786827476">
            <text:p>2694.9478682748</text:p>
          </table:table-cell>
          <table:table-cell/>
          <table:table-cell office:value-type="float" office:value="29.2925326223083">
            <text:p>29.2925326223</text:p>
          </table:table-cell>
          <table:table-cell office:value-type="float" office:value="2671.26479942944">
            <text:p>2671.2647994294</text:p>
          </table:table-cell>
          <table:table-cell table:number-columns-repeated="2"/>
        </table:table-row>
        <table:table-row table:style-name="ro1">
          <table:table-cell office:value-type="float" office:value="21.9740614943749">
            <text:p>21.9740614944</text:p>
          </table:table-cell>
          <table:table-cell office:value-type="float" office:value="2846.8318560822">
            <text:p>2846.8318560822</text:p>
          </table:table-cell>
          <table:table-cell/>
          <table:table-cell office:value-type="float" office:value="19.788560628829">
            <text:p>19.7885606288</text:p>
          </table:table-cell>
          <table:table-cell office:value-type="float" office:value="2877.52729216596">
            <text:p>2877.527292166</text:p>
          </table:table-cell>
          <table:table-cell table:number-columns-repeated="2"/>
        </table:table-row>
        <table:table-row table:style-name="ro1">
          <table:table-cell office:value-type="float" office:value="16.1753535009592">
            <text:p>16.175353501</text:p>
          </table:table-cell>
          <table:table-cell office:value-type="float" office:value="2973.55477439589">
            <text:p>2973.5547743959</text:p>
          </table:table-cell>
          <table:table-cell/>
          <table:table-cell office:value-type="float" office:value="15.9290949004456">
            <text:p>15.9290949004</text:p>
          </table:table-cell>
          <table:table-cell office:value-type="float" office:value="3009.95937144304">
            <text:p>3009.959371443</text:p>
          </table:table-cell>
          <table:table-cell table:number-columns-repeated="2"/>
        </table:table-row>
        <table:table-row table:style-name="ro1">
          <table:table-cell office:value-type="float" office:value="18.4290886630953">
            <text:p>18.4290886631</text:p>
          </table:table-cell>
          <table:table-cell office:value-type="float" office:value="2961.73656107033">
            <text:p>2961.7365610703</text:p>
          </table:table-cell>
          <table:table-cell/>
          <table:table-cell office:value-type="float" office:value="15.1943047748286">
            <text:p>15.1943047748</text:p>
          </table:table-cell>
          <table:table-cell office:value-type="float" office:value="3004.19301985503">
            <text:p>3004.193019855</text:p>
          </table:table-cell>
          <table:table-cell table:number-columns-repeated="2"/>
        </table:table-row>
        <table:table-row table:style-name="ro1">
          <table:table-cell office:value-type="float" office:value="19.6652128315487">
            <text:p>19.6652128315</text:p>
          </table:table-cell>
          <table:table-cell office:value-type="float" office:value="2855.26202990113">
            <text:p>2855.2620299011</text:p>
          </table:table-cell>
          <table:table-cell/>
          <table:table-cell office:value-type="float" office:value="19.0251227323394">
            <text:p>19.0251227323</text:p>
          </table:table-cell>
          <table:table-cell office:value-type="float" office:value="2871.25410627602">
            <text:p>2871.254106276</text:p>
          </table:table-cell>
          <table:table-cell table:number-columns-repeated="2"/>
        </table:table-row>
        <table:table-row table:style-name="ro1">
          <table:table-cell office:value-type="float" office:value="22.2456189202839">
            <text:p>22.2456189203</text:p>
          </table:table-cell>
          <table:table-cell office:value-type="float" office:value="2916.85559603138">
            <text:p>2916.8555960314</text:p>
          </table:table-cell>
          <table:table-cell/>
          <table:table-cell office:value-type="float" office:value="18.1605052998294">
            <text:p>18.1605052998</text:p>
          </table:table-cell>
          <table:table-cell office:value-type="float" office:value="2946.83478344098">
            <text:p>2946.834783441</text:p>
          </table:table-cell>
          <table:table-cell table:number-columns-repeated="2"/>
        </table:table-row>
        <table:table-row table:style-name="ro1">
          <table:table-cell office:value-type="float" office:value="27.8109302252869">
            <text:p>27.8109302253</text:p>
          </table:table-cell>
          <table:table-cell office:value-type="float" office:value="2775.15982131306">
            <text:p>2775.1598213131</text:p>
          </table:table-cell>
          <table:table-cell/>
          <table:table-cell office:value-type="float" office:value="24.7921799906">
            <text:p>24.7921799906</text:p>
          </table:table-cell>
          <table:table-cell office:value-type="float" office:value="2746.61659053273">
            <text:p>2746.6165905327</text:p>
          </table:table-cell>
          <table:table-cell table:number-columns-repeated="2"/>
        </table:table-row>
        <table:table-row table:style-name="ro1">
          <table:table-cell office:value-type="float" office:value="22.1912157059747">
            <text:p>22.191215706</text:p>
          </table:table-cell>
          <table:table-cell office:value-type="float" office:value="2908.80306094826">
            <text:p>2908.8030609483</text:p>
          </table:table-cell>
          <table:table-cell/>
          <table:table-cell office:value-type="float" office:value="21.3344896007966">
            <text:p>21.3344896008</text:p>
          </table:table-cell>
          <table:table-cell office:value-type="float" office:value="2934.54712574033">
            <text:p>2934.5471257403</text:p>
          </table:table-cell>
          <table:table-cell table:number-columns-repeated="2"/>
        </table:table-row>
        <table:table-row table:style-name="ro1">
          <table:table-cell office:value-type="float" office:value="20.9621501698243">
            <text:p>20.9621501698</text:p>
          </table:table-cell>
          <table:table-cell office:value-type="float" office:value="2739.15194708265">
            <text:p>2739.1519470827</text:p>
          </table:table-cell>
          <table:table-cell/>
          <table:table-cell office:value-type="float" office:value="19.118357517703">
            <text:p>19.1183575177</text:p>
          </table:table-cell>
          <table:table-cell office:value-type="float" office:value="2731.18134963272">
            <text:p>2731.1813496327</text:p>
          </table:table-cell>
          <table:table-cell table:number-columns-repeated="2"/>
        </table:table-row>
        <table:table-row table:style-name="ro1">
          <table:table-cell office:value-type="float" office:value="17.5689250741954">
            <text:p>17.5689250742</text:p>
          </table:table-cell>
          <table:table-cell office:value-type="float" office:value="2957.77076241051">
            <text:p>2957.7707624105</text:p>
          </table:table-cell>
          <table:table-cell/>
          <table:table-cell office:value-type="float" office:value="14.4341945429329">
            <text:p>14.4341945429</text:p>
          </table:table-cell>
          <table:table-cell office:value-type="float" office:value="3004.38848524995">
            <text:p>3004.38848525</text:p>
          </table:table-cell>
          <table:table-cell table:number-columns-repeated="2"/>
        </table:table-row>
        <table:table-row table:style-name="ro1">
          <table:table-cell office:value-type="float" office:value="21.2175197024706">
            <text:p>21.2175197025</text:p>
          </table:table-cell>
          <table:table-cell office:value-type="float" office:value="2910.91017084789">
            <text:p>2910.9101708479</text:p>
          </table:table-cell>
          <table:table-cell/>
          <table:table-cell office:value-type="float" office:value="17.7405522110762">
            <text:p>17.7405522111</text:p>
          </table:table-cell>
          <table:table-cell office:value-type="float" office:value="2931.6745017001">
            <text:p>2931.6745017001</text:p>
          </table:table-cell>
          <table:table-cell table:number-columns-repeated="2"/>
        </table:table-row>
        <table:table-row table:style-name="ro1">
          <table:table-cell office:value-type="float" office:value="18.4690298526681">
            <text:p>18.4690298527</text:p>
          </table:table-cell>
          <table:table-cell office:value-type="float" office:value="2956.84613917237">
            <text:p>2956.8461391724</text:p>
          </table:table-cell>
          <table:table-cell/>
          <table:table-cell office:value-type="float" office:value="16.0209425186746">
            <text:p>16.0209425187</text:p>
          </table:table-cell>
          <table:table-cell office:value-type="float" office:value="2989.7875492838">
            <text:p>2989.7875492838</text:p>
          </table:table-cell>
          <table:table-cell table:number-columns-repeated="2"/>
        </table:table-row>
        <table:table-row table:style-name="ro1">
          <table:table-cell office:value-type="float" office:value="20.5276337157496">
            <text:p>20.5276337157</text:p>
          </table:table-cell>
          <table:table-cell office:value-type="float" office:value="2933.3479637846">
            <text:p>2933.3479637846</text:p>
          </table:table-cell>
          <table:table-cell/>
          <table:table-cell office:value-type="float" office:value="16.9355558801994">
            <text:p>16.9355558802</text:p>
          </table:table-cell>
          <table:table-cell office:value-type="float" office:value="2968.53047153172">
            <text:p>2968.5304715317</text:p>
          </table:table-cell>
          <table:table-cell table:number-columns-repeated="2"/>
        </table:table-row>
        <table:table-row table:style-name="ro1">
          <table:table-cell office:value-type="float" office:value="26.5642022716427">
            <text:p>26.5642022716</text:p>
          </table:table-cell>
          <table:table-cell office:value-type="float" office:value="2811.97170855296">
            <text:p>2811.971708553</text:p>
          </table:table-cell>
          <table:table-cell/>
          <table:table-cell office:value-type="float" office:value="23.8724142814434">
            <text:p>23.8724142814</text:p>
          </table:table-cell>
          <table:table-cell office:value-type="float" office:value="2820.40538046911">
            <text:p>2820.4053804691</text:p>
          </table:table-cell>
          <table:table-cell table:number-columns-repeated="2"/>
        </table:table-row>
        <table:table-row table:style-name="ro1">
          <table:table-cell office:value-type="float" office:value="23.3071382062167">
            <text:p>23.3071382062</text:p>
          </table:table-cell>
          <table:table-cell office:value-type="float" office:value="2778.11623354226">
            <text:p>2778.1162335423</text:p>
          </table:table-cell>
          <table:table-cell/>
          <table:table-cell office:value-type="float" office:value="25.3608771368911">
            <text:p>25.3608771369</text:p>
          </table:table-cell>
          <table:table-cell office:value-type="float" office:value="2793.05557510719">
            <text:p>2793.0555751072</text:p>
          </table:table-cell>
          <table:table-cell table:number-columns-repeated="2"/>
        </table:table-row>
        <table:table-row table:style-name="ro1">
          <table:table-cell office:value-type="float" office:value="19.5873416757982">
            <text:p>19.5873416758</text:p>
          </table:table-cell>
          <table:table-cell office:value-type="float" office:value="2976.94214561628">
            <text:p>2976.9421456163</text:p>
          </table:table-cell>
          <table:table-cell/>
          <table:table-cell office:value-type="float" office:value="17.1944749336079">
            <text:p>17.1944749336</text:p>
          </table:table-cell>
          <table:table-cell office:value-type="float" office:value="3008.78115663978">
            <text:p>3008.7811566398</text:p>
          </table:table-cell>
          <table:table-cell table:number-columns-repeated="2"/>
        </table:table-row>
        <table:table-row table:style-name="ro1">
          <table:table-cell office:value-type="float" office:value="17.3180899425978">
            <text:p>17.3180899426</text:p>
          </table:table-cell>
          <table:table-cell office:value-type="float" office:value="2958.85238766711">
            <text:p>2958.8523876671</text:p>
          </table:table-cell>
          <table:table-cell/>
          <table:table-cell office:value-type="float" office:value="15.1297778223918">
            <text:p>15.1297778224</text:p>
          </table:table-cell>
          <table:table-cell office:value-type="float" office:value="2974.42611417285">
            <text:p>2974.4261141729</text:p>
          </table:table-cell>
          <table:table-cell table:number-columns-repeated="2"/>
        </table:table-row>
        <table:table-row table:style-name="ro1">
          <table:table-cell office:value-type="float" office:value="21.9654090984496">
            <text:p>21.9654090984</text:p>
          </table:table-cell>
          <table:table-cell office:value-type="float" office:value="2863.87584332822">
            <text:p>2863.8758433282</text:p>
          </table:table-cell>
          <table:table-cell/>
          <table:table-cell office:value-type="float" office:value="19.2892981646967">
            <text:p>19.2892981647</text:p>
          </table:table-cell>
          <table:table-cell office:value-type="float" office:value="2867.01811637606">
            <text:p>2867.0181163761</text:p>
          </table:table-cell>
          <table:table-cell table:number-columns-repeated="2"/>
        </table:table-row>
        <table:table-row table:style-name="ro1">
          <table:table-cell office:value-type="float" office:value="17.5108088548425">
            <text:p>17.5108088548</text:p>
          </table:table-cell>
          <table:table-cell office:value-type="float" office:value="2929.624717538">
            <text:p>2929.624717538</text:p>
          </table:table-cell>
          <table:table-cell/>
          <table:table-cell office:value-type="float" office:value="15.7826389020154">
            <text:p>15.782638902</text:p>
          </table:table-cell>
          <table:table-cell office:value-type="float" office:value="2968.55026134768">
            <text:p>2968.5502613477</text:p>
          </table:table-cell>
          <table:table-cell table:number-columns-repeated="2"/>
        </table:table-row>
        <table:table-row table:style-name="ro1">
          <table:table-cell office:value-type="float" office:value="41.9078636653718">
            <text:p>41.9078636654</text:p>
          </table:table-cell>
          <table:table-cell office:value-type="float" office:value="2217.87764847308">
            <text:p>2217.8776484731</text:p>
          </table:table-cell>
          <table:table-cell/>
          <table:table-cell office:value-type="float" office:value="50.4368490972706">
            <text:p>50.4368490973</text:p>
          </table:table-cell>
          <table:table-cell office:value-type="float" office:value="2059.1314507239">
            <text:p>2059.1314507239</text:p>
          </table:table-cell>
          <table:table-cell table:number-columns-repeated="2"/>
        </table:table-row>
        <table:table-row table:style-name="ro1">
          <table:table-cell office:value-type="float" office:value="17.8284104408593">
            <text:p>17.8284104409</text:p>
          </table:table-cell>
          <table:table-cell office:value-type="float" office:value="2888.5586613953">
            <text:p>2888.5586613953</text:p>
          </table:table-cell>
          <table:table-cell/>
          <table:table-cell office:value-type="float" office:value="17.3390228517441">
            <text:p>17.3390228517</text:p>
          </table:table-cell>
          <table:table-cell office:value-type="float" office:value="2916.81571005486">
            <text:p>2916.8157100549</text:p>
          </table:table-cell>
          <table:table-cell table:number-columns-repeated="2"/>
        </table:table-row>
        <table:table-row table:style-name="ro1">
          <table:table-cell office:value-type="float" office:value="21.1348716758337">
            <text:p>21.1348716758</text:p>
          </table:table-cell>
          <table:table-cell office:value-type="float" office:value="2961.11590345574">
            <text:p>2961.1159034558</text:p>
          </table:table-cell>
          <table:table-cell/>
          <table:table-cell office:value-type="float" office:value="17.5178632847655">
            <text:p>17.5178632848</text:p>
          </table:table-cell>
          <table:table-cell office:value-type="float" office:value="2990.93679464731">
            <text:p>2990.9367946473</text:p>
          </table:table-cell>
          <table:table-cell table:number-columns-repeated="2"/>
        </table:table-row>
        <table:table-row table:style-name="ro1">
          <table:table-cell office:value-type="float" office:value="15.3319085995703">
            <text:p>15.3319085996</text:p>
          </table:table-cell>
          <table:table-cell office:value-type="float" office:value="2924.14977324731">
            <text:p>2924.1497732473</text:p>
          </table:table-cell>
          <table:table-cell/>
          <table:table-cell office:value-type="float" office:value="15.2795342217973">
            <text:p>15.2795342218</text:p>
          </table:table-cell>
          <table:table-cell office:value-type="float" office:value="2965.985563447">
            <text:p>2965.985563447</text:p>
          </table:table-cell>
          <table:table-cell table:number-columns-repeated="2"/>
        </table:table-row>
        <table:table-row table:style-name="ro1">
          <table:table-cell office:value-type="float" office:value="17.9087338140666">
            <text:p>17.9087338141</text:p>
          </table:table-cell>
          <table:table-cell office:value-type="float" office:value="2993.06282914113">
            <text:p>2993.0628291411</text:p>
          </table:table-cell>
          <table:table-cell/>
          <table:table-cell office:value-type="float" office:value="14.5310727234989">
            <text:p>14.5310727235</text:p>
          </table:table-cell>
          <table:table-cell office:value-type="float" office:value="3038.41190613642">
            <text:p>3038.4119061364</text:p>
          </table:table-cell>
          <table:table-cell table:number-columns-repeated="2"/>
        </table:table-row>
        <table:table-row table:style-name="ro1">
          <table:table-cell office:value-type="float" office:value="18.6053098216488">
            <text:p>18.6053098216</text:p>
          </table:table-cell>
          <table:table-cell office:value-type="float" office:value="2963.01116958989">
            <text:p>2963.0111695899</text:p>
          </table:table-cell>
          <table:table-cell/>
          <table:table-cell office:value-type="float" office:value="16.6728711682424">
            <text:p>16.6728711682</text:p>
          </table:table-cell>
          <table:table-cell office:value-type="float" office:value="2995.37769583618">
            <text:p>2995.3776958362</text:p>
          </table:table-cell>
          <table:table-cell table:number-columns-repeated="2"/>
        </table:table-row>
        <table:table-row table:style-name="ro1">
          <table:table-cell office:value-type="float" office:value="17.7885326601881">
            <text:p>17.7885326602</text:p>
          </table:table-cell>
          <table:table-cell office:value-type="float" office:value="2957.65163278808">
            <text:p>2957.6516327881</text:p>
          </table:table-cell>
          <table:table-cell/>
          <table:table-cell office:value-type="float" office:value="13.7084211317013">
            <text:p>13.7084211317</text:p>
          </table:table-cell>
          <table:table-cell office:value-type="float" office:value="2992.44867112757">
            <text:p>2992.4486711276</text:p>
          </table:table-cell>
          <table:table-cell table:number-columns-repeated="2"/>
        </table:table-row>
        <table:table-row table:style-name="ro1">
          <table:table-cell office:value-type="float" office:value="16.2208267209475">
            <text:p>16.2208267209</text:p>
          </table:table-cell>
          <table:table-cell office:value-type="float" office:value="2994.18990789295">
            <text:p>2994.189907893</text:p>
          </table:table-cell>
          <table:table-cell/>
          <table:table-cell office:value-type="float" office:value="14.4327397969332">
            <text:p>14.4327397969</text:p>
          </table:table-cell>
          <table:table-cell office:value-type="float" office:value="3039.08094632664">
            <text:p>3039.0809463266</text:p>
          </table:table-cell>
          <table:table-cell table:number-columns-repeated="2"/>
        </table:table-row>
        <table:table-row table:style-name="ro1">
          <table:table-cell office:value-type="float" office:value="19.6230579378492">
            <text:p>19.6230579378</text:p>
          </table:table-cell>
          <table:table-cell office:value-type="float" office:value="2953.48140413215">
            <text:p>2953.4814041322</text:p>
          </table:table-cell>
          <table:table-cell/>
          <table:table-cell office:value-type="float" office:value="17.3848767493163">
            <text:p>17.3848767493</text:p>
          </table:table-cell>
          <table:table-cell office:value-type="float" office:value="2978.15326102706">
            <text:p>2978.1532610271</text:p>
          </table:table-cell>
          <table:table-cell table:number-columns-repeated="2"/>
        </table:table-row>
        <table:table-row table:style-name="ro1">
          <table:table-cell office:value-type="float" office:value="26.527868858437">
            <text:p>26.5278688584</text:p>
          </table:table-cell>
          <table:table-cell office:value-type="float" office:value="2624.74491705711">
            <text:p>2624.7449170571</text:p>
          </table:table-cell>
          <table:table-cell/>
          <table:table-cell office:value-type="float" office:value="27.3205767509073">
            <text:p>27.3205767509</text:p>
          </table:table-cell>
          <table:table-cell office:value-type="float" office:value="2591.06356760539">
            <text:p>2591.0635676054</text:p>
          </table:table-cell>
          <table:table-cell table:number-columns-repeated="2"/>
        </table:table-row>
        <table:table-row table:style-name="ro1">
          <table:table-cell office:value-type="float" office:value="17.0967487342426">
            <text:p>17.0967487342</text:p>
          </table:table-cell>
          <table:table-cell office:value-type="float" office:value="2987.15983404157">
            <text:p>2987.1598340416</text:p>
          </table:table-cell>
          <table:table-cell/>
          <table:table-cell office:value-type="float" office:value="15.1960071428983">
            <text:p>15.1960071429</text:p>
          </table:table-cell>
          <table:table-cell office:value-type="float" office:value="3033.38456725768">
            <text:p>3033.3845672577</text:p>
          </table:table-cell>
          <table:table-cell table:number-columns-repeated="2"/>
        </table:table-row>
        <table:table-row table:style-name="ro1">
          <table:table-cell office:value-type="float" office:value="15.3058057535309">
            <text:p>15.3058057535</text:p>
          </table:table-cell>
          <table:table-cell office:value-type="float" office:value="2991.89360032878">
            <text:p>2991.8936003288</text:p>
          </table:table-cell>
          <table:table-cell/>
          <table:table-cell office:value-type="float" office:value="13.5317115343512">
            <text:p>13.5317115344</text:p>
          </table:table-cell>
          <table:table-cell office:value-type="float" office:value="3047.38648523743">
            <text:p>3047.3864852374</text:p>
          </table:table-cell>
          <table:table-cell table:number-columns-repeated="2"/>
        </table:table-row>
        <table:table-row table:style-name="ro1">
          <table:table-cell office:value-type="float" office:value="33.0276061025258">
            <text:p>33.0276061025</text:p>
          </table:table-cell>
          <table:table-cell office:value-type="float" office:value="2274.11741863105">
            <text:p>2274.1174186311</text:p>
          </table:table-cell>
          <table:table-cell/>
          <table:table-cell office:value-type="float" office:value="45.4883594361213">
            <text:p>45.4883594361</text:p>
          </table:table-cell>
          <table:table-cell office:value-type="float" office:value="2146.09322263378">
            <text:p>2146.0932226338</text:p>
          </table:table-cell>
          <table:table-cell table:number-columns-repeated="2"/>
        </table:table-row>
        <table:table-row table:style-name="ro1">
          <table:table-cell office:value-type="float" office:value="14.7459578820056">
            <text:p>14.745957882</text:p>
          </table:table-cell>
          <table:table-cell office:value-type="float" office:value="3010.99403420607">
            <text:p>3010.9940342061</text:p>
          </table:table-cell>
          <table:table-cell/>
          <table:table-cell office:value-type="float" office:value="12.6687855739071">
            <text:p>12.6687855739</text:p>
          </table:table-cell>
          <table:table-cell office:value-type="float" office:value="3072.71322280722">
            <text:p>3072.7132228072</text:p>
          </table:table-cell>
          <table:table-cell table:number-columns-repeated="2"/>
        </table:table-row>
        <table:table-row table:style-name="ro1">
          <table:table-cell office:value-type="float" office:value="29.3128726066545">
            <text:p>29.3128726067</text:p>
          </table:table-cell>
          <table:table-cell office:value-type="float" office:value="2763.27632483572">
            <text:p>2763.2763248357</text:p>
          </table:table-cell>
          <table:table-cell/>
          <table:table-cell office:value-type="float" office:value="26.942062209543">
            <text:p>26.9420622095</text:p>
          </table:table-cell>
          <table:table-cell office:value-type="float" office:value="2741.72675752535">
            <text:p>2741.7267575254</text:p>
          </table:table-cell>
          <table:table-cell table:number-columns-repeated="2"/>
        </table:table-row>
        <table:table-row table:style-name="ro1">
          <table:table-cell office:value-type="float" office:value="15.22034477702">
            <text:p>15.220344777</text:p>
          </table:table-cell>
          <table:table-cell office:value-type="float" office:value="2993.62192947828">
            <text:p>2993.6219294783</text:p>
          </table:table-cell>
          <table:table-cell/>
          <table:table-cell office:value-type="float" office:value="14.064727615795">
            <text:p>14.0647276158</text:p>
          </table:table-cell>
          <table:table-cell office:value-type="float" office:value="3042.11829799827">
            <text:p>3042.1182979983</text:p>
          </table:table-cell>
          <table:table-cell table:number-columns-repeated="2"/>
        </table:table-row>
        <table:table-row table:style-name="ro1">
          <table:table-cell office:value-type="float" office:value="13.0751442906136">
            <text:p>13.0751442906</text:p>
          </table:table-cell>
          <table:table-cell office:value-type="float" office:value="3026.23694816055">
            <text:p>3026.2369481606</text:p>
          </table:table-cell>
          <table:table-cell/>
          <table:table-cell office:value-type="float" office:value="11.2799721301493">
            <text:p>11.2799721301</text:p>
          </table:table-cell>
          <table:table-cell office:value-type="float" office:value="3083.69063857396">
            <text:p>3083.690638574</text:p>
          </table:table-cell>
          <table:table-cell table:number-columns-repeated="2"/>
        </table:table-row>
        <table:table-row table:style-name="ro1">
          <table:table-cell office:value-type="float" office:value="16.8491096258364">
            <text:p>16.8491096258</text:p>
          </table:table-cell>
          <table:table-cell office:value-type="float" office:value="3003.34231529096">
            <text:p>3003.342315291</text:p>
          </table:table-cell>
          <table:table-cell/>
          <table:table-cell office:value-type="float" office:value="14.7901040138388">
            <text:p>14.7901040138</text:p>
          </table:table-cell>
          <table:table-cell office:value-type="float" office:value="3050.46126314352">
            <text:p>3050.4612631435</text:p>
          </table:table-cell>
          <table:table-cell table:number-columns-repeated="2"/>
        </table:table-row>
        <table:table-row table:style-name="ro1">
          <table:table-cell office:value-type="float" office:value="16.8956106802132">
            <text:p>16.8956106802</text:p>
          </table:table-cell>
          <table:table-cell office:value-type="float" office:value="2994.64877778767">
            <text:p>2994.6487777877</text:p>
          </table:table-cell>
          <table:table-cell/>
          <table:table-cell office:value-type="float" office:value="14.3847096930807">
            <text:p>14.3847096931</text:p>
          </table:table-cell>
          <table:table-cell office:value-type="float" office:value="3053.11764613857">
            <text:p>3053.1176461386</text:p>
          </table:table-cell>
          <table:table-cell table:number-columns-repeated="2"/>
        </table:table-row>
        <table:table-row table:style-name="ro1">
          <table:table-cell office:value-type="float" office:value="14.7142778729303">
            <text:p>14.7142778729</text:p>
          </table:table-cell>
          <table:table-cell office:value-type="float" office:value="3009.23888432211">
            <text:p>3009.2388843221</text:p>
          </table:table-cell>
          <table:table-cell/>
          <table:table-cell office:value-type="float" office:value="11.2531339276305">
            <text:p>11.2531339276</text:p>
          </table:table-cell>
          <table:table-cell office:value-type="float" office:value="3069.8289139468">
            <text:p>3069.8289139468</text:p>
          </table:table-cell>
          <table:table-cell table:number-columns-repeated="2"/>
        </table:table-row>
        <table:table-row table:style-name="ro1">
          <table:table-cell office:value-type="float" office:value="23.0315725506701">
            <text:p>23.0315725507</text:p>
          </table:table-cell>
          <table:table-cell office:value-type="float" office:value="2822.86651543455">
            <text:p>2822.8665154346</text:p>
          </table:table-cell>
          <table:table-cell/>
          <table:table-cell office:value-type="float" office:value="22.2255132274292">
            <text:p>22.2255132274</text:p>
          </table:table-cell>
          <table:table-cell office:value-type="float" office:value="2795.55626065844">
            <text:p>2795.5562606584</text:p>
          </table:table-cell>
          <table:table-cell table:number-columns-repeated="2"/>
        </table:table-row>
        <table:table-row table:style-name="ro1">
          <table:table-cell office:value-type="float" office:value="18.0941603862875">
            <text:p>18.0941603863</text:p>
          </table:table-cell>
          <table:table-cell office:value-type="float" office:value="3018.285946709">
            <text:p>3018.285946709</text:p>
          </table:table-cell>
          <table:table-cell/>
          <table:table-cell office:value-type="float" office:value="14.6824822646007">
            <text:p>14.6824822646</text:p>
          </table:table-cell>
          <table:table-cell office:value-type="float" office:value="3060.78165464951">
            <text:p>3060.7816546495</text:p>
          </table:table-cell>
          <table:table-cell table:number-columns-repeated="2"/>
        </table:table-row>
        <table:table-row table:style-name="ro1">
          <table:table-cell office:value-type="float" office:value="16.2348002313083">
            <text:p>16.2348002313</text:p>
          </table:table-cell>
          <table:table-cell office:value-type="float" office:value="2999.56472775255">
            <text:p>2999.5647277526</text:p>
          </table:table-cell>
          <table:table-cell/>
          <table:table-cell office:value-type="float" office:value="15.0737785632819">
            <text:p>15.0737785633</text:p>
          </table:table-cell>
          <table:table-cell office:value-type="float" office:value="3038.26214869431">
            <text:p>3038.2621486943</text:p>
          </table:table-cell>
          <table:table-cell table:number-columns-repeated="2"/>
        </table:table-row>
        <table:table-row table:style-name="ro1">
          <table:table-cell office:value-type="float" office:value="31.0946547601111">
            <text:p>31.0946547601</text:p>
          </table:table-cell>
          <table:table-cell office:value-type="float" office:value="2671.76115762279">
            <text:p>2671.7611576228</text:p>
          </table:table-cell>
          <table:table-cell/>
          <table:table-cell office:value-type="float" office:value="34.3908453693944">
            <text:p>34.3908453694</text:p>
          </table:table-cell>
          <table:table-cell office:value-type="float" office:value="2644.84826133416">
            <text:p>2644.8482613342</text:p>
          </table:table-cell>
          <table:table-cell table:number-columns-repeated="2"/>
        </table:table-row>
        <table:table-row table:style-name="ro1">
          <table:table-cell office:value-type="float" office:value="20.2837236762816">
            <text:p>20.2837236763</text:p>
          </table:table-cell>
          <table:table-cell office:value-type="float" office:value="2658.91884771335">
            <text:p>2658.9188477134</text:p>
          </table:table-cell>
          <table:table-cell/>
          <table:table-cell office:value-type="float" office:value="20.3035430999666">
            <text:p>20.3035431</text:p>
          </table:table-cell>
          <table:table-cell office:value-type="float" office:value="2618.59317716117">
            <text:p>2618.5931771612</text:p>
          </table:table-cell>
          <table:table-cell table:number-columns-repeated="2"/>
        </table:table-row>
        <table:table-row table:style-name="ro1">
          <table:table-cell office:value-type="float" office:value="14.786358862363">
            <text:p>14.7863588624</text:p>
          </table:table-cell>
          <table:table-cell office:value-type="float" office:value="2974.85000937697">
            <text:p>2974.850009377</text:p>
          </table:table-cell>
          <table:table-cell/>
          <table:table-cell office:value-type="float" office:value="12.4360138893216">
            <text:p>12.4360138893</text:p>
          </table:table-cell>
          <table:table-cell office:value-type="float" office:value="3019.07771873168">
            <text:p>3019.0777187317</text:p>
          </table:table-cell>
          <table:table-cell table:number-columns-repeated="2"/>
        </table:table-row>
        <table:table-row table:style-name="ro1">
          <table:table-cell office:value-type="float" office:value="14.46012769211">
            <text:p>14.4601276921</text:p>
          </table:table-cell>
          <table:table-cell office:value-type="float" office:value="2987.40886862011">
            <text:p>2987.4088686201</text:p>
          </table:table-cell>
          <table:table-cell/>
          <table:table-cell office:value-type="float" office:value="13.0305430986359">
            <text:p>13.0305430986</text:p>
          </table:table-cell>
          <table:table-cell office:value-type="float" office:value="3025.35695816626">
            <text:p>3025.3569581663</text:p>
          </table:table-cell>
          <table:table-cell table:number-columns-repeated="2"/>
        </table:table-row>
        <table:table-row table:style-name="ro1">
          <table:table-cell office:value-type="float" office:value="21.579075734692">
            <text:p>21.5790757347</text:p>
          </table:table-cell>
          <table:table-cell office:value-type="float" office:value="2950.66431645228">
            <text:p>2950.6643164523</text:p>
          </table:table-cell>
          <table:table-cell/>
          <table:table-cell office:value-type="float" office:value="18.8636817244662">
            <text:p>18.8636817245</text:p>
          </table:table-cell>
          <table:table-cell office:value-type="float" office:value="2982.19020650188">
            <text:p>2982.1902065019</text:p>
          </table:table-cell>
          <table:table-cell table:number-columns-repeated="2"/>
        </table:table-row>
        <table:table-row table:style-name="ro1">
          <table:table-cell office:value-type="float" office:value="39.4390415555776">
            <text:p>39.4390415556</text:p>
          </table:table-cell>
          <table:table-cell office:value-type="float" office:value="2250.89758767126">
            <text:p>2250.8975876713</text:p>
          </table:table-cell>
          <table:table-cell/>
          <table:table-cell office:value-type="float" office:value="49.0590114838239">
            <text:p>49.0590114838</text:p>
          </table:table-cell>
          <table:table-cell office:value-type="float" office:value="2083.62939167704">
            <text:p>2083.629391677</text:p>
          </table:table-cell>
          <table:table-cell table:number-columns-repeated="2"/>
        </table:table-row>
        <table:table-row table:style-name="ro1">
          <table:table-cell office:value-type="float" office:value="16.600590349099">
            <text:p>16.6005903491</text:p>
          </table:table-cell>
          <table:table-cell office:value-type="float" office:value="3014.8799386154">
            <text:p>3014.8799386154</text:p>
          </table:table-cell>
          <table:table-cell/>
          <table:table-cell office:value-type="float" office:value="13.5532953294474">
            <text:p>13.5532953294</text:p>
          </table:table-cell>
          <table:table-cell office:value-type="float" office:value="3060.03375938655">
            <text:p>3060.0337593866</text:p>
          </table:table-cell>
          <table:table-cell table:number-columns-repeated="2"/>
        </table:table-row>
        <table:table-row table:style-name="ro1">
          <table:table-cell office:value-type="float" office:value="14.3717872930918">
            <text:p>14.3717872931</text:p>
          </table:table-cell>
          <table:table-cell office:value-type="float" office:value="3015.50291474829">
            <text:p>3015.5029147483</text:p>
          </table:table-cell>
          <table:table-cell/>
          <table:table-cell office:value-type="float" office:value="14.5464799909443">
            <text:p>14.5464799909</text:p>
          </table:table-cell>
          <table:table-cell office:value-type="float" office:value="3056.0940482642">
            <text:p>3056.0940482642</text:p>
          </table:table-cell>
          <table:table-cell table:number-columns-repeated="2"/>
        </table:table-row>
        <table:table-row table:style-name="ro1">
          <table:table-cell office:value-type="float" office:value="16.7872053909479">
            <text:p>16.7872053909</text:p>
          </table:table-cell>
          <table:table-cell office:value-type="float" office:value="2996.53577469338">
            <text:p>2996.5357746934</text:p>
          </table:table-cell>
          <table:table-cell/>
          <table:table-cell office:value-type="float" office:value="13.4680400721275">
            <text:p>13.4680400721</text:p>
          </table:table-cell>
          <table:table-cell office:value-type="float" office:value="3049.20869778082">
            <text:p>3049.2086977808</text:p>
          </table:table-cell>
          <table:table-cell table:number-columns-repeated="2"/>
        </table:table-row>
        <table:table-row table:style-name="ro1">
          <table:table-cell office:value-type="float" office:value="13.7421209439686">
            <text:p>13.742120944</text:p>
          </table:table-cell>
          <table:table-cell office:value-type="float" office:value="3036.44954216698">
            <text:p>3036.449542167</text:p>
          </table:table-cell>
          <table:table-cell/>
          <table:table-cell office:value-type="float" office:value="13.2558214838441">
            <text:p>13.2558214838</text:p>
          </table:table-cell>
          <table:table-cell office:value-type="float" office:value="3078.39600901599">
            <text:p>3078.396009016</text:p>
          </table:table-cell>
          <table:table-cell table:number-columns-repeated="2"/>
        </table:table-row>
        <table:table-row table:style-name="ro1">
          <table:table-cell office:value-type="float" office:value="21.7224545698765">
            <text:p>21.7224545699</text:p>
          </table:table-cell>
          <table:table-cell office:value-type="float" office:value="2914.54555292176">
            <text:p>2914.5455529218</text:p>
          </table:table-cell>
          <table:table-cell/>
          <table:table-cell office:value-type="float" office:value="17.9832166602446">
            <text:p>17.9832166602</text:p>
          </table:table-cell>
          <table:table-cell office:value-type="float" office:value="2945.97875379078">
            <text:p>2945.9787537908</text:p>
          </table:table-cell>
          <table:table-cell table:number-columns-repeated="2"/>
        </table:table-row>
        <table:table-row table:style-name="ro1">
          <table:table-cell office:value-type="float" office:value="34.5567645866785">
            <text:p>34.5567645867</text:p>
          </table:table-cell>
          <table:table-cell office:value-type="float" office:value="2345.26834616261">
            <text:p>2345.2683461626</text:p>
          </table:table-cell>
          <table:table-cell/>
          <table:table-cell office:value-type="float" office:value="41.5086720591998">
            <text:p>41.5086720592</text:p>
          </table:table-cell>
          <table:table-cell office:value-type="float" office:value="2177.41557148995">
            <text:p>2177.41557149</text:p>
          </table:table-cell>
          <table:table-cell table:number-columns-repeated="2"/>
        </table:table-row>
        <table:table-row table:style-name="ro1">
          <table:table-cell office:value-type="float" office:value="22.1227459753358">
            <text:p>22.1227459753</text:p>
          </table:table-cell>
          <table:table-cell office:value-type="float" office:value="2700.47898528049">
            <text:p>2700.4789852805</text:p>
          </table:table-cell>
          <table:table-cell/>
          <table:table-cell office:value-type="float" office:value="24.971740016574">
            <text:p>24.9717400166</text:p>
          </table:table-cell>
          <table:table-cell office:value-type="float" office:value="2687.77001460259">
            <text:p>2687.7700146026</text:p>
          </table:table-cell>
          <table:table-cell table:number-columns-repeated="2"/>
        </table:table-row>
        <table:table-row table:style-name="ro1">
          <table:table-cell office:value-type="float" office:value="17.292992560987">
            <text:p>17.292992561</text:p>
          </table:table-cell>
          <table:table-cell office:value-type="float" office:value="2932.03865185644">
            <text:p>2932.0386518564</text:p>
          </table:table-cell>
          <table:table-cell/>
          <table:table-cell office:value-type="float" office:value="16.4280867260315">
            <text:p>16.428086726</text:p>
          </table:table-cell>
          <table:table-cell office:value-type="float" office:value="2962.20438632382">
            <text:p>2962.2043863238</text:p>
          </table:table-cell>
          <table:table-cell table:number-columns-repeated="2"/>
        </table:table-row>
        <table:table-row table:style-name="ro1">
          <table:table-cell office:value-type="float" office:value="16.7246477431635">
            <text:p>16.7246477432</text:p>
          </table:table-cell>
          <table:table-cell office:value-type="float" office:value="2878.44995174369">
            <text:p>2878.4499517437</text:p>
          </table:table-cell>
          <table:table-cell/>
          <table:table-cell office:value-type="float" office:value="15.4864010430944">
            <text:p>15.4864010431</text:p>
          </table:table-cell>
          <table:table-cell office:value-type="float" office:value="2909.68203628528">
            <text:p>2909.6820362853</text:p>
          </table:table-cell>
          <table:table-cell table:number-columns-repeated="2"/>
        </table:table-row>
        <table:table-row table:style-name="ro1">
          <table:table-cell office:value-type="float" office:value="12.3319356157597">
            <text:p>12.3319356158</text:p>
          </table:table-cell>
          <table:table-cell office:value-type="float" office:value="3057.72676570496">
            <text:p>3057.726765705</text:p>
          </table:table-cell>
          <table:table-cell/>
          <table:table-cell office:value-type="float" office:value="10.2594189233039">
            <text:p>10.2594189233</text:p>
          </table:table-cell>
          <table:table-cell office:value-type="float" office:value="3099.08093039944">
            <text:p>3099.0809303994</text:p>
          </table:table-cell>
          <table:table-cell table:number-columns-repeated="2"/>
        </table:table-row>
        <table:table-row table:style-name="ro1">
          <table:table-cell office:value-type="float" office:value="17.0073564785638">
            <text:p>17.0073564786</text:p>
          </table:table-cell>
          <table:table-cell office:value-type="float" office:value="2891.22726410931">
            <text:p>2891.2272641093</text:p>
          </table:table-cell>
          <table:table-cell/>
          <table:table-cell office:value-type="float" office:value="14.8332932367054">
            <text:p>14.8332932367</text:p>
          </table:table-cell>
          <table:table-cell office:value-type="float" office:value="2928.220512144">
            <text:p>2928.220512144</text:p>
          </table:table-cell>
          <table:table-cell table:number-columns-repeated="2"/>
        </table:table-row>
        <table:table-row table:style-name="ro1">
          <table:table-cell office:value-type="float" office:value="23.0756787093998">
            <text:p>23.0756787094</text:p>
          </table:table-cell>
          <table:table-cell office:value-type="float" office:value="2851.14817384695">
            <text:p>2851.148173847</text:p>
          </table:table-cell>
          <table:table-cell/>
          <table:table-cell office:value-type="float" office:value="22.9279671579468">
            <text:p>22.9279671579</text:p>
          </table:table-cell>
          <table:table-cell office:value-type="float" office:value="2823.15494139754">
            <text:p>2823.1549413975</text:p>
          </table:table-cell>
          <table:table-cell table:number-columns-repeated="2"/>
        </table:table-row>
        <table:table-row table:style-name="ro1">
          <table:table-cell office:value-type="float" office:value="15.7590326612937">
            <text:p>15.7590326613</text:p>
          </table:table-cell>
          <table:table-cell office:value-type="float" office:value="3020.90585842927">
            <text:p>3020.9058584293</text:p>
          </table:table-cell>
          <table:table-cell/>
          <table:table-cell office:value-type="float" office:value="12.7335846051583">
            <text:p>12.7335846052</text:p>
          </table:table-cell>
          <table:table-cell office:value-type="float" office:value="3058.24075481786">
            <text:p>3058.2407548179</text:p>
          </table:table-cell>
          <table:table-cell table:number-columns-repeated="2"/>
        </table:table-row>
        <table:table-row table:style-name="ro1">
          <table:table-cell office:value-type="float" office:value="13.3190595097289">
            <text:p>13.3190595097</text:p>
          </table:table-cell>
          <table:table-cell office:value-type="float" office:value="3062.26880604037">
            <text:p>3062.2688060404</text:p>
          </table:table-cell>
          <table:table-cell/>
          <table:table-cell office:value-type="float" office:value="9.98509196193865">
            <text:p>9.9850919619</text:p>
          </table:table-cell>
          <table:table-cell office:value-type="float" office:value="3107.94317654295">
            <text:p>3107.943176543</text:p>
          </table:table-cell>
          <table:table-cell table:number-columns-repeated="2"/>
        </table:table-row>
        <table:table-row table:style-name="ro1">
          <table:table-cell office:value-type="float" office:value="13.5664757188592">
            <text:p>13.5664757189</text:p>
          </table:table-cell>
          <table:table-cell office:value-type="float" office:value="3018.09074608862">
            <text:p>3018.0907460886</text:p>
          </table:table-cell>
          <table:table-cell/>
          <table:table-cell office:value-type="float" office:value="13.5332272100647">
            <text:p>13.5332272101</text:p>
          </table:table-cell>
          <table:table-cell office:value-type="float" office:value="3070.73835117825">
            <text:p>3070.7383511783</text:p>
          </table:table-cell>
          <table:table-cell table:number-columns-repeated="2"/>
        </table:table-row>
        <table:table-row table:style-name="ro1">
          <table:table-cell office:value-type="float" office:value="39.3896129597961">
            <text:p>39.3896129598</text:p>
          </table:table-cell>
          <table:table-cell office:value-type="float" office:value="2182.31463111186">
            <text:p>2182.3146311119</text:p>
          </table:table-cell>
          <table:table-cell/>
          <table:table-cell office:value-type="float" office:value="45.7670313708938">
            <text:p>45.7670313709</text:p>
          </table:table-cell>
          <table:table-cell office:value-type="float" office:value="2056.17258715115">
            <text:p>2056.1725871512</text:p>
          </table:table-cell>
          <table:table-cell table:number-columns-repeated="2"/>
        </table:table-row>
        <table:table-row table:style-name="ro1">
          <table:table-cell office:value-type="float" office:value="14.6264919320047">
            <text:p>14.626491932</text:p>
          </table:table-cell>
          <table:table-cell office:value-type="float" office:value="3044.75282461391">
            <text:p>3044.7528246139</text:p>
          </table:table-cell>
          <table:table-cell/>
          <table:table-cell office:value-type="float" office:value="10.4167004561804">
            <text:p>10.4167004562</text:p>
          </table:table-cell>
          <table:table-cell office:value-type="float" office:value="3104.4712718475">
            <text:p>3104.4712718475</text:p>
          </table:table-cell>
          <table:table-cell table:number-columns-repeated="2"/>
        </table:table-row>
        <table:table-row table:style-name="ro1">
          <table:table-cell office:value-type="float" office:value="23.0734749310861">
            <text:p>23.0734749311</text:p>
          </table:table-cell>
          <table:table-cell office:value-type="float" office:value="2855.82746361479">
            <text:p>2855.8274636148</text:p>
          </table:table-cell>
          <table:table-cell/>
          <table:table-cell office:value-type="float" office:value="19.7197361152305">
            <text:p>19.7197361152</text:p>
          </table:table-cell>
          <table:table-cell office:value-type="float" office:value="2875.36542976637">
            <text:p>2875.3654297664</text:p>
          </table:table-cell>
          <table:table-cell table:number-columns-repeated="2"/>
        </table:table-row>
        <table:table-row table:style-name="ro1">
          <table:table-cell office:value-type="float" office:value="13.611135286372">
            <text:p>13.6111352864</text:p>
          </table:table-cell>
          <table:table-cell office:value-type="float" office:value="3068.64099453838">
            <text:p>3068.6409945384</text:p>
          </table:table-cell>
          <table:table-cell/>
          <table:table-cell office:value-type="float" office:value="10.6122903275937">
            <text:p>10.6122903276</text:p>
          </table:table-cell>
          <table:table-cell office:value-type="float" office:value="3120.65527591829">
            <text:p>3120.6552759183</text:p>
          </table:table-cell>
          <table:table-cell table:number-columns-repeated="2"/>
        </table:table-row>
        <table:table-row table:style-name="ro1">
          <table:table-cell office:value-type="float" office:value="14.4029580865712">
            <text:p>14.4029580866</text:p>
          </table:table-cell>
          <table:table-cell office:value-type="float" office:value="3069.04853824896">
            <text:p>3069.048538249</text:p>
          </table:table-cell>
          <table:table-cell/>
          <table:table-cell office:value-type="float" office:value="10.5870774573857">
            <text:p>10.5870774574</text:p>
          </table:table-cell>
          <table:table-cell office:value-type="float" office:value="3131.05763472017">
            <text:p>3131.0576347202</text:p>
          </table:table-cell>
          <table:table-cell table:number-columns-repeated="2"/>
        </table:table-row>
        <table:table-row table:style-name="ro1">
          <table:table-cell office:value-type="float" office:value="19.1582687207752">
            <text:p>19.1582687208</text:p>
          </table:table-cell>
          <table:table-cell office:value-type="float" office:value="2951.87073818756">
            <text:p>2951.8707381876</text:p>
          </table:table-cell>
          <table:table-cell/>
          <table:table-cell office:value-type="float" office:value="16.1203651865795">
            <text:p>16.1203651866</text:p>
          </table:table-cell>
          <table:table-cell office:value-type="float" office:value="2995.0792551178">
            <text:p>2995.0792551178</text:p>
          </table:table-cell>
          <table:table-cell table:number-columns-repeated="2"/>
        </table:table-row>
        <table:table-row table:style-name="ro1">
          <table:table-cell office:value-type="float" office:value="14.2055816651237">
            <text:p>14.2055816651</text:p>
          </table:table-cell>
          <table:table-cell office:value-type="float" office:value="3031.24160522448">
            <text:p>3031.2416052245</text:p>
          </table:table-cell>
          <table:table-cell/>
          <table:table-cell office:value-type="float" office:value="10.7445610765392">
            <text:p>10.7445610765</text:p>
          </table:table-cell>
          <table:table-cell office:value-type="float" office:value="3083.39786396442">
            <text:p>3083.3978639644</text:p>
          </table:table-cell>
          <table:table-cell table:number-columns-repeated="2"/>
        </table:table-row>
        <table:table-row table:style-name="ro1">
          <table:table-cell office:value-type="float" office:value="12.838397401184">
            <text:p>12.8383974012</text:p>
          </table:table-cell>
          <table:table-cell office:value-type="float" office:value="3023.09056331602">
            <text:p>3023.090563316</text:p>
          </table:table-cell>
          <table:table-cell/>
          <table:table-cell office:value-type="float" office:value="11.1480260798225">
            <text:p>11.1480260798</text:p>
          </table:table-cell>
          <table:table-cell office:value-type="float" office:value="3077.30455454937">
            <text:p>3077.3045545494</text:p>
          </table:table-cell>
          <table:table-cell table:number-columns-repeated="2"/>
        </table:table-row>
        <table:table-row table:style-name="ro1">
          <table:table-cell office:value-type="float" office:value="11.5739601148324">
            <text:p>11.5739601148</text:p>
          </table:table-cell>
          <table:table-cell office:value-type="float" office:value="3050.04189394458">
            <text:p>3050.0418939446</text:p>
          </table:table-cell>
          <table:table-cell/>
          <table:table-cell office:value-type="float" office:value="10.4160148934155">
            <text:p>10.4160148934</text:p>
          </table:table-cell>
          <table:table-cell office:value-type="float" office:value="3093.41408502456">
            <text:p>3093.4140850246</text:p>
          </table:table-cell>
          <table:table-cell table:number-columns-repeated="2"/>
        </table:table-row>
        <table:table-row table:style-name="ro1">
          <table:table-cell office:value-type="float" office:value="21.132139646896">
            <text:p>21.1321396469</text:p>
          </table:table-cell>
          <table:table-cell office:value-type="float" office:value="2926.27081924603">
            <text:p>2926.270819246</text:p>
          </table:table-cell>
          <table:table-cell/>
          <table:table-cell office:value-type="float" office:value="16.3582268020926">
            <text:p>16.3582268021</text:p>
          </table:table-cell>
          <table:table-cell office:value-type="float" office:value="2967.25491895139">
            <text:p>2967.2549189514</text:p>
          </table:table-cell>
          <table:table-cell table:number-columns-repeated="2"/>
        </table:table-row>
        <table:table-row table:style-name="ro1">
          <table:table-cell office:value-type="float" office:value="19.6967735201548">
            <text:p>19.6967735202</text:p>
          </table:table-cell>
          <table:table-cell office:value-type="float" office:value="2745.13078875113">
            <text:p>2745.1307887511</text:p>
          </table:table-cell>
          <table:table-cell/>
          <table:table-cell office:value-type="float" office:value="19.5623194112829">
            <text:p>19.5623194113</text:p>
          </table:table-cell>
          <table:table-cell office:value-type="float" office:value="2759.47374370312">
            <text:p>2759.4737437031</text:p>
          </table:table-cell>
          <table:table-cell table:number-columns-repeated="2"/>
        </table:table-row>
        <table:table-row table:style-name="ro1">
          <table:table-cell office:value-type="float" office:value="16.4429469391421">
            <text:p>16.4429469391</text:p>
          </table:table-cell>
          <table:table-cell office:value-type="float" office:value="2725.63367780005">
            <text:p>2725.6336778001</text:p>
          </table:table-cell>
          <table:table-cell/>
          <table:table-cell office:value-type="float" office:value="15.7148973739554">
            <text:p>15.714897374</text:p>
          </table:table-cell>
          <table:table-cell office:value-type="float" office:value="2721.57176222076">
            <text:p>2721.5717622208</text:p>
          </table:table-cell>
          <table:table-cell table:number-columns-repeated="2"/>
        </table:table-row>
        <table:table-row table:style-name="ro1">
          <table:table-cell office:value-type="float" office:value="14.8273107050482">
            <text:p>14.827310705</text:p>
          </table:table-cell>
          <table:table-cell office:value-type="float" office:value="3029.33006202392">
            <text:p>3029.3300620239</text:p>
          </table:table-cell>
          <table:table-cell/>
          <table:table-cell office:value-type="float" office:value="11.4908935655529">
            <text:p>11.4908935656</text:p>
          </table:table-cell>
          <table:table-cell office:value-type="float" office:value="3070.03749664822">
            <text:p>3070.0374966482</text:p>
          </table:table-cell>
          <table:table-cell table:number-columns-repeated="2"/>
        </table:table-row>
        <table:table-row table:style-name="ro1">
          <table:table-cell office:value-type="float" office:value="13.9156179422046">
            <text:p>13.9156179422</text:p>
          </table:table-cell>
          <table:table-cell office:value-type="float" office:value="3031.33503423516">
            <text:p>3031.3350342352</text:p>
          </table:table-cell>
          <table:table-cell/>
          <table:table-cell office:value-type="float" office:value="9.85361474906155">
            <text:p>9.8536147491</text:p>
          </table:table-cell>
          <table:table-cell office:value-type="float" office:value="3089.47914409701">
            <text:p>3089.479144097</text:p>
          </table:table-cell>
          <table:table-cell table:number-columns-repeated="2"/>
        </table:table-row>
        <table:table-row table:style-name="ro1">
          <table:table-cell office:value-type="float" office:value="19.9496883955657">
            <text:p>19.9496883956</text:p>
          </table:table-cell>
          <table:table-cell office:value-type="float" office:value="2712.58586074597">
            <text:p>2712.585860746</text:p>
          </table:table-cell>
          <table:table-cell/>
          <table:table-cell office:value-type="float" office:value="27.8769499098898">
            <text:p>27.8769499099</text:p>
          </table:table-cell>
          <table:table-cell office:value-type="float" office:value="2685.74104323704">
            <text:p>2685.741043237</text:p>
          </table:table-cell>
          <table:table-cell table:number-columns-repeated="2"/>
        </table:table-row>
        <table:table-row table:style-name="ro1">
          <table:table-cell office:value-type="float" office:value="12.9322118010757">
            <text:p>12.9322118011</text:p>
          </table:table-cell>
          <table:table-cell office:value-type="float" office:value="3078.95534334509">
            <text:p>3078.9553433451</text:p>
          </table:table-cell>
          <table:table-cell/>
          <table:table-cell office:value-type="float" office:value="10.4839688133079">
            <text:p>10.4839688133</text:p>
          </table:table-cell>
          <table:table-cell office:value-type="float" office:value="3138.89104689038">
            <text:p>3138.8910468904</text:p>
          </table:table-cell>
          <table:table-cell table:number-columns-repeated="2"/>
        </table:table-row>
        <table:table-row table:style-name="ro1">
          <table:table-cell office:value-type="float" office:value="10.9768537572165">
            <text:p>10.9768537572</text:p>
          </table:table-cell>
          <table:table-cell office:value-type="float" office:value="3054.61110685995">
            <text:p>3054.61110686</text:p>
          </table:table-cell>
          <table:table-cell/>
          <table:table-cell office:value-type="float" office:value="8.52744567722931">
            <text:p>8.5274456772</text:p>
          </table:table-cell>
          <table:table-cell office:value-type="float" office:value="3132.91094822277">
            <text:p>3132.9109482228</text:p>
          </table:table-cell>
          <table:table-cell table:number-columns-repeated="2"/>
        </table:table-row>
        <table:table-row table:style-name="ro1">
          <table:table-cell office:value-type="float" office:value="11.6154378002786">
            <text:p>11.6154378003</text:p>
          </table:table-cell>
          <table:table-cell office:value-type="float" office:value="3032.34485903705">
            <text:p>3032.3448590371</text:p>
          </table:table-cell>
          <table:table-cell/>
          <table:table-cell office:value-type="float" office:value="8.54126278658164">
            <text:p>8.5412627866</text:p>
          </table:table-cell>
          <table:table-cell office:value-type="float" office:value="3094.83305693946">
            <text:p>3094.8330569395</text:p>
          </table:table-cell>
          <table:table-cell table:number-columns-repeated="2"/>
        </table:table-row>
        <table:table-row table:style-name="ro1">
          <table:table-cell office:value-type="float" office:value="12.6129832450552">
            <text:p>12.6129832451</text:p>
          </table:table-cell>
          <table:table-cell office:value-type="float" office:value="3023.88059811434">
            <text:p>3023.8805981144</text:p>
          </table:table-cell>
          <table:table-cell/>
          <table:table-cell office:value-type="float" office:value="11.8611589955525">
            <text:p>11.8611589956</text:p>
          </table:table-cell>
          <table:table-cell office:value-type="float" office:value="3090.23774788191">
            <text:p>3090.2377478819</text:p>
          </table:table-cell>
          <table:table-cell table:number-columns-repeated="2"/>
        </table:table-row>
        <table:table-row table:style-name="ro1">
          <table:table-cell office:value-type="float" office:value="12.1947901495374">
            <text:p>12.1947901495</text:p>
          </table:table-cell>
          <table:table-cell office:value-type="float" office:value="3066.39055381319">
            <text:p>3066.3905538132</text:p>
          </table:table-cell>
          <table:table-cell/>
          <table:table-cell office:value-type="float" office:value="8.55358308337103">
            <text:p>8.5535830834</text:p>
          </table:table-cell>
          <table:table-cell office:value-type="float" office:value="3119.56575199991">
            <text:p>3119.5657519999</text:p>
          </table:table-cell>
          <table:table-cell table:number-columns-repeated="2"/>
        </table:table-row>
        <table:table-row table:style-name="ro1">
          <table:table-cell office:value-type="float" office:value="14.3803329019701">
            <text:p>14.380332902</text:p>
          </table:table-cell>
          <table:table-cell office:value-type="float" office:value="3004.68704732301">
            <text:p>3004.687047323</text:p>
          </table:table-cell>
          <table:table-cell/>
          <table:table-cell office:value-type="float" office:value="11.716431083446">
            <text:p>11.7164310834</text:p>
          </table:table-cell>
          <table:table-cell office:value-type="float" office:value="3067.73555879507">
            <text:p>3067.7355587951</text:p>
          </table:table-cell>
          <table:table-cell table:number-columns-repeated="2"/>
        </table:table-row>
        <table:table-row table:style-name="ro1">
          <table:table-cell office:value-type="float" office:value="13.451469761795">
            <text:p>13.4514697618</text:p>
          </table:table-cell>
          <table:table-cell office:value-type="float" office:value="3016.96996276379">
            <text:p>3016.9699627638</text:p>
          </table:table-cell>
          <table:table-cell/>
          <table:table-cell office:value-type="float" office:value="12.6513927408573">
            <text:p>12.6513927409</text:p>
          </table:table-cell>
          <table:table-cell office:value-type="float" office:value="3073.12052202576">
            <text:p>3073.1205220258</text:p>
          </table:table-cell>
          <table:table-cell table:number-columns-repeated="2"/>
        </table:table-row>
        <table:table-row table:style-name="ro1">
          <table:table-cell office:value-type="float" office:value="21.5949327868348">
            <text:p>21.5949327868</text:p>
          </table:table-cell>
          <table:table-cell office:value-type="float" office:value="2870.48712202319">
            <text:p>2870.4871220232</text:p>
          </table:table-cell>
          <table:table-cell/>
          <table:table-cell office:value-type="float" office:value="19.2875718711858">
            <text:p>19.2875718712</text:p>
          </table:table-cell>
          <table:table-cell office:value-type="float" office:value="2862.94495581034">
            <text:p>2862.9449558103</text:p>
          </table:table-cell>
          <table:table-cell table:number-columns-repeated="2"/>
        </table:table-row>
        <table:table-row table:style-name="ro1">
          <table:table-cell office:value-type="float" office:value="16.4433978738296">
            <text:p>16.4433978738</text:p>
          </table:table-cell>
          <table:table-cell office:value-type="float" office:value="2961.1502495429">
            <text:p>2961.1502495429</text:p>
          </table:table-cell>
          <table:table-cell/>
          <table:table-cell office:value-type="float" office:value="15.3731984006205">
            <text:p>15.3731984006</text:p>
          </table:table-cell>
          <table:table-cell office:value-type="float" office:value="2996.43728735605">
            <text:p>2996.4372873561</text:p>
          </table:table-cell>
          <table:table-cell table:number-columns-repeated="2"/>
        </table:table-row>
        <table:table-row table:style-name="ro1">
          <table:table-cell office:value-type="float" office:value="17.6538848102801">
            <text:p>17.6538848103</text:p>
          </table:table-cell>
          <table:table-cell office:value-type="float" office:value="2884.8926267961">
            <text:p>2884.8926267961</text:p>
          </table:table-cell>
          <table:table-cell/>
          <table:table-cell office:value-type="float" office:value="15.710802696481">
            <text:p>15.7108026965</text:p>
          </table:table-cell>
          <table:table-cell office:value-type="float" office:value="2892.71747798557">
            <text:p>2892.7174779856</text:p>
          </table:table-cell>
          <table:table-cell table:number-columns-repeated="2"/>
        </table:table-row>
        <table:table-row table:style-name="ro1">
          <table:table-cell office:value-type="float" office:value="22.6389067189902">
            <text:p>22.638906719</text:p>
          </table:table-cell>
          <table:table-cell office:value-type="float" office:value="2868.17229430135">
            <text:p>2868.1722943014</text:p>
          </table:table-cell>
          <table:table-cell/>
          <table:table-cell office:value-type="float" office:value="21.2197777884603">
            <text:p>21.2197777885</text:p>
          </table:table-cell>
          <table:table-cell office:value-type="float" office:value="2851.2976923445">
            <text:p>2851.2976923445</text:p>
          </table:table-cell>
          <table:table-cell table:number-columns-repeated="2"/>
        </table:table-row>
        <table:table-row table:style-name="ro1">
          <table:table-cell office:value-type="float" office:value="30.1954283310354">
            <text:p>30.195428331</text:p>
          </table:table-cell>
          <table:table-cell office:value-type="float" office:value="2511.82837781161">
            <text:p>2511.8283778116</text:p>
          </table:table-cell>
          <table:table-cell/>
          <table:table-cell office:value-type="float" office:value="33.791407091945">
            <text:p>33.7914070919</text:p>
          </table:table-cell>
          <table:table-cell office:value-type="float" office:value="2357.82511133789">
            <text:p>2357.8251113379</text:p>
          </table:table-cell>
          <table:table-cell table:number-columns-repeated="2"/>
        </table:table-row>
        <table:table-row table:style-name="ro1">
          <table:table-cell office:value-type="float" office:value="12.6889486719758">
            <text:p>12.688948672</text:p>
          </table:table-cell>
          <table:table-cell office:value-type="float" office:value="2988.34930080123">
            <text:p>2988.3493008012</text:p>
          </table:table-cell>
          <table:table-cell/>
          <table:table-cell office:value-type="float" office:value="11.8086130177482">
            <text:p>11.8086130177</text:p>
          </table:table-cell>
          <table:table-cell office:value-type="float" office:value="3034.14919260304">
            <text:p>3034.149192603</text:p>
          </table:table-cell>
          <table:table-cell table:number-columns-repeated="2"/>
        </table:table-row>
        <table:table-row table:style-name="ro1">
          <table:table-cell office:value-type="float" office:value="14.0977777170428">
            <text:p>14.097777717</text:p>
          </table:table-cell>
          <table:table-cell office:value-type="float" office:value="3042.63167886156">
            <text:p>3042.6316788616</text:p>
          </table:table-cell>
          <table:table-cell/>
          <table:table-cell office:value-type="float" office:value="9.73743538805946">
            <text:p>9.7374353881</text:p>
          </table:table-cell>
          <table:table-cell office:value-type="float" office:value="3105.65861018719">
            <text:p>3105.6586101872</text:p>
          </table:table-cell>
          <table:table-cell table:number-columns-repeated="2"/>
        </table:table-row>
        <table:table-row table:style-name="ro1">
          <table:table-cell office:value-type="float" office:value="10.507855278249">
            <text:p>10.5078552782</text:p>
          </table:table-cell>
          <table:table-cell office:value-type="float" office:value="3044.451527056">
            <text:p>3044.451527056</text:p>
          </table:table-cell>
          <table:table-cell/>
          <table:table-cell office:value-type="float" office:value="8.23081987072305">
            <text:p>8.2308198707</text:p>
          </table:table-cell>
          <table:table-cell office:value-type="float" office:value="3098.78528874475">
            <text:p>3098.7852887448</text:p>
          </table:table-cell>
          <table:table-cell table:number-columns-repeated="2"/>
        </table:table-row>
        <table:table-row table:style-name="ro1">
          <table:table-cell office:value-type="float" office:value="20.2366246193133">
            <text:p>20.2366246193</text:p>
          </table:table-cell>
          <table:table-cell office:value-type="float" office:value="2965.19005592938">
            <text:p>2965.1900559294</text:p>
          </table:table-cell>
          <table:table-cell/>
          <table:table-cell office:value-type="float" office:value="18.2929434716494">
            <text:p>18.2929434716</text:p>
          </table:table-cell>
          <table:table-cell office:value-type="float" office:value="3001.70450849726">
            <text:p>3001.7045084973</text:p>
          </table:table-cell>
          <table:table-cell table:number-columns-repeated="2"/>
        </table:table-row>
        <table:table-row table:style-name="ro1">
          <table:table-cell office:value-type="float" office:value="39.9175675897717">
            <text:p>39.9175675898</text:p>
          </table:table-cell>
          <table:table-cell office:value-type="float" office:value="2242.2151906572">
            <text:p>2242.2151906572</text:p>
          </table:table-cell>
          <table:table-cell/>
          <table:table-cell office:value-type="float" office:value="48.1982261536339">
            <text:p>48.1982261536</text:p>
          </table:table-cell>
          <table:table-cell office:value-type="float" office:value="2052.20405875026">
            <text:p>2052.2040587503</text:p>
          </table:table-cell>
          <table:table-cell table:number-columns-repeated="2"/>
        </table:table-row>
        <table:table-row table:style-name="ro1">
          <table:table-cell office:value-type="float" office:value="23.9811090597927">
            <text:p>23.9811090598</text:p>
          </table:table-cell>
          <table:table-cell office:value-type="float" office:value="2546.73792928806">
            <text:p>2546.7379292881</text:p>
          </table:table-cell>
          <table:table-cell/>
          <table:table-cell office:value-type="float" office:value="30.0669274616647">
            <text:p>30.0669274617</text:p>
          </table:table-cell>
          <table:table-cell office:value-type="float" office:value="2376.21184597118">
            <text:p>2376.2118459712</text:p>
          </table:table-cell>
          <table:table-cell table:number-columns-repeated="2"/>
        </table:table-row>
        <table:table-row table:style-name="ro1">
          <table:table-cell office:value-type="float" office:value="22.3357015730926">
            <text:p>22.3357015731</text:p>
          </table:table-cell>
          <table:table-cell office:value-type="float" office:value="2913.96743172735">
            <text:p>2913.9674317274</text:p>
          </table:table-cell>
          <table:table-cell/>
          <table:table-cell office:value-type="float" office:value="21.2896491748023">
            <text:p>21.2896491748</text:p>
          </table:table-cell>
          <table:table-cell office:value-type="float" office:value="2921.19466182673">
            <text:p>2921.1946618267</text:p>
          </table:table-cell>
          <table:table-cell table:number-columns-repeated="2"/>
        </table:table-row>
        <table:table-row table:style-name="ro1">
          <table:table-cell office:value-type="float" office:value="33.8420467103193">
            <text:p>33.8420467103</text:p>
          </table:table-cell>
          <table:table-cell office:value-type="float" office:value="2321.84482868845">
            <text:p>2321.8448286885</text:p>
          </table:table-cell>
          <table:table-cell/>
          <table:table-cell office:value-type="float" office:value="43.9548804183082">
            <text:p>43.9548804183</text:p>
          </table:table-cell>
          <table:table-cell office:value-type="float" office:value="2159.60122563796">
            <text:p>2159.601225638</text:p>
          </table:table-cell>
          <table:table-cell table:number-columns-repeated="2"/>
        </table:table-row>
        <table:table-row table:style-name="ro1">
          <table:table-cell office:value-type="float" office:value="14.1126835725483">
            <text:p>14.1126835725</text:p>
          </table:table-cell>
          <table:table-cell office:value-type="float" office:value="2974.51818142479">
            <text:p>2974.5181814248</text:p>
          </table:table-cell>
          <table:table-cell/>
          <table:table-cell office:value-type="float" office:value="11.1293169053798">
            <text:p>11.1293169054</text:p>
          </table:table-cell>
          <table:table-cell office:value-type="float" office:value="3037.75403976071">
            <text:p>3037.7540397607</text:p>
          </table:table-cell>
          <table:table-cell table:number-columns-repeated="2"/>
        </table:table-row>
        <table:table-row table:style-name="ro1">
          <table:table-cell office:value-type="float" office:value="32.0111661475821">
            <text:p>32.0111661476</text:p>
          </table:table-cell>
          <table:table-cell office:value-type="float" office:value="2648.44496935692">
            <text:p>2648.4449693569</text:p>
          </table:table-cell>
          <table:table-cell/>
          <table:table-cell office:value-type="float" office:value="30.6287747929342">
            <text:p>30.6287747929</text:p>
          </table:table-cell>
          <table:table-cell office:value-type="float" office:value="2585.2953415316">
            <text:p>2585.2953415316</text:p>
          </table:table-cell>
          <table:table-cell table:number-columns-repeated="2"/>
        </table:table-row>
        <table:table-row table:style-name="ro1">
          <table:table-cell office:value-type="float" office:value="16.2473302654465">
            <text:p>16.2473302654</text:p>
          </table:table-cell>
          <table:table-cell office:value-type="float" office:value="2859.80005783947">
            <text:p>2859.8000578395</text:p>
          </table:table-cell>
          <table:table-cell/>
          <table:table-cell office:value-type="float" office:value="14.341593032586">
            <text:p>14.3415930326</text:p>
          </table:table-cell>
          <table:table-cell office:value-type="float" office:value="2860.20161732693">
            <text:p>2860.2016173269</text:p>
          </table:table-cell>
          <table:table-cell table:number-columns-repeated="2"/>
        </table:table-row>
        <table:table-row table:style-name="ro1">
          <table:table-cell office:value-type="float" office:value="12.8488290279595">
            <text:p>12.848829028</text:p>
          </table:table-cell>
          <table:table-cell office:value-type="float" office:value="3043.32718067736">
            <text:p>3043.3271806774</text:p>
          </table:table-cell>
          <table:table-cell/>
          <table:table-cell office:value-type="float" office:value="11.7637592598587">
            <text:p>11.7637592599</text:p>
          </table:table-cell>
          <table:table-cell office:value-type="float" office:value="3096.09471921571">
            <text:p>3096.0947192157</text:p>
          </table:table-cell>
          <table:table-cell table:number-columns-repeated="2"/>
        </table:table-row>
        <table:table-row table:style-name="ro1">
          <table:table-cell office:value-type="float" office:value="20.7528464150155">
            <text:p>20.752846415</text:p>
          </table:table-cell>
          <table:table-cell office:value-type="float" office:value="2855.25148481487">
            <text:p>2855.2514848149</text:p>
          </table:table-cell>
          <table:table-cell/>
          <table:table-cell office:value-type="float" office:value="17.5268634624346">
            <text:p>17.5268634624</text:p>
          </table:table-cell>
          <table:table-cell office:value-type="float" office:value="2874.71801398001">
            <text:p>2874.71801398</text:p>
          </table:table-cell>
          <table:table-cell table:number-columns-repeated="2"/>
        </table:table-row>
        <table:table-row table:style-name="ro1">
          <table:table-cell office:value-type="float" office:value="21.7176139059752">
            <text:p>21.717613906</text:p>
          </table:table-cell>
          <table:table-cell office:value-type="float" office:value="2863.45553059766">
            <text:p>2863.4555305977</text:p>
          </table:table-cell>
          <table:table-cell/>
          <table:table-cell office:value-type="float" office:value="21.2957005741715">
            <text:p>21.2957005742</text:p>
          </table:table-cell>
          <table:table-cell office:value-type="float" office:value="2855.01158835634">
            <text:p>2855.0115883563</text:p>
          </table:table-cell>
          <table:table-cell table:number-columns-repeated="2"/>
        </table:table-row>
        <table:table-row table:style-name="ro1">
          <table:table-cell office:value-type="float" office:value="47.7887583950204">
            <text:p>47.788758395</text:p>
          </table:table-cell>
          <table:table-cell office:value-type="float" office:value="2185.18941469867">
            <text:p>2185.1894146987</text:p>
          </table:table-cell>
          <table:table-cell/>
          <table:table-cell office:value-type="float" office:value="56.3209569810744">
            <text:p>56.3209569811</text:p>
          </table:table-cell>
          <table:table-cell office:value-type="float" office:value="2027.90686723822">
            <text:p>2027.9068672382</text:p>
          </table:table-cell>
          <table:table-cell table:number-columns-repeated="2"/>
        </table:table-row>
        <table:table-row table:style-name="ro1">
          <table:table-cell office:value-type="float" office:value="18.2810752914971">
            <text:p>18.2810752915</text:p>
          </table:table-cell>
          <table:table-cell office:value-type="float" office:value="2935.91436111536">
            <text:p>2935.9143611154</text:p>
          </table:table-cell>
          <table:table-cell/>
          <table:table-cell office:value-type="float" office:value="15.6000300497033">
            <text:p>15.6000300497</text:p>
          </table:table-cell>
          <table:table-cell office:value-type="float" office:value="2968.89616053861">
            <text:p>2968.8961605386</text:p>
          </table:table-cell>
          <table:table-cell table:number-columns-repeated="2"/>
        </table:table-row>
        <table:table-row table:style-name="ro1">
          <table:table-cell office:value-type="float" office:value="16.1320940597927">
            <text:p>16.1320940598</text:p>
          </table:table-cell>
          <table:table-cell office:value-type="float" office:value="2892.29412070084">
            <text:p>2892.2941207009</text:p>
          </table:table-cell>
          <table:table-cell/>
          <table:table-cell office:value-type="float" office:value="14.2631977147589">
            <text:p>14.2631977148</text:p>
          </table:table-cell>
          <table:table-cell office:value-type="float" office:value="2916.50263458354">
            <text:p>2916.5026345835</text:p>
          </table:table-cell>
          <table:table-cell table:number-columns-repeated="2"/>
        </table:table-row>
        <table:table-row table:style-name="ro1">
          <table:table-cell office:value-type="float" office:value="18.2347817006671">
            <text:p>18.2347817007</text:p>
          </table:table-cell>
          <table:table-cell office:value-type="float" office:value="2949.00193380657">
            <text:p>2949.0019338066</text:p>
          </table:table-cell>
          <table:table-cell/>
          <table:table-cell office:value-type="float" office:value="16.4228225217122">
            <text:p>16.4228225217</text:p>
          </table:table-cell>
          <table:table-cell office:value-type="float" office:value="2965.73340344586">
            <text:p>2965.7334034459</text:p>
          </table:table-cell>
          <table:table-cell table:number-columns-repeated="2"/>
        </table:table-row>
        <table:table-row table:style-name="ro1">
          <table:table-cell office:value-type="float" office:value="11.4992441573224">
            <text:p>11.4992441573</text:p>
          </table:table-cell>
          <table:table-cell office:value-type="float" office:value="3032.91992475271">
            <text:p>3032.9199247527</text:p>
          </table:table-cell>
          <table:table-cell/>
          <table:table-cell office:value-type="float" office:value="12.3259973887944">
            <text:p>12.3259973888</text:p>
          </table:table-cell>
          <table:table-cell office:value-type="float" office:value="3080.73668703445">
            <text:p>3080.7366870345</text:p>
          </table:table-cell>
          <table:table-cell table:number-columns-repeated="2"/>
        </table:table-row>
        <table:table-row table:style-name="ro1">
          <table:table-cell office:value-type="float" office:value="25.2724793400782">
            <text:p>25.2724793401</text:p>
          </table:table-cell>
          <table:table-cell office:value-type="float" office:value="2822.07450482928">
            <text:p>2822.0745048293</text:p>
          </table:table-cell>
          <table:table-cell/>
          <table:table-cell office:value-type="float" office:value="22.202542882993">
            <text:p>22.202542883</text:p>
          </table:table-cell>
          <table:table-cell office:value-type="float" office:value="2813.65860974687">
            <text:p>2813.6586097469</text:p>
          </table:table-cell>
          <table:table-cell table:number-columns-repeated="2"/>
        </table:table-row>
        <table:table-row table:style-name="ro1">
          <table:table-cell office:value-type="float" office:value="14.5746473279602">
            <text:p>14.574647328</text:p>
          </table:table-cell>
          <table:table-cell office:value-type="float" office:value="2926.61466562647">
            <text:p>2926.6146656265</text:p>
          </table:table-cell>
          <table:table-cell/>
          <table:table-cell office:value-type="float" office:value="12.370139972689">
            <text:p>12.3701399727</text:p>
          </table:table-cell>
          <table:table-cell office:value-type="float" office:value="2955.47243969084">
            <text:p>2955.4724396908</text:p>
          </table:table-cell>
          <table:table-cell table:number-columns-repeated="2"/>
        </table:table-row>
        <table:table-row table:style-name="ro1">
          <table:table-cell office:value-type="float" office:value="17.9960215527258">
            <text:p>17.9960215527</text:p>
          </table:table-cell>
          <table:table-cell office:value-type="float" office:value="2777.96273256673">
            <text:p>2777.9627325667</text:p>
          </table:table-cell>
          <table:table-cell/>
          <table:table-cell office:value-type="float" office:value="16.8913032732396">
            <text:p>16.8913032732</text:p>
          </table:table-cell>
          <table:table-cell office:value-type="float" office:value="2786.48831524628">
            <text:p>2786.4883152463</text:p>
          </table:table-cell>
          <table:table-cell table:number-columns-repeated="2"/>
        </table:table-row>
        <table:table-row table:style-name="ro1">
          <table:table-cell office:value-type="float" office:value="29.5893963285379">
            <text:p>29.5893963285</text:p>
          </table:table-cell>
          <table:table-cell office:value-type="float" office:value="2643.3386790939">
            <text:p>2643.3386790939</text:p>
          </table:table-cell>
          <table:table-cell/>
          <table:table-cell office:value-type="float" office:value="31.3203326239775">
            <text:p>31.320332624</text:p>
          </table:table-cell>
          <table:table-cell office:value-type="float" office:value="2617.32344388562">
            <text:p>2617.3234438856</text:p>
          </table:table-cell>
          <table:table-cell table:number-columns-repeated="2"/>
        </table:table-row>
        <table:table-row table:style-name="ro1">
          <table:table-cell office:value-type="float" office:value="13.3764890987016">
            <text:p>13.3764890987</text:p>
          </table:table-cell>
          <table:table-cell office:value-type="float" office:value="3011.15278795506">
            <text:p>3011.1527879551</text:p>
          </table:table-cell>
          <table:table-cell/>
          <table:table-cell office:value-type="float" office:value="13.0263588955301">
            <text:p>13.0263588955</text:p>
          </table:table-cell>
          <table:table-cell office:value-type="float" office:value="3058.00027299475">
            <text:p>3058.0002729948</text:p>
          </table:table-cell>
          <table:table-cell table:number-columns-repeated="2"/>
        </table:table-row>
        <table:table-row table:style-name="ro1">
          <table:table-cell office:value-type="float" office:value="18.247619117972">
            <text:p>18.247619118</text:p>
          </table:table-cell>
          <table:table-cell office:value-type="float" office:value="2897.13369004207">
            <text:p>2897.1336900421</text:p>
          </table:table-cell>
          <table:table-cell/>
          <table:table-cell office:value-type="float" office:value="15.8877042928054">
            <text:p>15.8877042928</text:p>
          </table:table-cell>
          <table:table-cell office:value-type="float" office:value="2929.20596307511">
            <text:p>2929.2059630751</text:p>
          </table:table-cell>
          <table:table-cell table:number-columns-repeated="2"/>
        </table:table-row>
        <table:table-row table:style-name="ro1">
          <table:table-cell office:value-type="float" office:value="14.0131765490044">
            <text:p>14.013176549</text:p>
          </table:table-cell>
          <table:table-cell office:value-type="float" office:value="2833.5806820898">
            <text:p>2833.5806820898</text:p>
          </table:table-cell>
          <table:table-cell/>
          <table:table-cell office:value-type="float" office:value="16.3783330029749">
            <text:p>16.378333003</text:p>
          </table:table-cell>
          <table:table-cell office:value-type="float" office:value="2848.41165084318">
            <text:p>2848.4116508432</text:p>
          </table:table-cell>
          <table:table-cell table:number-columns-repeated="2"/>
        </table:table-row>
        <table:table-row table:style-name="ro1">
          <table:table-cell office:value-type="float" office:value="16.6047433759823">
            <text:p>16.604743376</text:p>
          </table:table-cell>
          <table:table-cell office:value-type="float" office:value="2928.0548412425">
            <text:p>2928.0548412425</text:p>
          </table:table-cell>
          <table:table-cell/>
          <table:table-cell office:value-type="float" office:value="15.1390349528261">
            <text:p>15.1390349528</text:p>
          </table:table-cell>
          <table:table-cell office:value-type="float" office:value="2979.137777345">
            <text:p>2979.137777345</text:p>
          </table:table-cell>
          <table:table-cell table:number-columns-repeated="2"/>
        </table:table-row>
        <table:table-row table:style-name="ro1">
          <table:table-cell office:value-type="float" office:value="17.0225261520389">
            <text:p>17.022526152</text:p>
          </table:table-cell>
          <table:table-cell office:value-type="float" office:value="2888.74901667167">
            <text:p>2888.7490166717</text:p>
          </table:table-cell>
          <table:table-cell/>
          <table:table-cell office:value-type="float" office:value="16.0860657578674">
            <text:p>16.0860657579</text:p>
          </table:table-cell>
          <table:table-cell office:value-type="float" office:value="2919.59364735881">
            <text:p>2919.5936473588</text:p>
          </table:table-cell>
          <table:table-cell table:number-columns-repeated="2"/>
        </table:table-row>
        <table:table-row table:style-name="ro1">
          <table:table-cell office:value-type="float" office:value="13.4412781894218">
            <text:p>13.4412781894</text:p>
          </table:table-cell>
          <table:table-cell office:value-type="float" office:value="3030.50356805418">
            <text:p>3030.5035680542</text:p>
          </table:table-cell>
          <table:table-cell/>
          <table:table-cell office:value-type="float" office:value="11.4755235915414">
            <text:p>11.4755235915</text:p>
          </table:table-cell>
          <table:table-cell office:value-type="float" office:value="3075.51066459867">
            <text:p>3075.5106645987</text:p>
          </table:table-cell>
          <table:table-cell table:number-columns-repeated="2"/>
        </table:table-row>
        <table:table-row table:style-name="ro1">
          <table:table-cell office:value-type="float" office:value="11.4035020845103">
            <text:p>11.4035020845</text:p>
          </table:table-cell>
          <table:table-cell office:value-type="float" office:value="2986.19938583458">
            <text:p>2986.1993858346</text:p>
          </table:table-cell>
          <table:table-cell/>
          <table:table-cell office:value-type="float" office:value="11.5122947409874">
            <text:p>11.512294741</text:p>
          </table:table-cell>
          <table:table-cell office:value-type="float" office:value="3029.14667735512">
            <text:p>3029.1466773551</text:p>
          </table:table-cell>
          <table:table-cell table:number-columns-repeated="2"/>
        </table:table-row>
        <table:table-row table:style-name="ro1">
          <table:table-cell office:value-type="float" office:value="15.875474995858">
            <text:p>15.8754749959</text:p>
          </table:table-cell>
          <table:table-cell office:value-type="float" office:value="2957.91732755314">
            <text:p>2957.9173275532</text:p>
          </table:table-cell>
          <table:table-cell/>
          <table:table-cell office:value-type="float" office:value="12.9631902714558">
            <text:p>12.9631902715</text:p>
          </table:table-cell>
          <table:table-cell office:value-type="float" office:value="3022.73790017319">
            <text:p>3022.7379001732</text:p>
          </table:table-cell>
          <table:table-cell table:number-columns-repeated="2"/>
        </table:table-row>
        <table:table-row table:style-name="ro1">
          <table:table-cell office:value-type="float" office:value="16.49452840655">
            <text:p>16.4945284066</text:p>
          </table:table-cell>
          <table:table-cell office:value-type="float" office:value="3011.38095782614">
            <text:p>3011.3809578261</text:p>
          </table:table-cell>
          <table:table-cell/>
          <table:table-cell office:value-type="float" office:value="13.2553585009923">
            <text:p>13.255358501</text:p>
          </table:table-cell>
          <table:table-cell office:value-type="float" office:value="3067.09838064682">
            <text:p>3067.0983806468</text:p>
          </table:table-cell>
          <table:table-cell table:number-columns-repeated="2"/>
        </table:table-row>
        <table:table-row table:style-name="ro1">
          <table:table-cell office:value-type="float" office:value="15.4976074896001">
            <text:p>15.4976074896</text:p>
          </table:table-cell>
          <table:table-cell office:value-type="float" office:value="3016.23889159922">
            <text:p>3016.2388915992</text:p>
          </table:table-cell>
          <table:table-cell/>
          <table:table-cell office:value-type="float" office:value="14.2878336328489">
            <text:p>14.2878336328</text:p>
          </table:table-cell>
          <table:table-cell office:value-type="float" office:value="3059.92546570276">
            <text:p>3059.9254657028</text:p>
          </table:table-cell>
          <table:table-cell table:number-columns-repeated="2"/>
        </table:table-row>
        <table:table-row table:style-name="ro1">
          <table:table-cell office:value-type="float" office:value="20.6665339369974">
            <text:p>20.666533937</text:p>
          </table:table-cell>
          <table:table-cell office:value-type="float" office:value="2817.75488411578">
            <text:p>2817.7548841158</text:p>
          </table:table-cell>
          <table:table-cell/>
          <table:table-cell office:value-type="float" office:value="18.3836858344123">
            <text:p>18.3836858344</text:p>
          </table:table-cell>
          <table:table-cell office:value-type="float" office:value="2814.23705020184">
            <text:p>2814.2370502018</text:p>
          </table:table-cell>
          <table:table-cell table:number-columns-repeated="2"/>
        </table:table-row>
        <table:table-row table:style-name="ro1">
          <table:table-cell office:value-type="float" office:value="15.8743899389379">
            <text:p>15.8743899389</text:p>
          </table:table-cell>
          <table:table-cell office:value-type="float" office:value="2866.00042679832">
            <text:p>2866.0004267983</text:p>
          </table:table-cell>
          <table:table-cell/>
          <table:table-cell office:value-type="float" office:value="14.9302672869124">
            <text:p>14.9302672869</text:p>
          </table:table-cell>
          <table:table-cell office:value-type="float" office:value="2900.0428845297">
            <text:p>2900.0428845297</text:p>
          </table:table-cell>
          <table:table-cell table:number-columns-repeated="2"/>
        </table:table-row>
        <table:table-row table:style-name="ro1">
          <table:table-cell office:value-type="float" office:value="12.4885834487789">
            <text:p>12.4885834488</text:p>
          </table:table-cell>
          <table:table-cell office:value-type="float" office:value="2963.3497284521">
            <text:p>2963.3497284521</text:p>
          </table:table-cell>
          <table:table-cell/>
          <table:table-cell office:value-type="float" office:value="11.5477440628393">
            <text:p>11.5477440628</text:p>
          </table:table-cell>
          <table:table-cell office:value-type="float" office:value="3015.65772976425">
            <text:p>3015.6577297643</text:p>
          </table:table-cell>
          <table:table-cell table:number-columns-repeated="2"/>
        </table:table-row>
        <table:table-row table:style-name="ro1">
          <table:table-cell office:value-type="float" office:value="17.386521451037">
            <text:p>17.386521451</text:p>
          </table:table-cell>
          <table:table-cell office:value-type="float" office:value="2834.54784895434">
            <text:p>2834.5478489543</text:p>
          </table:table-cell>
          <table:table-cell/>
          <table:table-cell office:value-type="float" office:value="16.0249704206895">
            <text:p>16.0249704207</text:p>
          </table:table-cell>
          <table:table-cell office:value-type="float" office:value="2842.440448561">
            <text:p>2842.440448561</text:p>
          </table:table-cell>
          <table:table-cell table:number-columns-repeated="2"/>
        </table:table-row>
        <table:table-row table:style-name="ro1">
          <table:table-cell office:value-type="float" office:value="16.8884265092185">
            <text:p>16.8884265092</text:p>
          </table:table-cell>
          <table:table-cell office:value-type="float" office:value="3024.00996848027">
            <text:p>3024.0099684803</text:p>
          </table:table-cell>
          <table:table-cell/>
          <table:table-cell office:value-type="float" office:value="13.1698805115337">
            <text:p>13.1698805115</text:p>
          </table:table-cell>
          <table:table-cell office:value-type="float" office:value="3083.43413546158">
            <text:p>3083.4341354616</text:p>
          </table:table-cell>
          <table:table-cell table:number-columns-repeated="2"/>
        </table:table-row>
        <table:table-row table:style-name="ro1">
          <table:table-cell office:value-type="float" office:value="13.2466112717276">
            <text:p>13.2466112717</text:p>
          </table:table-cell>
          <table:table-cell office:value-type="float" office:value="3008.38239666038">
            <text:p>3008.3823966604</text:p>
          </table:table-cell>
          <table:table-cell/>
          <table:table-cell office:value-type="float" office:value="11.1977407728966">
            <text:p>11.1977407729</text:p>
          </table:table-cell>
          <table:table-cell office:value-type="float" office:value="3062.73147031593">
            <text:p>3062.7314703159</text:p>
          </table:table-cell>
          <table:table-cell table:number-columns-repeated="2"/>
        </table:table-row>
        <table:table-row table:style-name="ro1">
          <table:table-cell office:value-type="float" office:value="18.6354921277193">
            <text:p>18.6354921277</text:p>
          </table:table-cell>
          <table:table-cell office:value-type="float" office:value="2963.2868207569">
            <text:p>2963.2868207569</text:p>
          </table:table-cell>
          <table:table-cell/>
          <table:table-cell office:value-type="float" office:value="15.9440817920965">
            <text:p>15.9440817921</text:p>
          </table:table-cell>
          <table:table-cell office:value-type="float" office:value="3013.59591857434">
            <text:p>3013.5959185743</text:p>
          </table:table-cell>
          <table:table-cell table:number-columns-repeated="2"/>
        </table:table-row>
        <table:table-row table:style-name="ro1">
          <table:table-cell office:value-type="float" office:value="15.8488004689981">
            <text:p>15.848800469</text:p>
          </table:table-cell>
          <table:table-cell office:value-type="float" office:value="2932.42748319119">
            <text:p>2932.4274831912</text:p>
          </table:table-cell>
          <table:table-cell/>
          <table:table-cell office:value-type="float" office:value="14.1678529634671">
            <text:p>14.1678529635</text:p>
          </table:table-cell>
          <table:table-cell office:value-type="float" office:value="2967.86456209042">
            <text:p>2967.8645620904</text:p>
          </table:table-cell>
          <table:table-cell table:number-columns-repeated="2"/>
        </table:table-row>
        <table:table-row table:style-name="ro1">
          <table:table-cell office:value-type="float" office:value="17.9105829882524">
            <text:p>17.9105829883</text:p>
          </table:table-cell>
          <table:table-cell office:value-type="float" office:value="2976.91962216997">
            <text:p>2976.91962217</text:p>
          </table:table-cell>
          <table:table-cell/>
          <table:table-cell office:value-type="float" office:value="19.4450285243545">
            <text:p>19.4450285244</text:p>
          </table:table-cell>
          <table:table-cell office:value-type="float" office:value="2917.31602118123">
            <text:p>2917.3160211812</text:p>
          </table:table-cell>
          <table:table-cell table:number-columns-repeated="2"/>
        </table:table-row>
        <table:table-row table:style-name="ro1">
          <table:table-cell office:value-type="float" office:value="13.9424400520096">
            <text:p>13.942440052</text:p>
          </table:table-cell>
          <table:table-cell office:value-type="float" office:value="3020.93270316108">
            <text:p>3020.9327031611</text:p>
          </table:table-cell>
          <table:table-cell/>
          <table:table-cell office:value-type="float" office:value="12.9512406307024">
            <text:p>12.9512406307</text:p>
          </table:table-cell>
          <table:table-cell office:value-type="float" office:value="3068.72885353548">
            <text:p>3068.7288535355</text:p>
          </table:table-cell>
          <table:table-cell table:number-columns-repeated="2"/>
        </table:table-row>
        <table:table-row table:style-name="ro1">
          <table:table-cell office:value-type="float" office:value="13.4555916471623">
            <text:p>13.4555916472</text:p>
          </table:table-cell>
          <table:table-cell office:value-type="float" office:value="2990.87718943602">
            <text:p>2990.877189436</text:p>
          </table:table-cell>
          <table:table-cell/>
          <table:table-cell office:value-type="float" office:value="13.7435165891128">
            <text:p>13.7435165891</text:p>
          </table:table-cell>
          <table:table-cell office:value-type="float" office:value="3038.44805001178">
            <text:p>3038.4480500118</text:p>
          </table:table-cell>
          <table:table-cell table:number-columns-repeated="2"/>
        </table:table-row>
        <table:table-row table:style-name="ro1">
          <table:table-cell office:value-type="float" office:value="17.7946619019104">
            <text:p>17.7946619019</text:p>
          </table:table-cell>
          <table:table-cell office:value-type="float" office:value="2994.63424317384">
            <text:p>2994.6342431739</text:p>
          </table:table-cell>
          <table:table-cell/>
          <table:table-cell office:value-type="float" office:value="16.1123691944746">
            <text:p>16.1123691945</text:p>
          </table:table-cell>
          <table:table-cell office:value-type="float" office:value="3044.9433883349">
            <text:p>3044.9433883349</text:p>
          </table:table-cell>
          <table:table-cell table:number-columns-repeated="2"/>
        </table:table-row>
        <table:table-row table:style-name="ro1">
          <table:table-cell office:value-type="float" office:value="14.5392750204222">
            <text:p>14.5392750204</text:p>
          </table:table-cell>
          <table:table-cell office:value-type="float" office:value="3014.01931654387">
            <text:p>3014.0193165439</text:p>
          </table:table-cell>
          <table:table-cell/>
          <table:table-cell office:value-type="float" office:value="13.9443681896326">
            <text:p>13.9443681896</text:p>
          </table:table-cell>
          <table:table-cell office:value-type="float" office:value="3056.68429729886">
            <text:p>3056.6842972989</text:p>
          </table:table-cell>
          <table:table-cell table:number-columns-repeated="2"/>
        </table:table-row>
        <table:table-row table:style-name="ro1">
          <table:table-cell office:value-type="float" office:value="18.4121690460403">
            <text:p>18.412169046</text:p>
          </table:table-cell>
          <table:table-cell office:value-type="float" office:value="2881.14453988096">
            <text:p>2881.144539881</text:p>
          </table:table-cell>
          <table:table-cell/>
          <table:table-cell office:value-type="float" office:value="15.1507596635058">
            <text:p>15.1507596635</text:p>
          </table:table-cell>
          <table:table-cell office:value-type="float" office:value="2909.75999932416">
            <text:p>2909.7599993242</text:p>
          </table:table-cell>
          <table:table-cell table:number-columns-repeated="2"/>
        </table:table-row>
        <table:table-row table:style-name="ro1">
          <table:table-cell office:value-type="float" office:value="15.6206077385152">
            <text:p>15.6206077385</text:p>
          </table:table-cell>
          <table:table-cell office:value-type="float" office:value="2976.92276687244">
            <text:p>2976.9227668724</text:p>
          </table:table-cell>
          <table:table-cell/>
          <table:table-cell office:value-type="float" office:value="13.2138485295338">
            <text:p>13.2138485295</text:p>
          </table:table-cell>
          <table:table-cell office:value-type="float" office:value="3017.9434221995">
            <text:p>3017.9434221995</text:p>
          </table:table-cell>
          <table:table-cell table:number-columns-repeated="2"/>
        </table:table-row>
        <table:table-row table:style-name="ro1">
          <table:table-cell office:value-type="float" office:value="14.2482670003367">
            <text:p>14.2482670003</text:p>
          </table:table-cell>
          <table:table-cell office:value-type="float" office:value="2996.67626319395">
            <text:p>2996.676263194</text:p>
          </table:table-cell>
          <table:table-cell/>
          <table:table-cell office:value-type="float" office:value="13.5856657533941">
            <text:p>13.5856657534</text:p>
          </table:table-cell>
          <table:table-cell office:value-type="float" office:value="3058.07663539178">
            <text:p>3058.0766353918</text:p>
          </table:table-cell>
          <table:table-cell table:number-columns-repeated="2"/>
        </table:table-row>
        <table:table-row table:style-name="ro1">
          <table:table-cell office:value-type="float" office:value="12.9428966170621">
            <text:p>12.9428966171</text:p>
          </table:table-cell>
          <table:table-cell office:value-type="float" office:value="3018.14031554572">
            <text:p>3018.1403155457</text:p>
          </table:table-cell>
          <table:table-cell/>
          <table:table-cell office:value-type="float" office:value="11.2709261308339">
            <text:p>11.2709261308</text:p>
          </table:table-cell>
          <table:table-cell office:value-type="float" office:value="3088.82807472087">
            <text:p>3088.8280747209</text:p>
          </table:table-cell>
          <table:table-cell table:number-columns-repeated="2"/>
        </table:table-row>
        <table:table-row table:style-name="ro1">
          <table:table-cell office:value-type="float" office:value="18.9930543653328">
            <text:p>18.9930543653</text:p>
          </table:table-cell>
          <table:table-cell office:value-type="float" office:value="2947.91085387706">
            <text:p>2947.9108538771</text:p>
          </table:table-cell>
          <table:table-cell/>
          <table:table-cell office:value-type="float" office:value="15.8024851238432">
            <text:p>15.8024851238</text:p>
          </table:table-cell>
          <table:table-cell office:value-type="float" office:value="2994.1552120049">
            <text:p>2994.1552120049</text:p>
          </table:table-cell>
          <table:table-cell table:number-columns-repeated="2"/>
        </table:table-row>
        <table:table-row table:style-name="ro1">
          <table:table-cell office:value-type="float" office:value="16.1026834153935">
            <text:p>16.1026834154</text:p>
          </table:table-cell>
          <table:table-cell office:value-type="float" office:value="2948.19137744976">
            <text:p>2948.1913774498</text:p>
          </table:table-cell>
          <table:table-cell/>
          <table:table-cell office:value-type="float" office:value="12.9698323560453">
            <text:p>12.969832356</text:p>
          </table:table-cell>
          <table:table-cell office:value-type="float" office:value="3014.42506259328">
            <text:p>3014.4250625933</text:p>
          </table:table-cell>
          <table:table-cell table:number-columns-repeated="2"/>
        </table:table-row>
        <table:table-row table:style-name="ro1">
          <table:table-cell office:value-type="float" office:value="40.4261039393834">
            <text:p>40.4261039394</text:p>
          </table:table-cell>
          <table:table-cell office:value-type="float" office:value="2253.35082373238">
            <text:p>2253.3508237324</text:p>
          </table:table-cell>
          <table:table-cell/>
          <table:table-cell office:value-type="float" office:value="46.1309558366341">
            <text:p>46.1309558366</text:p>
          </table:table-cell>
          <table:table-cell office:value-type="float" office:value="2106.44332886838">
            <text:p>2106.4433288684</text:p>
          </table:table-cell>
          <table:table-cell table:number-columns-repeated="2"/>
        </table:table-row>
        <table:table-row table:style-name="ro1">
          <table:table-cell office:value-type="float" office:value="12.6706825505344">
            <text:p>12.6706825505</text:p>
          </table:table-cell>
          <table:table-cell office:value-type="float" office:value="2957.18485435297">
            <text:p>2957.184854353</text:p>
          </table:table-cell>
          <table:table-cell/>
          <table:table-cell office:value-type="float" office:value="12.3617390126857">
            <text:p>12.3617390127</text:p>
          </table:table-cell>
          <table:table-cell office:value-type="float" office:value="3012.31068227177">
            <text:p>3012.3106822718</text:p>
          </table:table-cell>
          <table:table-cell table:number-columns-repeated="2"/>
        </table:table-row>
        <table:table-row table:style-name="ro1">
          <table:table-cell office:value-type="float" office:value="21.4021564677067">
            <text:p>21.4021564677</text:p>
          </table:table-cell>
          <table:table-cell office:value-type="float" office:value="2920.0323811286">
            <text:p>2920.0323811286</text:p>
          </table:table-cell>
          <table:table-cell/>
          <table:table-cell office:value-type="float" office:value="20.6369887236535">
            <text:p>20.6369887237</text:p>
          </table:table-cell>
          <table:table-cell office:value-type="float" office:value="2877.89321008406">
            <text:p>2877.8932100841</text:p>
          </table:table-cell>
          <table:table-cell table:number-columns-repeated="2"/>
        </table:table-row>
        <table:table-row table:style-name="ro1">
          <table:table-cell office:value-type="float" office:value="19.1230913331295">
            <text:p>19.1230913331</text:p>
          </table:table-cell>
          <table:table-cell office:value-type="float" office:value="2873.33090028935">
            <text:p>2873.3309002894</text:p>
          </table:table-cell>
          <table:table-cell/>
          <table:table-cell office:value-type="float" office:value="18.5307512313976">
            <text:p>18.5307512314</text:p>
          </table:table-cell>
          <table:table-cell office:value-type="float" office:value="2868.50366211282">
            <text:p>2868.5036621128</text:p>
          </table:table-cell>
          <table:table-cell table:number-columns-repeated="2"/>
        </table:table-row>
        <table:table-row table:style-name="ro1">
          <table:table-cell office:value-type="float" office:value="23.4643286047989">
            <text:p>23.4643286048</text:p>
          </table:table-cell>
          <table:table-cell office:value-type="float" office:value="2758.39623273545">
            <text:p>2758.3962327355</text:p>
          </table:table-cell>
          <table:table-cell/>
          <table:table-cell office:value-type="float" office:value="21.5719836293426">
            <text:p>21.5719836293</text:p>
          </table:table-cell>
          <table:table-cell office:value-type="float" office:value="2757.76824309538">
            <text:p>2757.7682430954</text:p>
          </table:table-cell>
          <table:table-cell table:number-columns-repeated="2"/>
        </table:table-row>
        <table:table-row table:style-name="ro1">
          <table:table-cell office:value-type="float" office:value="20.2404835146596">
            <text:p>20.2404835147</text:p>
          </table:table-cell>
          <table:table-cell office:value-type="float" office:value="2826.76214315429">
            <text:p>2826.7621431543</text:p>
          </table:table-cell>
          <table:table-cell/>
          <table:table-cell office:value-type="float" office:value="16.2203948915504">
            <text:p>16.2203948916</text:p>
          </table:table-cell>
          <table:table-cell office:value-type="float" office:value="2771.95684362684">
            <text:p>2771.9568436268</text:p>
          </table:table-cell>
          <table:table-cell table:number-columns-repeated="2"/>
        </table:table-row>
        <table:table-row table:style-name="ro1">
          <table:table-cell office:value-type="float" office:value="17.2351531840776">
            <text:p>17.2351531841</text:p>
          </table:table-cell>
          <table:table-cell office:value-type="float" office:value="2989.45462437289">
            <text:p>2989.4546243729</text:p>
          </table:table-cell>
          <table:table-cell/>
          <table:table-cell office:value-type="float" office:value="14.1105581906787">
            <text:p>14.1105581907</text:p>
          </table:table-cell>
          <table:table-cell office:value-type="float" office:value="3028.11045942663">
            <text:p>3028.1104594266</text:p>
          </table:table-cell>
          <table:table-cell table:number-columns-repeated="2"/>
        </table:table-row>
        <table:table-row table:style-name="ro1">
          <table:table-cell office:value-type="float" office:value="16.7910315661597">
            <text:p>16.7910315662</text:p>
          </table:table-cell>
          <table:table-cell office:value-type="float" office:value="3016.82752251592">
            <text:p>3016.8275225159</text:p>
          </table:table-cell>
          <table:table-cell/>
          <table:table-cell office:value-type="float" office:value="14.466396483063">
            <text:p>14.4663964831</text:p>
          </table:table-cell>
          <table:table-cell office:value-type="float" office:value="3071.24222336256">
            <text:p>3071.2422233626</text:p>
          </table:table-cell>
          <table:table-cell table:number-columns-repeated="2"/>
        </table:table-row>
        <table:table-row table:style-name="ro1">
          <table:table-cell office:value-type="float" office:value="18.2758720223732">
            <text:p>18.2758720224</text:p>
          </table:table-cell>
          <table:table-cell office:value-type="float" office:value="2939.67175146388">
            <text:p>2939.6717514639</text:p>
          </table:table-cell>
          <table:table-cell/>
          <table:table-cell office:value-type="float" office:value="16.4700410175103">
            <text:p>16.4700410175</text:p>
          </table:table-cell>
          <table:table-cell office:value-type="float" office:value="2979.72659060457">
            <text:p>2979.7265906046</text:p>
          </table:table-cell>
          <table:table-cell table:number-columns-repeated="2"/>
        </table:table-row>
        <table:table-row table:style-name="ro1">
          <table:table-cell office:value-type="float" office:value="21.5327701190347">
            <text:p>21.532770119</text:p>
          </table:table-cell>
          <table:table-cell office:value-type="float" office:value="2944.29543396856">
            <text:p>2944.2954339686</text:p>
          </table:table-cell>
          <table:table-cell/>
          <table:table-cell office:value-type="float" office:value="17.9810586697909">
            <text:p>17.9810586698</text:p>
          </table:table-cell>
          <table:table-cell office:value-type="float" office:value="2982.3222287281">
            <text:p>2982.3222287281</text:p>
          </table:table-cell>
          <table:table-cell table:number-columns-repeated="2"/>
        </table:table-row>
        <table:table-row table:style-name="ro1">
          <table:table-cell office:value-type="float" office:value="21.4137022375218">
            <text:p>21.4137022375</text:p>
          </table:table-cell>
          <table:table-cell office:value-type="float" office:value="2742.45994552403">
            <text:p>2742.459945524</text:p>
          </table:table-cell>
          <table:table-cell/>
          <table:table-cell office:value-type="float" office:value="23.9600676541687">
            <text:p>23.9600676542</text:p>
          </table:table-cell>
          <table:table-cell office:value-type="float" office:value="2741.14880649521">
            <text:p>2741.1488064952</text:p>
          </table:table-cell>
          <table:table-cell table:number-columns-repeated="2"/>
        </table:table-row>
        <table:table-row table:style-name="ro1">
          <table:table-cell office:value-type="float" office:value="17.3199315864651">
            <text:p>17.3199315865</text:p>
          </table:table-cell>
          <table:table-cell office:value-type="float" office:value="2998.65230798773">
            <text:p>2998.6523079877</text:p>
          </table:table-cell>
          <table:table-cell/>
          <table:table-cell office:value-type="float" office:value="15.4577461614323">
            <text:p>15.4577461614</text:p>
          </table:table-cell>
          <table:table-cell office:value-type="float" office:value="3032.28069169865">
            <text:p>3032.2806916987</text:p>
          </table:table-cell>
          <table:table-cell table:number-columns-repeated="2"/>
        </table:table-row>
        <table:table-row table:style-name="ro1">
          <table:table-cell office:value-type="float" office:value="20.2670172899686">
            <text:p>20.26701729</text:p>
          </table:table-cell>
          <table:table-cell office:value-type="float" office:value="2960.48452561735">
            <text:p>2960.4845256174</text:p>
          </table:table-cell>
          <table:table-cell/>
          <table:table-cell office:value-type="float" office:value="17.5183175754563">
            <text:p>17.5183175755</text:p>
          </table:table-cell>
          <table:table-cell office:value-type="float" office:value="3004.22165904506">
            <text:p>3004.2216590451</text:p>
          </table:table-cell>
          <table:table-cell table:number-columns-repeated="2"/>
        </table:table-row>
        <table:table-row table:style-name="ro1">
          <table:table-cell office:value-type="float" office:value="19.1754461649154">
            <text:p>19.1754461649</text:p>
          </table:table-cell>
          <table:table-cell office:value-type="float" office:value="2929.92065506485">
            <text:p>2929.9206550649</text:p>
          </table:table-cell>
          <table:table-cell/>
          <table:table-cell office:value-type="float" office:value="14.6637772538002">
            <text:p>14.6637772538</text:p>
          </table:table-cell>
          <table:table-cell office:value-type="float" office:value="2964.94922005097">
            <text:p>2964.949220051</text:p>
          </table:table-cell>
          <table:table-cell table:number-columns-repeated="2"/>
        </table:table-row>
        <table:table-row table:style-name="ro1">
          <table:table-cell office:value-type="float" office:value="12.6070298645599">
            <text:p>12.6070298646</text:p>
          </table:table-cell>
          <table:table-cell office:value-type="float" office:value="3026.6845091005">
            <text:p>3026.6845091005</text:p>
          </table:table-cell>
          <table:table-cell/>
          <table:table-cell office:value-type="float" office:value="12.3026516387456">
            <text:p>12.3026516387</text:p>
          </table:table-cell>
          <table:table-cell office:value-type="float" office:value="3074.0180782489">
            <text:p>3074.0180782489</text:p>
          </table:table-cell>
          <table:table-cell table:number-columns-repeated="2"/>
        </table:table-row>
        <table:table-row table:style-name="ro1">
          <table:table-cell office:value-type="float" office:value="20.0459621741759">
            <text:p>20.0459621742</text:p>
          </table:table-cell>
          <table:table-cell office:value-type="float" office:value="2914.57704436722">
            <text:p>2914.5770443672</text:p>
          </table:table-cell>
          <table:table-cell/>
          <table:table-cell office:value-type="float" office:value="15.9963316866271">
            <text:p>15.9963316866</text:p>
          </table:table-cell>
          <table:table-cell office:value-type="float" office:value="2969.68397133913">
            <text:p>2969.6839713391</text:p>
          </table:table-cell>
          <table:table-cell table:number-columns-repeated="2"/>
        </table:table-row>
        <table:table-row table:style-name="ro1">
          <table:table-cell office:value-type="float" office:value="20.8386341002858">
            <text:p>20.8386341003</text:p>
          </table:table-cell>
          <table:table-cell office:value-type="float" office:value="2858.21828944442">
            <text:p>2858.2182894444</text:p>
          </table:table-cell>
          <table:table-cell/>
          <table:table-cell office:value-type="float" office:value="21.3691048399979">
            <text:p>21.36910484</text:p>
          </table:table-cell>
          <table:table-cell office:value-type="float" office:value="2880.55257577601">
            <text:p>2880.552575776</text:p>
          </table:table-cell>
          <table:table-cell table:number-columns-repeated="2"/>
        </table:table-row>
        <table:table-row table:style-name="ro1">
          <table:table-cell office:value-type="float" office:value="16.4683851135703">
            <text:p>16.4683851136</text:p>
          </table:table-cell>
          <table:table-cell office:value-type="float" office:value="2962.23888656073">
            <text:p>2962.2388865607</text:p>
          </table:table-cell>
          <table:table-cell/>
          <table:table-cell office:value-type="float" office:value="14.5589847420991">
            <text:p>14.5589847421</text:p>
          </table:table-cell>
          <table:table-cell office:value-type="float" office:value="3002.92587887411">
            <text:p>3002.9258788741</text:p>
          </table:table-cell>
          <table:table-cell table:number-columns-repeated="2"/>
        </table:table-row>
        <table:table-row table:style-name="ro1">
          <table:table-cell office:value-type="float" office:value="14.7858011686491">
            <text:p>14.7858011686</text:p>
          </table:table-cell>
          <table:table-cell office:value-type="float" office:value="3012.94869851173">
            <text:p>3012.9486985117</text:p>
          </table:table-cell>
          <table:table-cell/>
          <table:table-cell office:value-type="float" office:value="13.8249184561514">
            <text:p>13.8249184562</text:p>
          </table:table-cell>
          <table:table-cell office:value-type="float" office:value="3059.87340977129">
            <text:p>3059.8734097713</text:p>
          </table:table-cell>
          <table:table-cell table:number-columns-repeated="2"/>
        </table:table-row>
        <table:table-row table:style-name="ro1">
          <table:table-cell office:value-type="float" office:value="17.9596458255953">
            <text:p>17.9596458256</text:p>
          </table:table-cell>
          <table:table-cell office:value-type="float" office:value="2978.7763435197">
            <text:p>2978.7763435197</text:p>
          </table:table-cell>
          <table:table-cell/>
          <table:table-cell office:value-type="float" office:value="15.7381147926133">
            <text:p>15.7381147926</text:p>
          </table:table-cell>
          <table:table-cell office:value-type="float" office:value="3014.68188613429">
            <text:p>3014.6818861343</text:p>
          </table:table-cell>
          <table:table-cell table:number-columns-repeated="2"/>
        </table:table-row>
        <table:table-row table:style-name="ro1">
          <table:table-cell office:value-type="float" office:value="20.137164348712">
            <text:p>20.1371643487</text:p>
          </table:table-cell>
          <table:table-cell office:value-type="float" office:value="2970.40215444535">
            <text:p>2970.4021544454</text:p>
          </table:table-cell>
          <table:table-cell/>
          <table:table-cell office:value-type="float" office:value="16.065072600432">
            <text:p>16.0650726004</text:p>
          </table:table-cell>
          <table:table-cell office:value-type="float" office:value="3005.71615912688">
            <text:p>3005.7161591269</text:p>
          </table:table-cell>
          <table:table-cell table:number-columns-repeated="2"/>
        </table:table-row>
        <table:table-row table:style-name="ro1">
          <table:table-cell office:value-type="float" office:value="22.8539077872998">
            <text:p>22.8539077873</text:p>
          </table:table-cell>
          <table:table-cell office:value-type="float" office:value="2829.4301650902">
            <text:p>2829.4301650902</text:p>
          </table:table-cell>
          <table:table-cell/>
          <table:table-cell office:value-type="float" office:value="22.1190893209081">
            <text:p>22.1190893209</text:p>
          </table:table-cell>
          <table:table-cell office:value-type="float" office:value="2827.07979292391">
            <text:p>2827.0797929239</text:p>
          </table:table-cell>
          <table:table-cell table:number-columns-repeated="2"/>
        </table:table-row>
        <table:table-row table:style-name="ro1">
          <table:table-cell office:value-type="float" office:value="18.8938807525932">
            <text:p>18.8938807526</text:p>
          </table:table-cell>
          <table:table-cell office:value-type="float" office:value="2941.78463475484">
            <text:p>2941.7846347548</text:p>
          </table:table-cell>
          <table:table-cell/>
          <table:table-cell office:value-type="float" office:value="15.2802623563368">
            <text:p>15.2802623563</text:p>
          </table:table-cell>
          <table:table-cell office:value-type="float" office:value="2973.85536842893">
            <text:p>2973.8553684289</text:p>
          </table:table-cell>
          <table:table-cell table:number-columns-repeated="2"/>
        </table:table-row>
        <table:table-row table:style-name="ro1">
          <table:table-cell office:value-type="float" office:value="20.6363816413876">
            <text:p>20.6363816414</text:p>
          </table:table-cell>
          <table:table-cell office:value-type="float" office:value="2897.59753536672">
            <text:p>2897.5975353667</text:p>
          </table:table-cell>
          <table:table-cell/>
          <table:table-cell office:value-type="float" office:value="19.747260894976">
            <text:p>19.747260895</text:p>
          </table:table-cell>
          <table:table-cell office:value-type="float" office:value="2915.49090213898">
            <text:p>2915.490902139</text:p>
          </table:table-cell>
          <table:table-cell table:number-columns-repeated="2"/>
        </table:table-row>
        <table:table-row table:style-name="ro1">
          <table:table-cell office:value-type="float" office:value="17.0239881011473">
            <text:p>17.0239881011</text:p>
          </table:table-cell>
          <table:table-cell office:value-type="float" office:value="2958.77235211528">
            <text:p>2958.7723521153</text:p>
          </table:table-cell>
          <table:table-cell/>
          <table:table-cell office:value-type="float" office:value="13.6894980482659">
            <text:p>13.6894980483</text:p>
          </table:table-cell>
          <table:table-cell office:value-type="float" office:value="3004.92194928411">
            <text:p>3004.9219492841</text:p>
          </table:table-cell>
          <table:table-cell table:number-columns-repeated="2"/>
        </table:table-row>
        <table:table-row table:style-name="ro1">
          <table:table-cell office:value-type="float" office:value="17.537372422812">
            <text:p>17.5373724228</text:p>
          </table:table-cell>
          <table:table-cell office:value-type="float" office:value="2948.77550304621">
            <text:p>2948.7755030462</text:p>
          </table:table-cell>
          <table:table-cell/>
          <table:table-cell office:value-type="float" office:value="15.5925307941703">
            <text:p>15.5925307942</text:p>
          </table:table-cell>
          <table:table-cell office:value-type="float" office:value="2984.28787522071">
            <text:p>2984.2878752207</text:p>
          </table:table-cell>
          <table:table-cell table:number-columns-repeated="2"/>
        </table:table-row>
        <table:table-row table:style-name="ro1">
          <table:table-cell office:value-type="float" office:value="23.1365329349571">
            <text:p>23.136532935</text:p>
          </table:table-cell>
          <table:table-cell office:value-type="float" office:value="2728.48279164617">
            <text:p>2728.4827916462</text:p>
          </table:table-cell>
          <table:table-cell/>
          <table:table-cell office:value-type="float" office:value="21.0299836891893">
            <text:p>21.0299836892</text:p>
          </table:table-cell>
          <table:table-cell office:value-type="float" office:value="2674.61604744072">
            <text:p>2674.6160474407</text:p>
          </table:table-cell>
          <table:table-cell table:number-columns-repeated="2"/>
        </table:table-row>
        <table:table-row table:style-name="ro1">
          <table:table-cell office:value-type="float" office:value="17.7573587145016">
            <text:p>17.7573587145</text:p>
          </table:table-cell>
          <table:table-cell office:value-type="float" office:value="2869.67760672819">
            <text:p>2869.6776067282</text:p>
          </table:table-cell>
          <table:table-cell/>
          <table:table-cell office:value-type="float" office:value="14.7072191025902">
            <text:p>14.7072191026</text:p>
          </table:table-cell>
          <table:table-cell office:value-type="float" office:value="2916.6615105274">
            <text:p>2916.6615105274</text:p>
          </table:table-cell>
          <table:table-cell table:number-columns-repeated="2"/>
        </table:table-row>
        <table:table-row table:style-name="ro1">
          <table:table-cell office:value-type="float" office:value="19.2756849840339">
            <text:p>19.275684984</text:p>
          </table:table-cell>
          <table:table-cell office:value-type="float" office:value="2969.27502396366">
            <text:p>2969.2750239637</text:p>
          </table:table-cell>
          <table:table-cell/>
          <table:table-cell office:value-type="float" office:value="15.1573742843319">
            <text:p>15.1573742843</text:p>
          </table:table-cell>
          <table:table-cell office:value-type="float" office:value="3020.23720259125">
            <text:p>3020.2372025913</text:p>
          </table:table-cell>
          <table:table-cell table:number-columns-repeated="2"/>
        </table:table-row>
        <table:table-row table:style-name="ro1">
          <table:table-cell office:value-type="float" office:value="21.6097422997867">
            <text:p>21.6097422998</text:p>
          </table:table-cell>
          <table:table-cell office:value-type="float" office:value="2889.62345461114">
            <text:p>2889.6234546111</text:p>
          </table:table-cell>
          <table:table-cell/>
          <table:table-cell office:value-type="float" office:value="20.5376269464832">
            <text:p>20.5376269465</text:p>
          </table:table-cell>
          <table:table-cell office:value-type="float" office:value="2907.59019330986">
            <text:p>2907.5901933099</text:p>
          </table:table-cell>
          <table:table-cell table:number-columns-repeated="2"/>
        </table:table-row>
        <table:table-row table:style-name="ro1">
          <table:table-cell office:value-type="float" office:value="22.0229544077897">
            <text:p>22.0229544078</text:p>
          </table:table-cell>
          <table:table-cell office:value-type="float" office:value="2893.71342918981">
            <text:p>2893.7134291898</text:p>
          </table:table-cell>
          <table:table-cell/>
          <table:table-cell office:value-type="float" office:value="19.1077700503242">
            <text:p>19.1077700503</text:p>
          </table:table-cell>
          <table:table-cell office:value-type="float" office:value="2924.64088179981">
            <text:p>2924.6408817998</text:p>
          </table:table-cell>
          <table:table-cell table:number-columns-repeated="2"/>
        </table:table-row>
        <table:table-row table:style-name="ro1">
          <table:table-cell office:value-type="float" office:value="30.1117950203284">
            <text:p>30.1117950203</text:p>
          </table:table-cell>
          <table:table-cell office:value-type="float" office:value="2638.63737004545">
            <text:p>2638.6373700455</text:p>
          </table:table-cell>
          <table:table-cell/>
          <table:table-cell office:value-type="float" office:value="30.00325716678">
            <text:p>30.0032571668</text:p>
          </table:table-cell>
          <table:table-cell office:value-type="float" office:value="2618.01780377287">
            <text:p>2618.0178037729</text:p>
          </table:table-cell>
          <table:table-cell table:number-columns-repeated="2"/>
        </table:table-row>
        <table:table-row table:style-name="ro1">
          <table:table-cell office:value-type="float" office:value="19.8415517854199">
            <text:p>19.8415517854</text:p>
          </table:table-cell>
          <table:table-cell office:value-type="float" office:value="2886.92084281286">
            <text:p>2886.9208428129</text:p>
          </table:table-cell>
          <table:table-cell/>
          <table:table-cell office:value-type="float" office:value="17.828870171726">
            <text:p>17.8288701717</text:p>
          </table:table-cell>
          <table:table-cell office:value-type="float" office:value="2922.893066002">
            <text:p>2922.893066002</text:p>
          </table:table-cell>
          <table:table-cell table:number-columns-repeated="2"/>
        </table:table-row>
        <table:table-row table:style-name="ro1">
          <table:table-cell office:value-type="float" office:value="24.771015871162">
            <text:p>24.7710158712</text:p>
          </table:table-cell>
          <table:table-cell office:value-type="float" office:value="2873.7627303455">
            <text:p>2873.7627303455</text:p>
          </table:table-cell>
          <table:table-cell/>
          <table:table-cell office:value-type="float" office:value="21.4684132920534">
            <text:p>21.4684132921</text:p>
          </table:table-cell>
          <table:table-cell office:value-type="float" office:value="2863.54498468687">
            <text:p>2863.5449846869</text:p>
          </table:table-cell>
          <table:table-cell table:number-columns-repeated="2"/>
        </table:table-row>
        <table:table-row table:style-name="ro1">
          <table:table-cell office:value-type="float" office:value="23.2151021804092">
            <text:p>23.2151021804</text:p>
          </table:table-cell>
          <table:table-cell office:value-type="float" office:value="2868.97069388138">
            <text:p>2868.9706938814</text:p>
          </table:table-cell>
          <table:table-cell/>
          <table:table-cell office:value-type="float" office:value="20.953085732316">
            <text:p>20.9530857323</text:p>
          </table:table-cell>
          <table:table-cell office:value-type="float" office:value="2898.02557278149">
            <text:p>2898.0255727815</text:p>
          </table:table-cell>
          <table:table-cell table:number-columns-repeated="2"/>
        </table:table-row>
        <table:table-row table:style-name="ro1">
          <table:table-cell office:value-type="float" office:value="21.3761004961157">
            <text:p>21.3761004961</text:p>
          </table:table-cell>
          <table:table-cell office:value-type="float" office:value="2959.42042799691">
            <text:p>2959.4204279969</text:p>
          </table:table-cell>
          <table:table-cell/>
          <table:table-cell office:value-type="float" office:value="17.8875758214853">
            <text:p>17.8875758215</text:p>
          </table:table-cell>
          <table:table-cell office:value-type="float" office:value="2982.33451430277">
            <text:p>2982.3345143028</text:p>
          </table:table-cell>
          <table:table-cell table:number-columns-repeated="2"/>
        </table:table-row>
        <table:table-row table:style-name="ro1">
          <table:table-cell office:value-type="float" office:value="24.4761040579225">
            <text:p>24.4761040579</text:p>
          </table:table-cell>
          <table:table-cell office:value-type="float" office:value="2813.40527716001">
            <text:p>2813.40527716</text:p>
          </table:table-cell>
          <table:table-cell/>
          <table:table-cell office:value-type="float" office:value="22.581649695427">
            <text:p>22.5816496954</text:p>
          </table:table-cell>
          <table:table-cell office:value-type="float" office:value="2822.41577044072">
            <text:p>2822.4157704407</text:p>
          </table:table-cell>
          <table:table-cell table:number-columns-repeated="2"/>
        </table:table-row>
        <table:table-row table:style-name="ro1">
          <table:table-cell office:value-type="float" office:value="18.7868969328478">
            <text:p>18.7868969328</text:p>
          </table:table-cell>
          <table:table-cell office:value-type="float" office:value="2907.5866220675">
            <text:p>2907.5866220675</text:p>
          </table:table-cell>
          <table:table-cell/>
          <table:table-cell office:value-type="float" office:value="17.9166895896369">
            <text:p>17.9166895896</text:p>
          </table:table-cell>
          <table:table-cell office:value-type="float" office:value="2953.10781149834">
            <text:p>2953.1078114983</text:p>
          </table:table-cell>
          <table:table-cell table:number-columns-repeated="2"/>
        </table:table-row>
        <table:table-row table:style-name="ro1">
          <table:table-cell office:value-type="float" office:value="22.7031520496635">
            <text:p>22.7031520497</text:p>
          </table:table-cell>
          <table:table-cell office:value-type="float" office:value="2962.2618794141">
            <text:p>2962.2618794141</text:p>
          </table:table-cell>
          <table:table-cell/>
          <table:table-cell office:value-type="float" office:value="16.7878824935231">
            <text:p>16.7878824935</text:p>
          </table:table-cell>
          <table:table-cell office:value-type="float" office:value="3000.5115296787">
            <text:p>3000.5115296787</text:p>
          </table:table-cell>
          <table:table-cell table:number-columns-repeated="2"/>
        </table:table-row>
        <table:table-row table:style-name="ro1">
          <table:table-cell office:value-type="float" office:value="20.2140085275018">
            <text:p>20.2140085275</text:p>
          </table:table-cell>
          <table:table-cell office:value-type="float" office:value="2837.95354145439">
            <text:p>2837.9535414544</text:p>
          </table:table-cell>
          <table:table-cell/>
          <table:table-cell office:value-type="float" office:value="19.8492682427857">
            <text:p>19.8492682428</text:p>
          </table:table-cell>
          <table:table-cell office:value-type="float" office:value="2856.98644915135">
            <text:p>2856.9864491514</text:p>
          </table:table-cell>
          <table:table-cell table:number-columns-repeated="2"/>
        </table:table-row>
        <table:table-row table:style-name="ro1">
          <table:table-cell office:value-type="float" office:value="22.9533653576085">
            <text:p>22.9533653576</text:p>
          </table:table-cell>
          <table:table-cell office:value-type="float" office:value="2938.56383984694">
            <text:p>2938.5638398469</text:p>
          </table:table-cell>
          <table:table-cell/>
          <table:table-cell office:value-type="float" office:value="18.0202944356267">
            <text:p>18.0202944356</text:p>
          </table:table-cell>
          <table:table-cell office:value-type="float" office:value="2978.47893114037">
            <text:p>2978.4789311404</text:p>
          </table:table-cell>
          <table:table-cell table:number-columns-repeated="2"/>
        </table:table-row>
        <table:table-row table:style-name="ro1">
          <table:table-cell office:value-type="float" office:value="23.0391161015664">
            <text:p>23.0391161016</text:p>
          </table:table-cell>
          <table:table-cell office:value-type="float" office:value="2944.0394443638">
            <text:p>2944.0394443638</text:p>
          </table:table-cell>
          <table:table-cell/>
          <table:table-cell office:value-type="float" office:value="18.5894141538056">
            <text:p>18.5894141538</text:p>
          </table:table-cell>
          <table:table-cell office:value-type="float" office:value="2976.16761352398">
            <text:p>2976.167613524</text:p>
          </table:table-cell>
          <table:table-cell table:number-columns-repeated="2"/>
        </table:table-row>
        <table:table-row table:style-name="ro1">
          <table:table-cell office:value-type="float" office:value="19.3504011186957">
            <text:p>19.3504011187</text:p>
          </table:table-cell>
          <table:table-cell office:value-type="float" office:value="2932.30123781447">
            <text:p>2932.3012378145</text:p>
          </table:table-cell>
          <table:table-cell/>
          <table:table-cell office:value-type="float" office:value="16.382346568967">
            <text:p>16.382346569</text:p>
          </table:table-cell>
          <table:table-cell office:value-type="float" office:value="2975.10443510215">
            <text:p>2975.1044351022</text:p>
          </table:table-cell>
          <table:table-cell table:number-columns-repeated="2"/>
        </table:table-row>
        <table:table-row table:style-name="ro1">
          <table:table-cell office:value-type="float" office:value="25.7095305295131">
            <text:p>25.7095305295</text:p>
          </table:table-cell>
          <table:table-cell office:value-type="float" office:value="2799.7381852523">
            <text:p>2799.7381852523</text:p>
          </table:table-cell>
          <table:table-cell/>
          <table:table-cell office:value-type="float" office:value="23.1819319609278">
            <text:p>23.1819319609</text:p>
          </table:table-cell>
          <table:table-cell office:value-type="float" office:value="2804.70377528155">
            <text:p>2804.7037752816</text:p>
          </table:table-cell>
          <table:table-cell table:number-columns-repeated="2"/>
        </table:table-row>
        <table:table-row table:style-name="ro1">
          <table:table-cell office:value-type="float" office:value="24.4298244407802">
            <text:p>24.4298244408</text:p>
          </table:table-cell>
          <table:table-cell office:value-type="float" office:value="2783.56869675344">
            <text:p>2783.5686967534</text:p>
          </table:table-cell>
          <table:table-cell/>
          <table:table-cell office:value-type="float" office:value="22.7493930025121">
            <text:p>22.7493930025</text:p>
          </table:table-cell>
          <table:table-cell office:value-type="float" office:value="2793.02085103528">
            <text:p>2793.0208510353</text:p>
          </table:table-cell>
          <table:table-cell table:number-columns-repeated="2"/>
        </table:table-row>
        <table:table-row table:style-name="ro1">
          <table:table-cell office:value-type="float" office:value="22.7646802714464">
            <text:p>22.7646802714</text:p>
          </table:table-cell>
          <table:table-cell office:value-type="float" office:value="2903.64932436185">
            <text:p>2903.6493243619</text:p>
          </table:table-cell>
          <table:table-cell/>
          <table:table-cell office:value-type="float" office:value="20.9185397351877">
            <text:p>20.9185397352</text:p>
          </table:table-cell>
          <table:table-cell office:value-type="float" office:value="2930.46614782694">
            <text:p>2930.4661478269</text:p>
          </table:table-cell>
          <table:table-cell table:number-columns-repeated="2"/>
        </table:table-row>
        <table:table-row table:style-name="ro1">
          <table:table-cell office:value-type="float" office:value="19.8353782618665">
            <text:p>19.8353782619</text:p>
          </table:table-cell>
          <table:table-cell office:value-type="float" office:value="2938.92921315832">
            <text:p>2938.9292131583</text:p>
          </table:table-cell>
          <table:table-cell/>
          <table:table-cell office:value-type="float" office:value="16.9726294394354">
            <text:p>16.9726294394</text:p>
          </table:table-cell>
          <table:table-cell office:value-type="float" office:value="2975.87634676053">
            <text:p>2975.8763467605</text:p>
          </table:table-cell>
          <table:table-cell table:number-columns-repeated="2"/>
        </table:table-row>
        <table:table-row table:style-name="ro1">
          <table:table-cell office:value-type="float" office:value="26.7204644474387">
            <text:p>26.7204644474</text:p>
          </table:table-cell>
          <table:table-cell office:value-type="float" office:value="2690.50084548956">
            <text:p>2690.5008454896</text:p>
          </table:table-cell>
          <table:table-cell/>
          <table:table-cell office:value-type="float" office:value="25.9107539508941">
            <text:p>25.9107539509</text:p>
          </table:table-cell>
          <table:table-cell office:value-type="float" office:value="2589.48038612243">
            <text:p>2589.4803861224</text:p>
          </table:table-cell>
          <table:table-cell table:number-columns-repeated="2"/>
        </table:table-row>
        <table:table-row table:style-name="ro1">
          <table:table-cell office:value-type="float" office:value="17.4004778792809">
            <text:p>17.4004778793</text:p>
          </table:table-cell>
          <table:table-cell office:value-type="float" office:value="2894.96808140601">
            <text:p>2894.968081406</text:p>
          </table:table-cell>
          <table:table-cell/>
          <table:table-cell office:value-type="float" office:value="16.9740263653313">
            <text:p>16.9740263653</text:p>
          </table:table-cell>
          <table:table-cell office:value-type="float" office:value="2902.00528164362">
            <text:p>2902.0052816436</text:p>
          </table:table-cell>
          <table:table-cell table:number-columns-repeated="2"/>
        </table:table-row>
        <table:table-row table:style-name="ro1">
          <table:table-cell office:value-type="float" office:value="51.7672495385182">
            <text:p>51.7672495385</text:p>
          </table:table-cell>
          <table:table-cell office:value-type="float" office:value="2149.97631329246">
            <text:p>2149.9763132925</text:p>
          </table:table-cell>
          <table:table-cell/>
          <table:table-cell office:value-type="float" office:value="62.4769375986101">
            <text:p>62.4769375986</text:p>
          </table:table-cell>
          <table:table-cell office:value-type="float" office:value="1994.55636721508">
            <text:p>1994.5563672151</text:p>
          </table:table-cell>
          <table:table-cell table:number-columns-repeated="2"/>
        </table:table-row>
        <table:table-row table:style-name="ro1">
          <table:table-cell office:value-type="float" office:value="51.1669399408152">
            <text:p>51.1669399408</text:p>
          </table:table-cell>
          <table:table-cell office:value-type="float" office:value="2159.21046056669">
            <text:p>2159.2104605667</text:p>
          </table:table-cell>
          <table:table-cell/>
          <table:table-cell office:value-type="float" office:value="60.3606393546537">
            <text:p>60.3606393547</text:p>
          </table:table-cell>
          <table:table-cell office:value-type="float" office:value="2012.474073108">
            <text:p>2012.474073108</text:p>
          </table:table-cell>
          <table:table-cell table:number-columns-repeated="2"/>
        </table:table-row>
        <table:table-row table:style-name="ro1">
          <table:table-cell office:value-type="float" office:value="44.6061580657772">
            <text:p>44.6061580658</text:p>
          </table:table-cell>
          <table:table-cell office:value-type="float" office:value="2323.95458332533">
            <text:p>2323.9545833253</text:p>
          </table:table-cell>
          <table:table-cell/>
          <table:table-cell office:value-type="float" office:value="48.4961139198484">
            <text:p>48.4961139198</text:p>
          </table:table-cell>
          <table:table-cell office:value-type="float" office:value="2162.44023196453">
            <text:p>2162.4402319645</text:p>
          </table:table-cell>
          <table:table-cell table:number-columns-repeated="2"/>
        </table:table-row>
        <table:table-row table:style-name="ro1">
          <table:table-cell office:value-type="float" office:value="20.8742490105742">
            <text:p>20.8742490106</text:p>
          </table:table-cell>
          <table:table-cell office:value-type="float" office:value="2913.11579195958">
            <text:p>2913.1157919596</text:p>
          </table:table-cell>
          <table:table-cell/>
          <table:table-cell office:value-type="float" office:value="18.2387140407065">
            <text:p>18.2387140407</text:p>
          </table:table-cell>
          <table:table-cell office:value-type="float" office:value="2943.96568270437">
            <text:p>2943.9656827044</text:p>
          </table:table-cell>
          <table:table-cell table:number-columns-repeated="2"/>
        </table:table-row>
        <table:table-row table:style-name="ro1">
          <table:table-cell office:value-type="float" office:value="21.3595747781815">
            <text:p>21.3595747782</text:p>
          </table:table-cell>
          <table:table-cell office:value-type="float" office:value="2917.15623048453">
            <text:p>2917.1562304845</text:p>
          </table:table-cell>
          <table:table-cell/>
          <table:table-cell office:value-type="float" office:value="17.643845762908">
            <text:p>17.6438457629</text:p>
          </table:table-cell>
          <table:table-cell office:value-type="float" office:value="2950.33929139894">
            <text:p>2950.3392913989</text:p>
          </table:table-cell>
          <table:table-cell table:number-columns-repeated="2"/>
        </table:table-row>
        <table:table-row table:style-name="ro1">
          <table:table-cell office:value-type="float" office:value="32.8120459429708">
            <text:p>32.812045943</text:p>
          </table:table-cell>
          <table:table-cell office:value-type="float" office:value="2791.68119155577">
            <text:p>2791.6811915558</text:p>
          </table:table-cell>
          <table:table-cell/>
          <table:table-cell office:value-type="float" office:value="28.413471872684">
            <text:p>28.4134718727</text:p>
          </table:table-cell>
          <table:table-cell office:value-type="float" office:value="2754.20086910658">
            <text:p>2754.2008691066</text:p>
          </table:table-cell>
          <table:table-cell table:number-columns-repeated="2"/>
        </table:table-row>
        <table:table-row table:style-name="ro1">
          <table:table-cell office:value-type="float" office:value="22.3838557260213">
            <text:p>22.383855726</text:p>
          </table:table-cell>
          <table:table-cell office:value-type="float" office:value="2879.85505272659">
            <text:p>2879.8550527266</text:p>
          </table:table-cell>
          <table:table-cell/>
          <table:table-cell office:value-type="float" office:value="23.3596751614846">
            <text:p>23.3596751615</text:p>
          </table:table-cell>
          <table:table-cell office:value-type="float" office:value="2857.95424692396">
            <text:p>2857.954246924</text:p>
          </table:table-cell>
          <table:table-cell table:number-columns-repeated="2"/>
        </table:table-row>
        <table:table-row table:style-name="ro1">
          <table:table-cell office:value-type="float" office:value="19.9737717060617">
            <text:p>19.9737717061</text:p>
          </table:table-cell>
          <table:table-cell office:value-type="float" office:value="2924.80119318839">
            <text:p>2924.8011931884</text:p>
          </table:table-cell>
          <table:table-cell/>
          <table:table-cell office:value-type="float" office:value="17.2912214232987">
            <text:p>17.2912214233</text:p>
          </table:table-cell>
          <table:table-cell office:value-type="float" office:value="2948.34103963461">
            <text:p>2948.3410396346</text:p>
          </table:table-cell>
          <table:table-cell table:number-columns-repeated="2"/>
        </table:table-row>
        <table:table-row table:style-name="ro1">
          <table:table-cell office:value-type="float" office:value="23.9303873344277">
            <text:p>23.9303873344</text:p>
          </table:table-cell>
          <table:table-cell office:value-type="float" office:value="2835.43688456727">
            <text:p>2835.4368845673</text:p>
          </table:table-cell>
          <table:table-cell/>
          <table:table-cell office:value-type="float" office:value="22.5853003270723">
            <text:p>22.5853003271</text:p>
          </table:table-cell>
          <table:table-cell office:value-type="float" office:value="2844.74459424762">
            <text:p>2844.7445942476</text:p>
          </table:table-cell>
          <table:table-cell table:number-columns-repeated="2"/>
        </table:table-row>
        <table:table-row table:style-name="ro1">
          <table:table-cell office:value-type="float" office:value="25.6783461107602">
            <text:p>25.6783461108</text:p>
          </table:table-cell>
          <table:table-cell office:value-type="float" office:value="2782.05429689571">
            <text:p>2782.0542968957</text:p>
          </table:table-cell>
          <table:table-cell/>
          <table:table-cell office:value-type="float" office:value="24.3084059936598">
            <text:p>24.3084059937</text:p>
          </table:table-cell>
          <table:table-cell office:value-type="float" office:value="2776.61211698855">
            <text:p>2776.6121169886</text:p>
          </table:table-cell>
          <table:table-cell table:number-columns-repeated="2"/>
        </table:table-row>
        <table:table-row table:style-name="ro1">
          <table:table-cell office:value-type="float" office:value="27.9957892498269">
            <text:p>27.9957892498</text:p>
          </table:table-cell>
          <table:table-cell office:value-type="float" office:value="2789.49051421886">
            <text:p>2789.4905142189</text:p>
          </table:table-cell>
          <table:table-cell/>
          <table:table-cell office:value-type="float" office:value="25.9136814591809">
            <text:p>25.9136814592</text:p>
          </table:table-cell>
          <table:table-cell office:value-type="float" office:value="2793.60092943374">
            <text:p>2793.6009294337</text:p>
          </table:table-cell>
          <table:table-cell table:number-columns-repeated="2"/>
        </table:table-row>
        <table:table-row table:style-name="ro1">
          <table:table-cell office:value-type="float" office:value="57.2794258226211">
            <text:p>57.2794258226</text:p>
          </table:table-cell>
          <table:table-cell office:value-type="float" office:value="2152.49765134024">
            <text:p>2152.4976513402</text:p>
          </table:table-cell>
          <table:table-cell/>
          <table:table-cell office:value-type="float" office:value="74.4856847184679">
            <text:p>74.4856847185</text:p>
          </table:table-cell>
          <table:table-cell office:value-type="float" office:value="1980.06776596371">
            <text:p>1980.0677659637</text:p>
          </table:table-cell>
          <table:table-cell table:number-columns-repeated="2"/>
        </table:table-row>
        <table:table-row table:style-name="ro1">
          <table:table-cell office:value-type="float" office:value="23.0953054101015">
            <text:p>23.0953054101</text:p>
          </table:table-cell>
          <table:table-cell office:value-type="float" office:value="2851.29539026873">
            <text:p>2851.2953902687</text:p>
          </table:table-cell>
          <table:table-cell/>
          <table:table-cell office:value-type="float" office:value="22.108242498752">
            <text:p>22.1082424988</text:p>
          </table:table-cell>
          <table:table-cell office:value-type="float" office:value="2863.66596679621">
            <text:p>2863.6659667962</text:p>
          </table:table-cell>
          <table:table-cell table:number-columns-repeated="2"/>
        </table:table-row>
        <table:table-row table:style-name="ro1">
          <table:table-cell office:value-type="float" office:value="22.9857006181808">
            <text:p>22.9857006182</text:p>
          </table:table-cell>
          <table:table-cell office:value-type="float" office:value="2879.57378017591">
            <text:p>2879.5737801759</text:p>
          </table:table-cell>
          <table:table-cell/>
          <table:table-cell office:value-type="float" office:value="20.4955334586195">
            <text:p>20.4955334586</text:p>
          </table:table-cell>
          <table:table-cell office:value-type="float" office:value="2896.98485143929">
            <text:p>2896.9848514393</text:p>
          </table:table-cell>
          <table:table-cell table:number-columns-repeated="2"/>
        </table:table-row>
        <table:table-row table:style-name="ro1">
          <table:table-cell office:value-type="float" office:value="20.5555075611519">
            <text:p>20.5555075612</text:p>
          </table:table-cell>
          <table:table-cell office:value-type="float" office:value="2884.10934141238">
            <text:p>2884.1093414124</text:p>
          </table:table-cell>
          <table:table-cell/>
          <table:table-cell office:value-type="float" office:value="19.2276772759109">
            <text:p>19.2276772759</text:p>
          </table:table-cell>
          <table:table-cell office:value-type="float" office:value="2908.35851879281">
            <text:p>2908.3585187928</text:p>
          </table:table-cell>
          <table:table-cell table:number-columns-repeated="2"/>
        </table:table-row>
        <table:table-row table:style-name="ro1">
          <table:table-cell office:value-type="float" office:value="24.4073695488752">
            <text:p>24.4073695489</text:p>
          </table:table-cell>
          <table:table-cell office:value-type="float" office:value="2868.35995882259">
            <text:p>2868.3599588226</text:p>
          </table:table-cell>
          <table:table-cell/>
          <table:table-cell office:value-type="float" office:value="22.1646002923846">
            <text:p>22.1646002924</text:p>
          </table:table-cell>
          <table:table-cell office:value-type="float" office:value="2896.97412138133">
            <text:p>2896.9741213813</text:p>
          </table:table-cell>
          <table:table-cell table:number-columns-repeated="2"/>
        </table:table-row>
        <table:table-row table:style-name="ro1">
          <table:table-cell office:value-type="float" office:value="23.4819102059369">
            <text:p>23.4819102059</text:p>
          </table:table-cell>
          <table:table-cell office:value-type="float" office:value="2868.63357124827">
            <text:p>2868.6335712483</text:p>
          </table:table-cell>
          <table:table-cell/>
          <table:table-cell office:value-type="float" office:value="22.5331750970131">
            <text:p>22.533175097</text:p>
          </table:table-cell>
          <table:table-cell office:value-type="float" office:value="2874.98419985276">
            <text:p>2874.9841998528</text:p>
          </table:table-cell>
          <table:table-cell table:number-columns-repeated="2"/>
        </table:table-row>
        <table:table-row table:style-name="ro1">
          <table:table-cell office:value-type="float" office:value="32.1726614229997">
            <text:p>32.172661423</text:p>
          </table:table-cell>
          <table:table-cell office:value-type="float" office:value="2722.38577482284">
            <text:p>2722.3857748228</text:p>
          </table:table-cell>
          <table:table-cell/>
          <table:table-cell office:value-type="float" office:value="30.8706175802893">
            <text:p>30.8706175803</text:p>
          </table:table-cell>
          <table:table-cell office:value-type="float" office:value="2710.35216117079">
            <text:p>2710.3521611708</text:p>
          </table:table-cell>
          <table:table-cell table:number-columns-repeated="2"/>
        </table:table-row>
        <table:table-row table:style-name="ro1">
          <table:table-cell office:value-type="float" office:value="56.9670169543405">
            <text:p>56.9670169543</text:p>
          </table:table-cell>
          <table:table-cell office:value-type="float" office:value="2138.62662501921">
            <text:p>2138.6266250192</text:p>
          </table:table-cell>
          <table:table-cell/>
          <table:table-cell office:value-type="float" office:value="74.9893869252084">
            <text:p>74.9893869252</text:p>
          </table:table-cell>
          <table:table-cell office:value-type="float" office:value="1979.211299323">
            <text:p>1979.211299323</text:p>
          </table:table-cell>
          <table:table-cell table:number-columns-repeated="2"/>
        </table:table-row>
        <table:table-row table:style-name="ro1">
          <table:table-cell office:value-type="float" office:value="28.9809490628799">
            <text:p>28.9809490629</text:p>
          </table:table-cell>
          <table:table-cell office:value-type="float" office:value="2466.69429928757">
            <text:p>2466.6942992876</text:p>
          </table:table-cell>
          <table:table-cell/>
          <table:table-cell office:value-type="float" office:value="34.2702103938215">
            <text:p>34.2702103938</text:p>
          </table:table-cell>
          <table:table-cell office:value-type="float" office:value="2336.04765941942">
            <text:p>2336.0476594194</text:p>
          </table:table-cell>
          <table:table-cell table:number-columns-repeated="2"/>
        </table:table-row>
        <table:table-row table:style-name="ro1">
          <table:table-cell office:value-type="float" office:value="20.0880940973991">
            <text:p>20.0880940974</text:p>
          </table:table-cell>
          <table:table-cell office:value-type="float" office:value="2901.30512085305">
            <text:p>2901.3051208531</text:p>
          </table:table-cell>
          <table:table-cell/>
          <table:table-cell office:value-type="float" office:value="19.4703566335989">
            <text:p>19.4703566336</text:p>
          </table:table-cell>
          <table:table-cell office:value-type="float" office:value="2908.86204189564">
            <text:p>2908.8620418956</text:p>
          </table:table-cell>
          <table:table-cell table:number-columns-repeated="2"/>
        </table:table-row>
        <table:table-row table:style-name="ro1">
          <table:table-cell office:value-type="float" office:value="25.9056654237067">
            <text:p>25.9056654237</text:p>
          </table:table-cell>
          <table:table-cell office:value-type="float" office:value="2868.55095867582">
            <text:p>2868.5509586758</text:p>
          </table:table-cell>
          <table:table-cell/>
          <table:table-cell office:value-type="float" office:value="23.8531961720685">
            <text:p>23.8531961721</text:p>
          </table:table-cell>
          <table:table-cell office:value-type="float" office:value="2881.12568644993">
            <text:p>2881.1256864499</text:p>
          </table:table-cell>
          <table:table-cell table:number-columns-repeated="2"/>
        </table:table-row>
        <table:table-row table:style-name="ro1">
          <table:table-cell office:value-type="float" office:value="34.6728081994459">
            <text:p>34.6728081994</text:p>
          </table:table-cell>
          <table:table-cell office:value-type="float" office:value="2465.29272818314">
            <text:p>2465.2927281831</text:p>
          </table:table-cell>
          <table:table-cell/>
          <table:table-cell office:value-type="float" office:value="39.6538626985734">
            <text:p>39.6538626986</text:p>
          </table:table-cell>
          <table:table-cell office:value-type="float" office:value="2263.23398479981">
            <text:p>2263.2339847998</text:p>
          </table:table-cell>
          <table:table-cell table:number-columns-repeated="2"/>
        </table:table-row>
        <table:table-row table:style-name="ro1">
          <table:table-cell office:value-type="float" office:value="37.8580977564467">
            <text:p>37.8580977564</text:p>
          </table:table-cell>
          <table:table-cell office:value-type="float" office:value="2515.98549713396">
            <text:p>2515.985497134</text:p>
          </table:table-cell>
          <table:table-cell/>
          <table:table-cell office:value-type="float" office:value="40.8306719654416">
            <text:p>40.8306719654</text:p>
          </table:table-cell>
          <table:table-cell office:value-type="float" office:value="2319.7501804754">
            <text:p>2319.7501804754</text:p>
          </table:table-cell>
          <table:table-cell table:number-columns-repeated="2"/>
        </table:table-row>
        <table:table-row table:style-name="ro1">
          <table:table-cell office:value-type="float" office:value="24.8697448349149">
            <text:p>24.8697448349</text:p>
          </table:table-cell>
          <table:table-cell office:value-type="float" office:value="2850.88444343111">
            <text:p>2850.8844434311</text:p>
          </table:table-cell>
          <table:table-cell/>
          <table:table-cell office:value-type="float" office:value="22.8688129408339">
            <text:p>22.8688129408</text:p>
          </table:table-cell>
          <table:table-cell office:value-type="float" office:value="2874.0030895494">
            <text:p>2874.0030895494</text:p>
          </table:table-cell>
          <table:table-cell table:number-columns-repeated="2"/>
        </table:table-row>
        <table:table-row table:style-name="ro1">
          <table:table-cell office:value-type="float" office:value="24.1001883700804">
            <text:p>24.1001883701</text:p>
          </table:table-cell>
          <table:table-cell office:value-type="float" office:value="2815.01591663793">
            <text:p>2815.0159166379</text:p>
          </table:table-cell>
          <table:table-cell/>
          <table:table-cell office:value-type="float" office:value="22.8724595834699">
            <text:p>22.8724595835</text:p>
          </table:table-cell>
          <table:table-cell office:value-type="float" office:value="2831.39133424925">
            <text:p>2831.3913342493</text:p>
          </table:table-cell>
          <table:table-cell table:number-columns-repeated="2"/>
        </table:table-row>
        <table:table-row table:style-name="ro1">
          <table:table-cell office:value-type="float" office:value="25.6890190473855">
            <text:p>25.6890190474</text:p>
          </table:table-cell>
          <table:table-cell office:value-type="float" office:value="2813.83331654098">
            <text:p>2813.833316541</text:p>
          </table:table-cell>
          <table:table-cell/>
          <table:table-cell office:value-type="float" office:value="24.569957414869">
            <text:p>24.5699574149</text:p>
          </table:table-cell>
          <table:table-cell office:value-type="float" office:value="2838.15791012566">
            <text:p>2838.1579101257</text:p>
          </table:table-cell>
          <table:table-cell table:number-columns-repeated="2"/>
        </table:table-row>
        <table:table-row table:style-name="ro1">
          <table:table-cell office:value-type="float" office:value="25.4163331995132">
            <text:p>25.4163331995</text:p>
          </table:table-cell>
          <table:table-cell office:value-type="float" office:value="2807.81896424408">
            <text:p>2807.8189642441</text:p>
          </table:table-cell>
          <table:table-cell/>
          <table:table-cell office:value-type="float" office:value="23.1864072142169">
            <text:p>23.1864072142</text:p>
          </table:table-cell>
          <table:table-cell office:value-type="float" office:value="2819.75900372007">
            <text:p>2819.7590037201</text:p>
          </table:table-cell>
          <table:table-cell table:number-columns-repeated="2"/>
        </table:table-row>
        <table:table-row table:style-name="ro1">
          <table:table-cell office:value-type="float" office:value="24.4986276009174">
            <text:p>24.4986276009</text:p>
          </table:table-cell>
          <table:table-cell office:value-type="float" office:value="2834.65194181433">
            <text:p>2834.6519418143</text:p>
          </table:table-cell>
          <table:table-cell/>
          <table:table-cell office:value-type="float" office:value="24.0255552527438">
            <text:p>24.0255552527</text:p>
          </table:table-cell>
          <table:table-cell office:value-type="float" office:value="2838.84731859438">
            <text:p>2838.8473185944</text:p>
          </table:table-cell>
          <table:table-cell table:number-columns-repeated="2"/>
        </table:table-row>
        <table:table-row table:style-name="ro1">
          <table:table-cell office:value-type="float" office:value="31.2620537534369">
            <text:p>31.2620537534</text:p>
          </table:table-cell>
          <table:table-cell office:value-type="float" office:value="2456.43453629151">
            <text:p>2456.4345362915</text:p>
          </table:table-cell>
          <table:table-cell/>
          <table:table-cell office:value-type="float" office:value="36.1168983284494">
            <text:p>36.1168983284</text:p>
          </table:table-cell>
          <table:table-cell office:value-type="float" office:value="2259.66665407394">
            <text:p>2259.6666540739</text:p>
          </table:table-cell>
          <table:table-cell table:number-columns-repeated="2"/>
        </table:table-row>
        <table:table-row table:style-name="ro1">
          <table:table-cell office:value-type="float" office:value="27.4097875793521">
            <text:p>27.4097875794</text:p>
          </table:table-cell>
          <table:table-cell office:value-type="float" office:value="2794.56393981699">
            <text:p>2794.563939817</text:p>
          </table:table-cell>
          <table:table-cell/>
          <table:table-cell office:value-type="float" office:value="23.5673480945251">
            <text:p>23.5673480945</text:p>
          </table:table-cell>
          <table:table-cell office:value-type="float" office:value="2797.84894190828">
            <text:p>2797.8489419083</text:p>
          </table:table-cell>
          <table:table-cell table:number-columns-repeated="2"/>
        </table:table-row>
        <table:table-row table:style-name="ro1">
          <table:table-cell office:value-type="float" office:value="26.331743663221">
            <text:p>26.3317436632</text:p>
          </table:table-cell>
          <table:table-cell office:value-type="float" office:value="2842.46398160816">
            <text:p>2842.4639816082</text:p>
          </table:table-cell>
          <table:table-cell/>
          <table:table-cell office:value-type="float" office:value="24.4020836650292">
            <text:p>24.402083665</text:p>
          </table:table-cell>
          <table:table-cell office:value-type="float" office:value="2823.97735044454">
            <text:p>2823.9773504445</text:p>
          </table:table-cell>
          <table:table-cell table:number-columns-repeated="2"/>
        </table:table-row>
        <table:table-row table:style-name="ro1">
          <table:table-cell office:value-type="float" office:value="24.9430199170786">
            <text:p>24.9430199171</text:p>
          </table:table-cell>
          <table:table-cell office:value-type="float" office:value="2841.25228326208">
            <text:p>2841.2522832621</text:p>
          </table:table-cell>
          <table:table-cell/>
          <table:table-cell office:value-type="float" office:value="23.8020537784881">
            <text:p>23.8020537785</text:p>
          </table:table-cell>
          <table:table-cell office:value-type="float" office:value="2843.86297357536">
            <text:p>2843.8629735754</text:p>
          </table:table-cell>
          <table:table-cell table:number-columns-repeated="2"/>
        </table:table-row>
        <table:table-row table:style-name="ro1">
          <table:table-cell office:value-type="float" office:value="27.3572841801052">
            <text:p>27.3572841801</text:p>
          </table:table-cell>
          <table:table-cell office:value-type="float" office:value="2801.88081623277">
            <text:p>2801.8808162328</text:p>
          </table:table-cell>
          <table:table-cell/>
          <table:table-cell office:value-type="float" office:value="25.834789209616">
            <text:p>25.8347892096</text:p>
          </table:table-cell>
          <table:table-cell office:value-type="float" office:value="2793.46008121565">
            <text:p>2793.4600812157</text:p>
          </table:table-cell>
          <table:table-cell table:number-columns-repeated="2"/>
        </table:table-row>
        <table:table-row table:style-name="ro1">
          <table:table-cell office:value-type="float" office:value="26.3797408604584">
            <text:p>26.3797408605</text:p>
          </table:table-cell>
          <table:table-cell office:value-type="float" office:value="2804.24965334676">
            <text:p>2804.2496533468</text:p>
          </table:table-cell>
          <table:table-cell/>
          <table:table-cell office:value-type="float" office:value="23.7841826995713">
            <text:p>23.7841826996</text:p>
          </table:table-cell>
          <table:table-cell office:value-type="float" office:value="2809.25053100003">
            <text:p>2809.250531</text:p>
          </table:table-cell>
          <table:table-cell table:number-columns-repeated="2"/>
        </table:table-row>
        <table:table-row table:style-name="ro1">
          <table:table-cell office:value-type="float" office:value="25.68478430005">
            <text:p>25.6847843001</text:p>
          </table:table-cell>
          <table:table-cell office:value-type="float" office:value="2812.17843200295">
            <text:p>2812.178432003</text:p>
          </table:table-cell>
          <table:table-cell/>
          <table:table-cell office:value-type="float" office:value="25.2044529728408">
            <text:p>25.2044529728</text:p>
          </table:table-cell>
          <table:table-cell office:value-type="float" office:value="2814.14799986034">
            <text:p>2814.1479998603</text:p>
          </table:table-cell>
          <table:table-cell table:number-columns-repeated="2"/>
        </table:table-row>
        <table:table-row table:style-name="ro1">
          <table:table-cell office:value-type="float" office:value="28.6481176585493">
            <text:p>28.6481176585</text:p>
          </table:table-cell>
          <table:table-cell office:value-type="float" office:value="2813.24155102954">
            <text:p>2813.2415510295</text:p>
          </table:table-cell>
          <table:table-cell/>
          <table:table-cell office:value-type="float" office:value="25.5924503164789">
            <text:p>25.5924503165</text:p>
          </table:table-cell>
          <table:table-cell office:value-type="float" office:value="2810.80220748271">
            <text:p>2810.8022074827</text:p>
          </table:table-cell>
          <table:table-cell table:number-columns-repeated="2"/>
        </table:table-row>
        <table:table-row table:style-name="ro1">
          <table:table-cell office:value-type="float" office:value="27.3996690015648">
            <text:p>27.3996690016</text:p>
          </table:table-cell>
          <table:table-cell office:value-type="float" office:value="2814.60033457804">
            <text:p>2814.6003345781</text:p>
          </table:table-cell>
          <table:table-cell/>
          <table:table-cell office:value-type="float" office:value="24.7475055993368">
            <text:p>24.7475055993</text:p>
          </table:table-cell>
          <table:table-cell office:value-type="float" office:value="2817.14274647072">
            <text:p>2817.1427464707</text:p>
          </table:table-cell>
          <table:table-cell table:number-columns-repeated="2"/>
        </table:table-row>
        <table:table-row table:style-name="ro1">
          <table:table-cell office:value-type="float" office:value="28.3792518068224">
            <text:p>28.3792518068</text:p>
          </table:table-cell>
          <table:table-cell office:value-type="float" office:value="2708.52984521267">
            <text:p>2708.5298452127</text:p>
          </table:table-cell>
          <table:table-cell/>
          <table:table-cell office:value-type="float" office:value="25.1346855750409">
            <text:p>25.134685575</text:p>
          </table:table-cell>
          <table:table-cell office:value-type="float" office:value="2637.19522780028">
            <text:p>2637.1952278003</text:p>
          </table:table-cell>
          <table:table-cell table:number-columns-repeated="2"/>
        </table:table-row>
        <table:table-row table:style-name="ro1">
          <table:table-cell office:value-type="float" office:value="27.2534571114831">
            <text:p>27.2534571115</text:p>
          </table:table-cell>
          <table:table-cell office:value-type="float" office:value="2724.96435400665">
            <text:p>2724.9643540067</text:p>
          </table:table-cell>
          <table:table-cell/>
          <table:table-cell office:value-type="float" office:value="26.7006996562262">
            <text:p>26.7006996562</text:p>
          </table:table-cell>
          <table:table-cell office:value-type="float" office:value="2734.8511475841">
            <text:p>2734.8511475841</text:p>
          </table:table-cell>
          <table:table-cell table:number-columns-repeated="2"/>
        </table:table-row>
        <table:table-row table:style-name="ro1">
          <table:table-cell office:value-type="float" office:value="24.555218615824">
            <text:p>24.5552186158</text:p>
          </table:table-cell>
          <table:table-cell office:value-type="float" office:value="2825.76470472214">
            <text:p>2825.7647047221</text:p>
          </table:table-cell>
          <table:table-cell/>
          <table:table-cell office:value-type="float" office:value="22.3504110565088">
            <text:p>22.3504110565</text:p>
          </table:table-cell>
          <table:table-cell office:value-type="float" office:value="2847.2474142576">
            <text:p>2847.2474142576</text:p>
          </table:table-cell>
          <table:table-cell table:number-columns-repeated="2"/>
        </table:table-row>
        <table:table-row table:style-name="ro1">
          <table:table-cell office:value-type="float" office:value="27.4327034570346">
            <text:p>27.432703457</text:p>
          </table:table-cell>
          <table:table-cell office:value-type="float" office:value="2782.44405066525">
            <text:p>2782.4440506653</text:p>
          </table:table-cell>
          <table:table-cell/>
          <table:table-cell office:value-type="float" office:value="25.6809327417035">
            <text:p>25.6809327417</text:p>
          </table:table-cell>
          <table:table-cell office:value-type="float" office:value="2789.19955694161">
            <text:p>2789.1995569416</text:p>
          </table:table-cell>
          <table:table-cell table:number-columns-repeated="2"/>
        </table:table-row>
        <table:table-row table:style-name="ro1">
          <table:table-cell office:value-type="float" office:value="28.8255326931671">
            <text:p>28.8255326932</text:p>
          </table:table-cell>
          <table:table-cell office:value-type="float" office:value="2810.82050681327">
            <text:p>2810.8205068133</text:p>
          </table:table-cell>
          <table:table-cell/>
          <table:table-cell office:value-type="float" office:value="26.1144784029606">
            <text:p>26.114478403</text:p>
          </table:table-cell>
          <table:table-cell office:value-type="float" office:value="2798.59892200955">
            <text:p>2798.5989220096</text:p>
          </table:table-cell>
          <table:table-cell table:number-columns-repeated="2"/>
        </table:table-row>
        <table:table-row table:style-name="ro1">
          <table:table-cell office:value-type="float" office:value="39.8550184955624">
            <text:p>39.8550184956</text:p>
          </table:table-cell>
          <table:table-cell office:value-type="float" office:value="2307.29277163774">
            <text:p>2307.2927716378</text:p>
          </table:table-cell>
          <table:table-cell/>
          <table:table-cell office:value-type="float" office:value="49.3214762634878">
            <text:p>49.3214762635</text:p>
          </table:table-cell>
          <table:table-cell office:value-type="float" office:value="2153.35643433321">
            <text:p>2153.3564343332</text:p>
          </table:table-cell>
          <table:table-cell table:number-columns-repeated="2"/>
        </table:table-row>
        <table:table-row table:style-name="ro1">
          <table:table-cell office:value-type="float" office:value="26.7491296033294">
            <text:p>26.7491296033</text:p>
          </table:table-cell>
          <table:table-cell office:value-type="float" office:value="2829.16836904942">
            <text:p>2829.1683690494</text:p>
          </table:table-cell>
          <table:table-cell/>
          <table:table-cell office:value-type="float" office:value="25.3669870648185">
            <text:p>25.3669870648</text:p>
          </table:table-cell>
          <table:table-cell office:value-type="float" office:value="2837.32612430307">
            <text:p>2837.3261243031</text:p>
          </table:table-cell>
          <table:table-cell table:number-columns-repeated="2"/>
        </table:table-row>
        <table:table-row table:style-name="ro1">
          <table:table-cell office:value-type="float" office:value="25.4566546538369">
            <text:p>25.4566546538</text:p>
          </table:table-cell>
          <table:table-cell office:value-type="float" office:value="2841.37739252261">
            <text:p>2841.3773925226</text:p>
          </table:table-cell>
          <table:table-cell/>
          <table:table-cell office:value-type="float" office:value="23.7179472723755">
            <text:p>23.7179472724</text:p>
          </table:table-cell>
          <table:table-cell office:value-type="float" office:value="2838.43932900799">
            <text:p>2838.439329008</text:p>
          </table:table-cell>
          <table:table-cell table:number-columns-repeated="2"/>
        </table:table-row>
        <table:table-row table:style-name="ro1">
          <table:table-cell office:value-type="float" office:value="27.9728987955111">
            <text:p>27.9728987955</text:p>
          </table:table-cell>
          <table:table-cell office:value-type="float" office:value="2748.58293681253">
            <text:p>2748.5829368125</text:p>
          </table:table-cell>
          <table:table-cell/>
          <table:table-cell office:value-type="float" office:value="25.1004637421145">
            <text:p>25.1004637421</text:p>
          </table:table-cell>
          <table:table-cell office:value-type="float" office:value="2729.67622165948">
            <text:p>2729.6762216595</text:p>
          </table:table-cell>
          <table:table-cell table:number-columns-repeated="2"/>
        </table:table-row>
        <table:table-row table:style-name="ro1">
          <table:table-cell office:value-type="float" office:value="27.3934597332904">
            <text:p>27.3934597333</text:p>
          </table:table-cell>
          <table:table-cell office:value-type="float" office:value="2811.67893549334">
            <text:p>2811.6789354933</text:p>
          </table:table-cell>
          <table:table-cell/>
          <table:table-cell office:value-type="float" office:value="25.3110471219499">
            <text:p>25.3110471219</text:p>
          </table:table-cell>
          <table:table-cell office:value-type="float" office:value="2791.4367400988">
            <text:p>2791.4367400988</text:p>
          </table:table-cell>
          <table:table-cell table:number-columns-repeated="2"/>
        </table:table-row>
        <table:table-row table:style-name="ro1">
          <table:table-cell office:value-type="float" office:value="24.3198290216672">
            <text:p>24.3198290217</text:p>
          </table:table-cell>
          <table:table-cell office:value-type="float" office:value="2793.5975686563">
            <text:p>2793.5975686563</text:p>
          </table:table-cell>
          <table:table-cell/>
          <table:table-cell office:value-type="float" office:value="24.5810108242254">
            <text:p>24.5810108242</text:p>
          </table:table-cell>
          <table:table-cell office:value-type="float" office:value="2779.27667494908">
            <text:p>2779.2766749491</text:p>
          </table:table-cell>
          <table:table-cell table:number-columns-repeated="2"/>
        </table:table-row>
        <table:table-row table:style-name="ro1">
          <table:table-cell office:value-type="float" office:value="31.8171044940224">
            <text:p>31.817104494</text:p>
          </table:table-cell>
          <table:table-cell office:value-type="float" office:value="2749.97229331765">
            <text:p>2749.9722933177</text:p>
          </table:table-cell>
          <table:table-cell/>
          <table:table-cell office:value-type="float" office:value="26.3302851090168">
            <text:p>26.330285109</text:p>
          </table:table-cell>
          <table:table-cell office:value-type="float" office:value="2744.95999851756">
            <text:p>2744.9599985176</text:p>
          </table:table-cell>
          <table:table-cell table:number-columns-repeated="2"/>
        </table:table-row>
        <table:table-row table:style-name="ro1">
          <table:table-cell office:value-type="float" office:value="31.6687683170401">
            <text:p>31.668768317</text:p>
          </table:table-cell>
          <table:table-cell office:value-type="float" office:value="2711.58452717168">
            <text:p>2711.5845271717</text:p>
          </table:table-cell>
          <table:table-cell/>
          <table:table-cell office:value-type="float" office:value="29.4639346535302">
            <text:p>29.4639346535</text:p>
          </table:table-cell>
          <table:table-cell office:value-type="float" office:value="2677.80632743115">
            <text:p>2677.8063274312</text:p>
          </table:table-cell>
          <table:table-cell table:number-columns-repeated="2"/>
        </table:table-row>
        <table:table-row table:style-name="ro1">
          <table:table-cell office:value-type="float" office:value="51.847895850716">
            <text:p>51.8478958507</text:p>
          </table:table-cell>
          <table:table-cell office:value-type="float" office:value="2187.94892805234">
            <text:p>2187.9489280523</text:p>
          </table:table-cell>
          <table:table-cell/>
          <table:table-cell office:value-type="float" office:value="55.8814006150775">
            <text:p>55.8814006151</text:p>
          </table:table-cell>
          <table:table-cell office:value-type="float" office:value="2037.76911501339">
            <text:p>2037.7691150134</text:p>
          </table:table-cell>
          <table:table-cell table:number-columns-repeated="2"/>
        </table:table-row>
        <table:table-row table:style-name="ro1">
          <table:table-cell office:value-type="float" office:value="45.6110656687671">
            <text:p>45.6110656688</text:p>
          </table:table-cell>
          <table:table-cell office:value-type="float" office:value="2242.68718703324">
            <text:p>2242.6871870333</text:p>
          </table:table-cell>
          <table:table-cell/>
          <table:table-cell office:value-type="float" office:value="51.8627523710245">
            <text:p>51.862752371</text:p>
          </table:table-cell>
          <table:table-cell office:value-type="float" office:value="2061.7431631726">
            <text:p>2061.7431631726</text:p>
          </table:table-cell>
          <table:table-cell table:number-columns-repeated="2"/>
        </table:table-row>
        <table:table-row table:style-name="ro1">
          <table:table-cell office:value-type="float" office:value="25.8996441595395">
            <text:p>25.8996441595</text:p>
          </table:table-cell>
          <table:table-cell office:value-type="float" office:value="2773.67384662926">
            <text:p>2773.6738466293</text:p>
          </table:table-cell>
          <table:table-cell/>
          <table:table-cell office:value-type="float" office:value="24.3467166936038">
            <text:p>24.3467166936</text:p>
          </table:table-cell>
          <table:table-cell office:value-type="float" office:value="2775.93488581856">
            <text:p>2775.9348858186</text:p>
          </table:table-cell>
          <table:table-cell table:number-columns-repeated="2"/>
        </table:table-row>
        <table:table-row table:style-name="ro1">
          <table:table-cell office:value-type="float" office:value="31.3825514293568">
            <text:p>31.3825514294</text:p>
          </table:table-cell>
          <table:table-cell office:value-type="float" office:value="2742.69699607146">
            <text:p>2742.6969960715</text:p>
          </table:table-cell>
          <table:table-cell/>
          <table:table-cell office:value-type="float" office:value="27.1439672580404">
            <text:p>27.143967258</text:p>
          </table:table-cell>
          <table:table-cell office:value-type="float" office:value="2724.12695707242">
            <text:p>2724.1269570724</text:p>
          </table:table-cell>
          <table:table-cell table:number-columns-repeated="2"/>
        </table:table-row>
        <table:table-row table:style-name="ro1">
          <table:table-cell office:value-type="float" office:value="45.8838918795471">
            <text:p>45.8838918795</text:p>
          </table:table-cell>
          <table:table-cell office:value-type="float" office:value="2377.45968923706">
            <text:p>2377.4596892371</text:p>
          </table:table-cell>
          <table:table-cell/>
          <table:table-cell office:value-type="float" office:value="48.8884124058649">
            <text:p>48.8884124059</text:p>
          </table:table-cell>
          <table:table-cell office:value-type="float" office:value="2214.45669049836">
            <text:p>2214.4566904984</text:p>
          </table:table-cell>
          <table:table-cell table:number-columns-repeated="2"/>
        </table:table-row>
        <table:table-row table:style-name="ro1">
          <table:table-cell office:value-type="float" office:value="29.5325484114168">
            <text:p>29.5325484114</text:p>
          </table:table-cell>
          <table:table-cell office:value-type="float" office:value="2785.40937391183">
            <text:p>2785.4093739118</text:p>
          </table:table-cell>
          <table:table-cell/>
          <table:table-cell office:value-type="float" office:value="28.0788548196453">
            <text:p>28.0788548196</text:p>
          </table:table-cell>
          <table:table-cell office:value-type="float" office:value="2753.21207865211">
            <text:p>2753.2120786521</text:p>
          </table:table-cell>
          <table:table-cell table:number-columns-repeated="2"/>
        </table:table-row>
        <table:table-row table:style-name="ro1">
          <table:table-cell office:value-type="float" office:value="29.8440388417769">
            <text:p>29.8440388418</text:p>
          </table:table-cell>
          <table:table-cell office:value-type="float" office:value="2742.28263734872">
            <text:p>2742.2826373487</text:p>
          </table:table-cell>
          <table:table-cell/>
          <table:table-cell office:value-type="float" office:value="26.9390855339705">
            <text:p>26.939085534</text:p>
          </table:table-cell>
          <table:table-cell office:value-type="float" office:value="2721.65190097858">
            <text:p>2721.6519009786</text:p>
          </table:table-cell>
          <table:table-cell table:number-columns-repeated="2"/>
        </table:table-row>
        <table:table-row table:style-name="ro1">
          <table:table-cell office:value-type="float" office:value="42.005374997951">
            <text:p>42.005374998</text:p>
          </table:table-cell>
          <table:table-cell office:value-type="float" office:value="2440.75350433239">
            <text:p>2440.7535043324</text:p>
          </table:table-cell>
          <table:table-cell/>
          <table:table-cell office:value-type="float" office:value="46.8316780449085">
            <text:p>46.8316780449</text:p>
          </table:table-cell>
          <table:table-cell office:value-type="float" office:value="2224.18415708494">
            <text:p>2224.1841570849</text:p>
          </table:table-cell>
          <table:table-cell table:number-columns-repeated="2"/>
        </table:table-row>
        <table:table-row table:style-name="ro1">
          <table:table-cell office:value-type="float" office:value="58.3454972144253">
            <text:p>58.3454972144</text:p>
          </table:table-cell>
          <table:table-cell office:value-type="float" office:value="2168.25015109759">
            <text:p>2168.2501510976</text:p>
          </table:table-cell>
          <table:table-cell/>
          <table:table-cell office:value-type="float" office:value="69.4669446520201">
            <text:p>69.466944652</text:p>
          </table:table-cell>
          <table:table-cell office:value-type="float" office:value="1987.62718122018">
            <text:p>1987.6271812202</text:p>
          </table:table-cell>
          <table:table-cell table:number-columns-repeated="2"/>
        </table:table-row>
        <table:table-row table:style-name="ro1">
          <table:table-cell office:value-type="float" office:value="29.0336964761889">
            <text:p>29.0336964762</text:p>
          </table:table-cell>
          <table:table-cell office:value-type="float" office:value="2721.42632256648">
            <text:p>2721.4263225665</text:p>
          </table:table-cell>
          <table:table-cell/>
          <table:table-cell office:value-type="float" office:value="27.9020529617185">
            <text:p>27.9020529617</text:p>
          </table:table-cell>
          <table:table-cell office:value-type="float" office:value="2707.32143909839">
            <text:p>2707.3214390984</text:p>
          </table:table-cell>
          <table:table-cell table:number-columns-repeated="2"/>
        </table:table-row>
        <table:table-row table:style-name="ro1">
          <table:table-cell office:value-type="float" office:value="31.5301020691872">
            <text:p>31.5301020692</text:p>
          </table:table-cell>
          <table:table-cell office:value-type="float" office:value="2717.41194422194">
            <text:p>2717.4119442219</text:p>
          </table:table-cell>
          <table:table-cell/>
          <table:table-cell office:value-type="float" office:value="31.0698067613232">
            <text:p>31.0698067613</text:p>
          </table:table-cell>
          <table:table-cell office:value-type="float" office:value="2703.26390681446">
            <text:p>2703.2639068145</text:p>
          </table:table-cell>
          <table:table-cell table:number-columns-repeated="2"/>
        </table:table-row>
        <table:table-row table:style-name="ro1">
          <table:table-cell office:value-type="float" office:value="28.8885523123406">
            <text:p>28.8885523123</text:p>
          </table:table-cell>
          <table:table-cell office:value-type="float" office:value="2638.39642876555">
            <text:p>2638.3964287656</text:p>
          </table:table-cell>
          <table:table-cell/>
          <table:table-cell office:value-type="float" office:value="27.5657029935684">
            <text:p>27.5657029936</text:p>
          </table:table-cell>
          <table:table-cell office:value-type="float" office:value="2601.40234511336">
            <text:p>2601.4023451134</text:p>
          </table:table-cell>
          <table:table-cell table:number-columns-repeated="2"/>
        </table:table-row>
        <table:table-row table:style-name="ro1">
          <table:table-cell office:value-type="float" office:value="28.1310203849424">
            <text:p>28.1310203849</text:p>
          </table:table-cell>
          <table:table-cell office:value-type="float" office:value="2791.66759663438">
            <text:p>2791.6675966344</text:p>
          </table:table-cell>
          <table:table-cell/>
          <table:table-cell office:value-type="float" office:value="25.0893458999815">
            <text:p>25.0893459</text:p>
          </table:table-cell>
          <table:table-cell office:value-type="float" office:value="2793.76722705217">
            <text:p>2793.7672270522</text:p>
          </table:table-cell>
          <table:table-cell table:number-columns-repeated="2"/>
        </table:table-row>
        <table:table-row table:style-name="ro1">
          <table:table-cell office:value-type="float" office:value="28.6126330292789">
            <text:p>28.6126330293</text:p>
          </table:table-cell>
          <table:table-cell office:value-type="float" office:value="2726.27920005043">
            <text:p>2726.2792000504</text:p>
          </table:table-cell>
          <table:table-cell/>
          <table:table-cell office:value-type="float" office:value="26.4675211956932">
            <text:p>26.4675211957</text:p>
          </table:table-cell>
          <table:table-cell office:value-type="float" office:value="2708.32043317594">
            <text:p>2708.3204331759</text:p>
          </table:table-cell>
          <table:table-cell table:number-columns-repeated="2"/>
        </table:table-row>
        <table:table-row table:style-name="ro1">
          <table:table-cell office:value-type="float" office:value="28.0641486589746">
            <text:p>28.064148659</text:p>
          </table:table-cell>
          <table:table-cell office:value-type="float" office:value="2719.86253676457">
            <text:p>2719.8625367646</text:p>
          </table:table-cell>
          <table:table-cell/>
          <table:table-cell office:value-type="float" office:value="26.0240685321183">
            <text:p>26.0240685321</text:p>
          </table:table-cell>
          <table:table-cell office:value-type="float" office:value="2695.98308017586">
            <text:p>2695.9830801759</text:p>
          </table:table-cell>
          <table:table-cell table:number-columns-repeated="2"/>
        </table:table-row>
        <table:table-row table:style-name="ro1">
          <table:table-cell office:value-type="float" office:value="56.9678391522924">
            <text:p>56.9678391523</text:p>
          </table:table-cell>
          <table:table-cell office:value-type="float" office:value="2231.49105156768">
            <text:p>2231.4910515677</text:p>
          </table:table-cell>
          <table:table-cell/>
          <table:table-cell office:value-type="float" office:value="58.3784494948687">
            <text:p>58.3784494949</text:p>
          </table:table-cell>
          <table:table-cell office:value-type="float" office:value="2049.85482608105">
            <text:p>2049.8548260811</text:p>
          </table:table-cell>
          <table:table-cell table:number-columns-repeated="2"/>
        </table:table-row>
        <table:table-row table:style-name="ro1">
          <table:table-cell office:value-type="float" office:value="28.0608060696677">
            <text:p>28.0608060697</text:p>
          </table:table-cell>
          <table:table-cell office:value-type="float" office:value="2755.14523095752">
            <text:p>2755.1452309575</text:p>
          </table:table-cell>
          <table:table-cell/>
          <table:table-cell office:value-type="float" office:value="24.598496638776">
            <text:p>24.5984966388</text:p>
          </table:table-cell>
          <table:table-cell office:value-type="float" office:value="2754.67440500841">
            <text:p>2754.6744050084</text:p>
          </table:table-cell>
          <table:table-cell table:number-columns-repeated="2"/>
        </table:table-row>
        <table:table-row table:style-name="ro1">
          <table:table-cell office:value-type="float" office:value="28.8047107104552">
            <text:p>28.8047107105</text:p>
          </table:table-cell>
          <table:table-cell office:value-type="float" office:value="2790.6298716461">
            <text:p>2790.6298716461</text:p>
          </table:table-cell>
          <table:table-cell/>
          <table:table-cell office:value-type="float" office:value="26.1965071618991">
            <text:p>26.1965071619</text:p>
          </table:table-cell>
          <table:table-cell office:value-type="float" office:value="2767.19771830905">
            <text:p>2767.1977183091</text:p>
          </table:table-cell>
          <table:table-cell table:number-columns-repeated="2"/>
        </table:table-row>
        <table:table-row table:style-name="ro1">
          <table:table-cell office:value-type="float" office:value="29.9814221975278">
            <text:p>29.9814221975</text:p>
          </table:table-cell>
          <table:table-cell office:value-type="float" office:value="2640.54990401258">
            <text:p>2640.5499040126</text:p>
          </table:table-cell>
          <table:table-cell/>
          <table:table-cell office:value-type="float" office:value="30.3069797469607">
            <text:p>30.306979747</text:p>
          </table:table-cell>
          <table:table-cell office:value-type="float" office:value="2583.91040547296">
            <text:p>2583.910405473</text:p>
          </table:table-cell>
          <table:table-cell table:number-columns-repeated="2"/>
        </table:table-row>
        <table:table-row table:style-name="ro1">
          <table:table-cell office:value-type="float" office:value="28.2027211142172">
            <text:p>28.2027211142</text:p>
          </table:table-cell>
          <table:table-cell office:value-type="float" office:value="2778.61637016267">
            <text:p>2778.6163701627</text:p>
          </table:table-cell>
          <table:table-cell/>
          <table:table-cell office:value-type="float" office:value="26.5103885958027">
            <text:p>26.5103885958</text:p>
          </table:table-cell>
          <table:table-cell office:value-type="float" office:value="2755.94827211013">
            <text:p>2755.9482721101</text:p>
          </table:table-cell>
          <table:table-cell table:number-columns-repeated="2"/>
        </table:table-row>
        <table:table-row table:style-name="ro1">
          <table:table-cell office:value-type="float" office:value="30.9455130326432">
            <text:p>30.9455130326</text:p>
          </table:table-cell>
          <table:table-cell office:value-type="float" office:value="2735.39853065676">
            <text:p>2735.3985306568</text:p>
          </table:table-cell>
          <table:table-cell/>
          <table:table-cell office:value-type="float" office:value="28.1752376155579">
            <text:p>28.1752376156</text:p>
          </table:table-cell>
          <table:table-cell office:value-type="float" office:value="2711.42000454338">
            <text:p>2711.4200045434</text:p>
          </table:table-cell>
          <table:table-cell table:number-columns-repeated="2"/>
        </table:table-row>
        <table:table-row table:style-name="ro1">
          <table:table-cell office:value-type="float" office:value="28.3176520996492">
            <text:p>28.3176520996</text:p>
          </table:table-cell>
          <table:table-cell office:value-type="float" office:value="2757.70874373148">
            <text:p>2757.7087437315</text:p>
          </table:table-cell>
          <table:table-cell/>
          <table:table-cell office:value-type="float" office:value="24.9843196052757">
            <text:p>24.9843196053</text:p>
          </table:table-cell>
          <table:table-cell office:value-type="float" office:value="2760.12526191161">
            <text:p>2760.1252619116</text:p>
          </table:table-cell>
          <table:table-cell table:number-columns-repeated="2"/>
        </table:table-row>
        <table:table-row table:style-name="ro1">
          <table:table-cell office:value-type="float" office:value="29.9890914146989">
            <text:p>29.9890914147</text:p>
          </table:table-cell>
          <table:table-cell office:value-type="float" office:value="2759.14810394011">
            <text:p>2759.1481039401</text:p>
          </table:table-cell>
          <table:table-cell/>
          <table:table-cell office:value-type="float" office:value="27.1548209722028">
            <text:p>27.1548209722</text:p>
          </table:table-cell>
          <table:table-cell office:value-type="float" office:value="2758.5374712475">
            <text:p>2758.5374712475</text:p>
          </table:table-cell>
          <table:table-cell table:number-columns-repeated="2"/>
        </table:table-row>
        <table:table-row table:style-name="ro1">
          <table:table-cell office:value-type="float" office:value="29.1048317403299">
            <text:p>29.1048317403</text:p>
          </table:table-cell>
          <table:table-cell office:value-type="float" office:value="2710.27244136853">
            <text:p>2710.2724413685</text:p>
          </table:table-cell>
          <table:table-cell/>
          <table:table-cell office:value-type="float" office:value="29.1671893596219">
            <text:p>29.1671893596</text:p>
          </table:table-cell>
          <table:table-cell office:value-type="float" office:value="2690.59480663163">
            <text:p>2690.5948066316</text:p>
          </table:table-cell>
          <table:table-cell table:number-columns-repeated="2"/>
        </table:table-row>
        <table:table-row table:style-name="ro1">
          <table:table-cell office:value-type="float" office:value="27.0873639507356">
            <text:p>27.0873639507</text:p>
          </table:table-cell>
          <table:table-cell office:value-type="float" office:value="2765.10143089844">
            <text:p>2765.1014308984</text:p>
          </table:table-cell>
          <table:table-cell/>
          <table:table-cell office:value-type="float" office:value="25.5603763548389">
            <text:p>25.5603763548</text:p>
          </table:table-cell>
          <table:table-cell office:value-type="float" office:value="2759.02220738841">
            <text:p>2759.0222073884</text:p>
          </table:table-cell>
          <table:table-cell table:number-columns-repeated="2"/>
        </table:table-row>
        <table:table-row table:style-name="ro1">
          <table:table-cell office:value-type="float" office:value="29.1991982046226">
            <text:p>29.1991982046</text:p>
          </table:table-cell>
          <table:table-cell office:value-type="float" office:value="2771.16039325388">
            <text:p>2771.1603932539</text:p>
          </table:table-cell>
          <table:table-cell/>
          <table:table-cell office:value-type="float" office:value="25.5402631424861">
            <text:p>25.5402631425</text:p>
          </table:table-cell>
          <table:table-cell office:value-type="float" office:value="2764.26625176715">
            <text:p>2764.2662517672</text:p>
          </table:table-cell>
          <table:table-cell table:number-columns-repeated="2"/>
        </table:table-row>
        <table:table-row table:style-name="ro1">
          <table:table-cell office:value-type="float" office:value="29.1089399253779">
            <text:p>29.1089399254</text:p>
          </table:table-cell>
          <table:table-cell office:value-type="float" office:value="2775.16284894701">
            <text:p>2775.162848947</text:p>
          </table:table-cell>
          <table:table-cell/>
          <table:table-cell office:value-type="float" office:value="25.1247989484139">
            <text:p>25.1247989484</text:p>
          </table:table-cell>
          <table:table-cell office:value-type="float" office:value="2769.42907081049">
            <text:p>2769.4290708105</text:p>
          </table:table-cell>
          <table:table-cell table:number-columns-repeated="2"/>
        </table:table-row>
        <table:table-row table:style-name="ro1">
          <table:table-cell office:value-type="float" office:value="28.9289399513669">
            <text:p>28.9289399514</text:p>
          </table:table-cell>
          <table:table-cell office:value-type="float" office:value="2670.73480877127">
            <text:p>2670.7348087713</text:p>
          </table:table-cell>
          <table:table-cell/>
          <table:table-cell office:value-type="float" office:value="26.8174442715148">
            <text:p>26.8174442715</text:p>
          </table:table-cell>
          <table:table-cell office:value-type="float" office:value="2647.85979106929">
            <text:p>2647.8597910693</text:p>
          </table:table-cell>
          <table:table-cell table:number-columns-repeated="2"/>
        </table:table-row>
        <table:table-row table:style-name="ro1">
          <table:table-cell office:value-type="float" office:value="27.2184725792615">
            <text:p>27.2184725793</text:p>
          </table:table-cell>
          <table:table-cell office:value-type="float" office:value="2771.18092853535">
            <text:p>2771.1809285354</text:p>
          </table:table-cell>
          <table:table-cell/>
          <table:table-cell office:value-type="float" office:value="25.3861091160781">
            <text:p>25.3861091161</text:p>
          </table:table-cell>
          <table:table-cell office:value-type="float" office:value="2771.7360709486">
            <text:p>2771.7360709486</text:p>
          </table:table-cell>
          <table:table-cell table:number-columns-repeated="2"/>
        </table:table-row>
        <table:table-row table:style-name="ro1">
          <table:table-cell office:value-type="float" office:value="30.1737304707193">
            <text:p>30.1737304707</text:p>
          </table:table-cell>
          <table:table-cell office:value-type="float" office:value="2688.87796568173">
            <text:p>2688.8779656817</text:p>
          </table:table-cell>
          <table:table-cell/>
          <table:table-cell office:value-type="float" office:value="27.7588079143291">
            <text:p>27.7588079143</text:p>
          </table:table-cell>
          <table:table-cell office:value-type="float" office:value="2644.19800906581">
            <text:p>2644.1980090658</text:p>
          </table:table-cell>
          <table:table-cell table:number-columns-repeated="2"/>
        </table:table-row>
        <table:table-row table:style-name="ro1">
          <table:table-cell office:value-type="float" office:value="33.7981250636422">
            <text:p>33.7981250636</text:p>
          </table:table-cell>
          <table:table-cell office:value-type="float" office:value="2658.24635019288">
            <text:p>2658.2463501929</text:p>
          </table:table-cell>
          <table:table-cell/>
          <table:table-cell office:value-type="float" office:value="31.1844956288724">
            <text:p>31.1844956289</text:p>
          </table:table-cell>
          <table:table-cell office:value-type="float" office:value="2620.39156076042">
            <text:p>2620.3915607604</text:p>
          </table:table-cell>
          <table:table-cell table:number-columns-repeated="2"/>
        </table:table-row>
        <table:table-row table:style-name="ro1">
          <table:table-cell office:value-type="float" office:value="32.7294482812088">
            <text:p>32.7294482812</text:p>
          </table:table-cell>
          <table:table-cell office:value-type="float" office:value="2575.84462256408">
            <text:p>2575.8446225641</text:p>
          </table:table-cell>
          <table:table-cell/>
          <table:table-cell office:value-type="float" office:value="32.0699157120592">
            <text:p>32.0699157121</text:p>
          </table:table-cell>
          <table:table-cell office:value-type="float" office:value="2534.33560009529">
            <text:p>2534.3356000953</text:p>
          </table:table-cell>
          <table:table-cell table:number-columns-repeated="2"/>
        </table:table-row>
        <table:table-row table:style-name="ro1">
          <table:table-cell office:value-type="float" office:value="26.0555322133652">
            <text:p>26.0555322134</text:p>
          </table:table-cell>
          <table:table-cell office:value-type="float" office:value="2732.62222180345">
            <text:p>2732.6222218035</text:p>
          </table:table-cell>
          <table:table-cell/>
          <table:table-cell office:value-type="float" office:value="25.6317762618053">
            <text:p>25.6317762618</text:p>
          </table:table-cell>
          <table:table-cell office:value-type="float" office:value="2746.00889029533">
            <text:p>2746.0088902953</text:p>
          </table:table-cell>
          <table:table-cell table:number-columns-repeated="2"/>
        </table:table-row>
        <table:table-row table:style-name="ro1">
          <table:table-cell office:value-type="float" office:value="33.647764604676">
            <text:p>33.6477646047</text:p>
          </table:table-cell>
          <table:table-cell office:value-type="float" office:value="2690.88938142221">
            <text:p>2690.8893814222</text:p>
          </table:table-cell>
          <table:table-cell/>
          <table:table-cell office:value-type="float" office:value="30.5780331601606">
            <text:p>30.5780331602</text:p>
          </table:table-cell>
          <table:table-cell office:value-type="float" office:value="2654.53669783096">
            <text:p>2654.536697831</text:p>
          </table:table-cell>
          <table:table-cell table:number-columns-repeated="2"/>
        </table:table-row>
        <table:table-row table:style-name="ro1">
          <table:table-cell office:value-type="float" office:value="26.5436325546403">
            <text:p>26.5436325546</text:p>
          </table:table-cell>
          <table:table-cell office:value-type="float" office:value="2735.96380800631">
            <text:p>2735.9638080063</text:p>
          </table:table-cell>
          <table:table-cell/>
          <table:table-cell office:value-type="float" office:value="24.006397515747">
            <text:p>24.0063975157</text:p>
          </table:table-cell>
          <table:table-cell office:value-type="float" office:value="2711.11070400469">
            <text:p>2711.1107040047</text:p>
          </table:table-cell>
          <table:table-cell table:number-columns-repeated="2"/>
        </table:table-row>
        <table:table-row table:style-name="ro1">
          <table:table-cell office:value-type="float" office:value="28.0631235909425">
            <text:p>28.0631235909</text:p>
          </table:table-cell>
          <table:table-cell office:value-type="float" office:value="2752.43359178644">
            <text:p>2752.4335917864</text:p>
          </table:table-cell>
          <table:table-cell/>
          <table:table-cell office:value-type="float" office:value="25.0989664626863">
            <text:p>25.0989664627</text:p>
          </table:table-cell>
          <table:table-cell office:value-type="float" office:value="2754.83721929924">
            <text:p>2754.8372192992</text:p>
          </table:table-cell>
          <table:table-cell table:number-columns-repeated="2"/>
        </table:table-row>
        <table:table-row table:style-name="ro1">
          <table:table-cell office:value-type="float" office:value="26.2926427192244">
            <text:p>26.2926427192</text:p>
          </table:table-cell>
          <table:table-cell office:value-type="float" office:value="2759.631477722">
            <text:p>2759.631477722</text:p>
          </table:table-cell>
          <table:table-cell/>
          <table:table-cell office:value-type="float" office:value="24.3664352499739">
            <text:p>24.36643525</text:p>
          </table:table-cell>
          <table:table-cell office:value-type="float" office:value="2758.83185690919">
            <text:p>2758.8318569092</text:p>
          </table:table-cell>
          <table:table-cell table:number-columns-repeated="2"/>
        </table:table-row>
        <table:table-row table:style-name="ro1">
          <table:table-cell office:value-type="float" office:value="51.9613344047925">
            <text:p>51.9613344048</text:p>
          </table:table-cell>
          <table:table-cell office:value-type="float" office:value="2150.72073063212">
            <text:p>2150.7207306321</text:p>
          </table:table-cell>
          <table:table-cell/>
          <table:table-cell office:value-type="float" office:value="72.0061084097018">
            <text:p>72.0061084097</text:p>
          </table:table-cell>
          <table:table-cell office:value-type="float" office:value="1979.4687661972">
            <text:p>1979.4687661972</text:p>
          </table:table-cell>
          <table:table-cell table:number-columns-repeated="2"/>
        </table:table-row>
        <table:table-row table:style-name="ro1">
          <table:table-cell office:value-type="float" office:value="35.9839687822145">
            <text:p>35.9839687822</text:p>
          </table:table-cell>
          <table:table-cell office:value-type="float" office:value="2479.36948129748">
            <text:p>2479.3694812975</text:p>
          </table:table-cell>
          <table:table-cell/>
          <table:table-cell office:value-type="float" office:value="34.6183606228846">
            <text:p>34.6183606229</text:p>
          </table:table-cell>
          <table:table-cell office:value-type="float" office:value="2415.90183879159">
            <text:p>2415.9018387916</text:p>
          </table:table-cell>
          <table:table-cell table:number-columns-repeated="2"/>
        </table:table-row>
        <table:table-row table:style-name="ro1">
          <table:table-cell office:value-type="float" office:value="27.1228062618712">
            <text:p>27.1228062619</text:p>
          </table:table-cell>
          <table:table-cell office:value-type="float" office:value="2772.60947757456">
            <text:p>2772.6094775746</text:p>
          </table:table-cell>
          <table:table-cell/>
          <table:table-cell office:value-type="float" office:value="24.2629311016766">
            <text:p>24.2629311017</text:p>
          </table:table-cell>
          <table:table-cell office:value-type="float" office:value="2755.14311355792">
            <text:p>2755.1431135579</text:p>
          </table:table-cell>
          <table:table-cell table:number-columns-repeated="2"/>
        </table:table-row>
        <table:table-row table:style-name="ro1">
          <table:table-cell office:value-type="float" office:value="43.3853213484052">
            <text:p>43.3853213484</text:p>
          </table:table-cell>
          <table:table-cell office:value-type="float" office:value="2323.42087853419">
            <text:p>2323.4208785342</text:p>
          </table:table-cell>
          <table:table-cell/>
          <table:table-cell office:value-type="float" office:value="52.8748912574586">
            <text:p>52.8748912575</text:p>
          </table:table-cell>
          <table:table-cell office:value-type="float" office:value="2164.51596658678">
            <text:p>2164.5159665868</text:p>
          </table:table-cell>
          <table:table-cell table:number-columns-repeated="2"/>
        </table:table-row>
        <table:table-row table:style-name="ro1">
          <table:table-cell office:value-type="float" office:value="26.2644298191131">
            <text:p>26.2644298191</text:p>
          </table:table-cell>
          <table:table-cell office:value-type="float" office:value="2747.18848065257">
            <text:p>2747.1884806526</text:p>
          </table:table-cell>
          <table:table-cell/>
          <table:table-cell office:value-type="float" office:value="25.8732459377986">
            <text:p>25.8732459378</text:p>
          </table:table-cell>
          <table:table-cell office:value-type="float" office:value="2751.59056953698">
            <text:p>2751.590569537</text:p>
          </table:table-cell>
          <table:table-cell table:number-columns-repeated="2"/>
        </table:table-row>
        <table:table-row table:style-name="ro1">
          <table:table-cell office:value-type="float" office:value="71.6699089004416">
            <text:p>71.6699089004</text:p>
          </table:table-cell>
          <table:table-cell office:value-type="float" office:value="2152.17901199677">
            <text:p>2152.1790119968</text:p>
          </table:table-cell>
          <table:table-cell/>
          <table:table-cell office:value-type="float" office:value="79.9192076394636">
            <text:p>79.9192076395</text:p>
          </table:table-cell>
          <table:table-cell office:value-type="float" office:value="1991.08341435185">
            <text:p>1991.083414351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SUM([.A2:.A366])/365" office:value-type="float" office:value="24.7295628223771">
            <text:p>24.7295628224</text:p>
          </table:table-cell>
          <table:table-cell table:formula="of:=SUM([.B2:.B366])/365" office:value-type="float" office:value="2795.52111801761">
            <text:p>2795.5211180176</text:p>
          </table:table-cell>
          <table:table-cell/>
          <table:table-cell table:formula="of:=SUM([.D2:.D366])/365" office:value-type="float" office:value="24.0215363303193">
            <text:p>24.0215363303</text:p>
          </table:table-cell>
          <table:table-cell table:formula="of:=SUM([.E2:.E366])/365" office:value-type="float" office:value="2788.96406327493">
            <text:p>2788.9640632749</text:p>
          </table:table-cell>
          <table:table-cell/>
          <table:table-cell office:value-type="string">
            <text:p>平均</text:p>
          </table:table-cell>
        </table:table-row>
        <table:table-row table:style-name="ro1">
          <table:table-cell table:formula="of:=VARP([.A2:.A366])" office:value-type="float" office:value="101.830602328703">
            <text:p>101.8306023287</text:p>
          </table:table-cell>
          <table:table-cell table:formula="of:=VARP([.B2:.B366])" office:value-type="float" office:value="48176.1674603356">
            <text:p>48176.1674603356</text:p>
          </table:table-cell>
          <table:table-cell/>
          <table:table-cell table:formula="of:=VARP([.D2:.D366])" office:value-type="float" office:value="165.719674074348">
            <text:p>165.7196740743</text:p>
          </table:table-cell>
          <table:table-cell table:formula="of:=VARP([.E2:.E366])" office:value-type="float" office:value="79169.5544976146">
            <text:p>79169.5544976146</text:p>
          </table:table-cell>
          <table:table-cell/>
          <table:table-cell office:value-type="string">
            <text:p>分散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7T11:41:16</dc:date>
    <dc:creator>yshtak </dc:creator>
    <meta:generator>LibreOffice/3.5$Linux_X86_64 LibreOffice_project/350m1$Build-2</meta:generator>
    <meta:editing-duration>PT20M35S</meta:editing-duration>
    <meta:editing-cycles>3</meta:editing-cycles>
    <meta:document-statistic meta:table-count="1" meta:cell-count="14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14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14pt" style:font-size-asian="14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-dash="_33__20_Dashes_20_3_20_Dots_20__28_var_29_" svg:stroke-width="0.04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1cm" svg:height="9.072cm" xlink:href=".." xlink:type="simple" chart:class="chart:line" chart:column-mapping="1 0" chart:style-name="ch1">
        <chart:legend svg:x="12.35cm" svg:y="6.265cm" style:legend-expansion="custom" chartooo:width="2.979cm" chartooo:height="1.051cm" style:legend-expansion-aspect-ratio="2.83444338725024" chart:style-name="ch2"/>
        <chart:plot-area chart:style-name="ch3" table:cell-range-address="Sheet1.D1:Sheet1.D366 Sheet1.A1:Sheet1.A366" chart:data-source-has-labels="row" svg:x="1.114cm" svg:y="0.86cm" svg:width="14.477cm" svg:height="7.227cm">
          <chartooo:coordinate-region svg:x="1.788cm" svg:y="1.046cm" svg:width="13.634cm" svg:height="6.421cm"/>
          <chart:axis chart:dimension="x" chart:name="primary-x" chart:style-name="ch4">
            <chart:title svg:x="7.792cm" svg:y="8.268cm" chart:style-name="ch5">
              <text:p>日数</text:p>
            </chart:title>
          </chart:axis>
          <chart:axis chart:dimension="y" chart:name="primary-y" chart:style-name="ch6">
            <chart:title svg:x="0.036cm" svg:y="3.213cm" chart:style-name="ch7">
              <text:p>買電量W</text:p>
            </chart:title>
            <chart:grid chart:style-name="ch8" chart:class="major"/>
          </chart:axis>
          <chart:series chart:style-name="ch9" chart:values-cell-range-address="Sheet1.D2:Sheet1.D366" chart:label-cell-address="Sheet1.D1:Sheet1.D1" chart:class="chart:line">
            <chart:data-point chart:repeated="365"/>
          </chart:series>
          <chart:series chart:style-name="ch10" chart:values-cell-range-address="Sheet1.A2:Sheet1.A366" chart:label-cell-address="Sheet1.A1:Sheet1.A1" chart:class="chart:line">
            <chart:data-point chart:repeated="3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予測なし</text:p>
                <draw:g>
                  <svg:desc>Sheet1.D1:Sheet1.D1</svg:desc>
                </draw:g>
              </table:table-cell>
              <table:table-cell office:value-type="string">
                <text:p>予測あり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241232848108">
                <text:p>29.241232848108</text:p>
                <draw:g>
                  <svg:desc>Sheet1.D2:Sheet1.D366</svg:desc>
                </draw:g>
              </table:table-cell>
              <table:table-cell office:value-type="float" office:value="31.8989407177097">
                <text:p>31.8989407177097</text:p>
                <draw:g>
                  <svg:desc>Sheet1.A2:Sheet1.A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9825201021061">
                <text:p>36.9825201021061</text:p>
              </table:table-cell>
              <table:table-cell office:value-type="float" office:value="37.9501301817419">
                <text:p>37.9501301817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356043698546">
                <text:p>29.7356043698546</text:p>
              </table:table-cell>
              <table:table-cell office:value-type="float" office:value="28.4520594946638">
                <text:p>28.4520594946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5263621125572">
                <text:p>39.5263621125572</text:p>
              </table:table-cell>
              <table:table-cell office:value-type="float" office:value="38.4906779131169">
                <text:p>38.4906779131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937707186362">
                <text:p>28.4937707186362</text:p>
              </table:table-cell>
              <table:table-cell office:value-type="float" office:value="28.7783243482319">
                <text:p>28.7783243482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953674537231">
                <text:p>26.1953674537231</text:p>
              </table:table-cell>
              <table:table-cell office:value-type="float" office:value="29.8061231353598">
                <text:p>29.8061231353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405060925386">
                <text:p>31.2405060925386</text:p>
              </table:table-cell>
              <table:table-cell office:value-type="float" office:value="28.9689731966988">
                <text:p>28.9689731966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3522350205187">
                <text:p>24.3522350205187</text:p>
              </table:table-cell>
              <table:table-cell office:value-type="float" office:value="25.3717525291614">
                <text:p>25.3717525291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8059639034433">
                <text:p>26.8059639034433</text:p>
              </table:table-cell>
              <table:table-cell office:value-type="float" office:value="27.5175353177764">
                <text:p>27.5175353177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5932175428406">
                <text:p>24.5932175428406</text:p>
              </table:table-cell>
              <table:table-cell office:value-type="float" office:value="25.0618878770958">
                <text:p>25.0618878770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744372314865">
                <text:p>26.744372314865</text:p>
              </table:table-cell>
              <table:table-cell office:value-type="float" office:value="27.781125941772">
                <text:p>27.781125941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632950420222">
                <text:p>25.9632950420222</text:p>
              </table:table-cell>
              <table:table-cell office:value-type="float" office:value="27.7392628277143">
                <text:p>27.739262827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6432744412717">
                <text:p>52.6432744412717</text:p>
              </table:table-cell>
              <table:table-cell office:value-type="float" office:value="49.5714963523453">
                <text:p>49.5714963523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9176219981806">
                <text:p>74.9176219981806</text:p>
              </table:table-cell>
              <table:table-cell office:value-type="float" office:value="70.9898983867917">
                <text:p>70.989898386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3725133162156">
                <text:p>28.3725133162156</text:p>
              </table:table-cell>
              <table:table-cell office:value-type="float" office:value="29.0317289978985">
                <text:p>29.0317289978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1573189678223">
                <text:p>31.1573189678223</text:p>
              </table:table-cell>
              <table:table-cell office:value-type="float" office:value="30.2907824551495">
                <text:p>30.2907824551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663628440404">
                <text:p>21.9663628440404</text:p>
              </table:table-cell>
              <table:table-cell office:value-type="float" office:value="23.0404707250155">
                <text:p>23.040470725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9773710433904">
                <text:p>25.9773710433904</text:p>
              </table:table-cell>
              <table:table-cell office:value-type="float" office:value="29.2853247247193">
                <text:p>29.2853247247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8673311693916">
                <text:p>26.8673311693916</text:p>
              </table:table-cell>
              <table:table-cell office:value-type="float" office:value="26.6790655404086">
                <text:p>26.6790655404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328445915562">
                <text:p>30.328445915562</text:p>
              </table:table-cell>
              <table:table-cell office:value-type="float" office:value="34.2371669616684">
                <text:p>34.2371669616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3628541464347">
                <text:p>28.3628541464347</text:p>
              </table:table-cell>
              <table:table-cell office:value-type="float" office:value="29.9289147589769">
                <text:p>29.9289147589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4480599439263">
                <text:p>22.4480599439263</text:p>
              </table:table-cell>
              <table:table-cell office:value-type="float" office:value="24.9525698138484">
                <text:p>24.9525698138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2129422233596">
                <text:p>20.2129422233596</text:p>
              </table:table-cell>
              <table:table-cell office:value-type="float" office:value="21.3650607236425">
                <text:p>21.3650607236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9998999796017">
                <text:p>25.9998999796017</text:p>
              </table:table-cell>
              <table:table-cell office:value-type="float" office:value="23.5568669841361">
                <text:p>23.5568669841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094961038175">
                <text:p>24.5094961038175</text:p>
              </table:table-cell>
              <table:table-cell office:value-type="float" office:value="24.6749482519087">
                <text:p>24.6749482519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650535458538">
                <text:p>22.1650535458538</text:p>
              </table:table-cell>
              <table:table-cell office:value-type="float" office:value="24.0404255540925">
                <text:p>24.0404255540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8208263283265">
                <text:p>26.8208263283265</text:p>
              </table:table-cell>
              <table:table-cell office:value-type="float" office:value="28.2154255409314">
                <text:p>28.2154255409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4864936943995">
                <text:p>21.4864936943995</text:p>
              </table:table-cell>
              <table:table-cell office:value-type="float" office:value="25.5385195814662">
                <text:p>25.5385195814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5070245805657">
                <text:p>22.5070245805657</text:p>
              </table:table-cell>
              <table:table-cell office:value-type="float" office:value="21.9597796839333">
                <text:p>21.9597796839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1104490606432">
                <text:p>55.1104490606432</text:p>
              </table:table-cell>
              <table:table-cell office:value-type="float" office:value="51.8243700267455">
                <text:p>51.8243700267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.1447286065522">
                <text:p>76.1447286065522</text:p>
              </table:table-cell>
              <table:table-cell office:value-type="float" office:value="60.4536319919043">
                <text:p>60.4536319919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495402176424">
                <text:p>79.495402176424</text:p>
              </table:table-cell>
              <table:table-cell office:value-type="float" office:value="70.4650663498058">
                <text:p>70.4650663498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8990645161479">
                <text:p>25.8990645161479</text:p>
              </table:table-cell>
              <table:table-cell office:value-type="float" office:value="30.1019840656956">
                <text:p>30.1019840656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6732593034934">
                <text:p>44.6732593034934</text:p>
              </table:table-cell>
              <table:table-cell office:value-type="float" office:value="40.7846595196303">
                <text:p>40.784659519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7269883390798">
                <text:p>24.7269883390798</text:p>
              </table:table-cell>
              <table:table-cell office:value-type="float" office:value="26.2044468437934">
                <text:p>26.2044468437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94504454521">
                <text:p>27.9094504454521</text:p>
              </table:table-cell>
              <table:table-cell office:value-type="float" office:value="30.7520791658706">
                <text:p>30.7520791658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6463445867405">
                <text:p>20.6463445867405</text:p>
              </table:table-cell>
              <table:table-cell office:value-type="float" office:value="23.4483040525066">
                <text:p>23.4483040525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634190590486">
                <text:p>26.634190590486</text:p>
              </table:table-cell>
              <table:table-cell office:value-type="float" office:value="29.7976291234744">
                <text:p>29.7976291234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7028284332907">
                <text:p>26.7028284332907</text:p>
              </table:table-cell>
              <table:table-cell office:value-type="float" office:value="29.0652315555023">
                <text:p>29.0652315555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3290537673347">
                <text:p>25.3290537673347</text:p>
              </table:table-cell>
              <table:table-cell office:value-type="float" office:value="25.3604550120757">
                <text:p>25.3604550120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7759406368615">
                <text:p>23.7759406368615</text:p>
              </table:table-cell>
              <table:table-cell office:value-type="float" office:value="24.012154943876">
                <text:p>24.012154943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23175041074">
                <text:p>27.423175041074</text:p>
              </table:table-cell>
              <table:table-cell office:value-type="float" office:value="27.1815470895961">
                <text:p>27.18154708959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9946496695735">
                <text:p>19.9946496695735</text:p>
              </table:table-cell>
              <table:table-cell office:value-type="float" office:value="21.0887038819704">
                <text:p>21.0887038819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4550073126485">
                <text:p>23.4550073126485</text:p>
              </table:table-cell>
              <table:table-cell office:value-type="float" office:value="26.0323466164921">
                <text:p>26.0323466164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430718248483">
                <text:p>21.9430718248483</text:p>
              </table:table-cell>
              <table:table-cell office:value-type="float" office:value="24.6285302293119">
                <text:p>24.6285302293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147945950074">
                <text:p>22.5147945950074</text:p>
              </table:table-cell>
              <table:table-cell office:value-type="float" office:value="25.0059423175509">
                <text:p>25.0059423175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9079232323626">
                <text:p>21.9079232323626</text:p>
              </table:table-cell>
              <table:table-cell office:value-type="float" office:value="25.1865360173538">
                <text:p>25.1865360173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.7439193557995">
                <text:p>41.7439193557995</text:p>
              </table:table-cell>
              <table:table-cell office:value-type="float" office:value="39.9305256194644">
                <text:p>39.9305256194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2413977903587">
                <text:p>26.2413977903587</text:p>
              </table:table-cell>
              <table:table-cell office:value-type="float" office:value="27.1443570534045">
                <text:p>27.1443570534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909696548705">
                <text:p>24.5909696548705</text:p>
              </table:table-cell>
              <table:table-cell office:value-type="float" office:value="25.6463122957037">
                <text:p>25.6463122957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6928896911638">
                <text:p>20.6928896911638</text:p>
              </table:table-cell>
              <table:table-cell office:value-type="float" office:value="23.5324457918906">
                <text:p>23.5324457918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6459171564239">
                <text:p>21.6459171564239</text:p>
              </table:table-cell>
              <table:table-cell office:value-type="float" office:value="21.6198230090898">
                <text:p>21.6198230090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0900521878338">
                <text:p>28.0900521878338</text:p>
              </table:table-cell>
              <table:table-cell office:value-type="float" office:value="29.2111390890054">
                <text:p>29.2111390890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3782872936868">
                <text:p>21.3782872936868</text:p>
              </table:table-cell>
              <table:table-cell office:value-type="float" office:value="24.3864918051434">
                <text:p>24.3864918051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2513848414933">
                <text:p>22.2513848414933</text:p>
              </table:table-cell>
              <table:table-cell office:value-type="float" office:value="24.9232563866193">
                <text:p>24.9232563866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487825317218">
                <text:p>19.3487825317218</text:p>
              </table:table-cell>
              <table:table-cell office:value-type="float" office:value="20.9345950391268">
                <text:p>20.9345950391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3009138914895">
                <text:p>24.3009138914895</text:p>
              </table:table-cell>
              <table:table-cell office:value-type="float" office:value="27.7303127219962">
                <text:p>27.7303127219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8855736564503">
                <text:p>22.8855736564503</text:p>
              </table:table-cell>
              <table:table-cell office:value-type="float" office:value="24.9858006817687">
                <text:p>24.985800681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7771533990196">
                <text:p>46.7771533990196</text:p>
              </table:table-cell>
              <table:table-cell office:value-type="float" office:value="43.419585411614">
                <text:p>43.419585411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0115588221606">
                <text:p>65.0115588221606</text:p>
              </table:table-cell>
              <table:table-cell office:value-type="float" office:value="52.5018577172434">
                <text:p>52.5018577172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2906683232962">
                <text:p>21.2906683232962</text:p>
              </table:table-cell>
              <table:table-cell office:value-type="float" office:value="23.4091813467061">
                <text:p>23.4091813467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9544770580233">
                <text:p>15.9544770580233</text:p>
              </table:table-cell>
              <table:table-cell office:value-type="float" office:value="17.7099675135241">
                <text:p>17.7099675135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6668897979841">
                <text:p>20.6668897979841</text:p>
              </table:table-cell>
              <table:table-cell office:value-type="float" office:value="22.8208357554536">
                <text:p>22.8208357554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507533634164">
                <text:p>19.507533634164</text:p>
              </table:table-cell>
              <table:table-cell office:value-type="float" office:value="19.7295090850042">
                <text:p>19.7295090850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0243556225176">
                <text:p>43.0243556225176</text:p>
              </table:table-cell>
              <table:table-cell office:value-type="float" office:value="37.655366584501">
                <text:p>37.655366584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9792877722212">
                <text:p>19.9792877722212</text:p>
              </table:table-cell>
              <table:table-cell office:value-type="float" office:value="23.0499331584317">
                <text:p>23.0499331584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4415918895217">
                <text:p>20.4415918895217</text:p>
              </table:table-cell>
              <table:table-cell office:value-type="float" office:value="21.1561472750744">
                <text:p>21.1561472750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6921228734243">
                <text:p>22.6921228734243</text:p>
              </table:table-cell>
              <table:table-cell office:value-type="float" office:value="25.1697193014378">
                <text:p>25.1697193014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8119764466557">
                <text:p>31.8119764466557</text:p>
              </table:table-cell>
              <table:table-cell office:value-type="float" office:value="30.0564697437738">
                <text:p>30.0564697437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7680433125059">
                <text:p>19.7680433125059</text:p>
              </table:table-cell>
              <table:table-cell office:value-type="float" office:value="22.5827602797332">
                <text:p>22.5827602797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.8750775242428">
                <text:p>73.8750775242428</text:p>
              </table:table-cell>
              <table:table-cell office:value-type="float" office:value="56.1288029910428">
                <text:p>56.1288029910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2454895376479">
                <text:p>21.2454895376479</text:p>
              </table:table-cell>
              <table:table-cell office:value-type="float" office:value="22.350410992179">
                <text:p>22.3504109921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0621909094034">
                <text:p>18.0621909094034</text:p>
              </table:table-cell>
              <table:table-cell office:value-type="float" office:value="20.7164558113429">
                <text:p>20.7164558113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2767468032792">
                <text:p>17.2767468032792</text:p>
              </table:table-cell>
              <table:table-cell office:value-type="float" office:value="18.3041169459438">
                <text:p>18.3041169459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413060797698">
                <text:p>48.413060797698</text:p>
              </table:table-cell>
              <table:table-cell office:value-type="float" office:value="47.2677645743329">
                <text:p>47.2677645743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163161430785">
                <text:p>18.5163161430785</text:p>
              </table:table-cell>
              <table:table-cell office:value-type="float" office:value="18.5074145235682">
                <text:p>18.50741452356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09551526832">
                <text:p>25.209551526832</text:p>
              </table:table-cell>
              <table:table-cell office:value-type="float" office:value="27.2511513775526">
                <text:p>27.2511513775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2881702304127">
                <text:p>18.2881702304127</text:p>
              </table:table-cell>
              <table:table-cell office:value-type="float" office:value="20.6852486029195">
                <text:p>20.6852486029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3193340835295">
                <text:p>18.3193340835295</text:p>
              </table:table-cell>
              <table:table-cell office:value-type="float" office:value="18.2283848134652">
                <text:p>18.2283848134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4585010160998">
                <text:p>20.4585010160998</text:p>
              </table:table-cell>
              <table:table-cell office:value-type="float" office:value="21.051998144898">
                <text:p>21.051998144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2925326223083">
                <text:p>29.2925326223083</text:p>
              </table:table-cell>
              <table:table-cell office:value-type="float" office:value="28.6352387753402">
                <text:p>28.63523877534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88560628829">
                <text:p>19.788560628829</text:p>
              </table:table-cell>
              <table:table-cell office:value-type="float" office:value="21.9740614943749">
                <text:p>21.9740614943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9290949004456">
                <text:p>15.9290949004456</text:p>
              </table:table-cell>
              <table:table-cell office:value-type="float" office:value="16.1753535009592">
                <text:p>16.1753535009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943047748286">
                <text:p>15.1943047748286</text:p>
              </table:table-cell>
              <table:table-cell office:value-type="float" office:value="18.4290886630953">
                <text:p>18.4290886630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0251227323394">
                <text:p>19.0251227323394</text:p>
              </table:table-cell>
              <table:table-cell office:value-type="float" office:value="19.6652128315487">
                <text:p>19.6652128315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1605052998294">
                <text:p>18.1605052998294</text:p>
              </table:table-cell>
              <table:table-cell office:value-type="float" office:value="22.2456189202839">
                <text:p>22.2456189202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7921799906">
                <text:p>24.7921799906</text:p>
              </table:table-cell>
              <table:table-cell office:value-type="float" office:value="27.8109302252869">
                <text:p>27.8109302252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3344896007966">
                <text:p>21.3344896007966</text:p>
              </table:table-cell>
              <table:table-cell office:value-type="float" office:value="22.1912157059747">
                <text:p>22.1912157059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18357517703">
                <text:p>19.118357517703</text:p>
              </table:table-cell>
              <table:table-cell office:value-type="float" office:value="20.9621501698243">
                <text:p>20.96215016982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341945429329">
                <text:p>14.4341945429329</text:p>
              </table:table-cell>
              <table:table-cell office:value-type="float" office:value="17.5689250741954">
                <text:p>17.5689250741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7405522110762">
                <text:p>17.7405522110762</text:p>
              </table:table-cell>
              <table:table-cell office:value-type="float" office:value="21.2175197024706">
                <text:p>21.217519702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0209425186746">
                <text:p>16.0209425186746</text:p>
              </table:table-cell>
              <table:table-cell office:value-type="float" office:value="18.4690298526681">
                <text:p>18.4690298526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9355558801994">
                <text:p>16.9355558801994</text:p>
              </table:table-cell>
              <table:table-cell office:value-type="float" office:value="20.5276337157496">
                <text:p>20.5276337157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8724142814434">
                <text:p>23.8724142814434</text:p>
              </table:table-cell>
              <table:table-cell office:value-type="float" office:value="26.5642022716427">
                <text:p>26.5642022716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3608771368911">
                <text:p>25.3608771368911</text:p>
              </table:table-cell>
              <table:table-cell office:value-type="float" office:value="23.3071382062167">
                <text:p>23.3071382062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1944749336079">
                <text:p>17.1944749336079</text:p>
              </table:table-cell>
              <table:table-cell office:value-type="float" office:value="19.5873416757982">
                <text:p>19.58734167579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1297778223918">
                <text:p>15.1297778223918</text:p>
              </table:table-cell>
              <table:table-cell office:value-type="float" office:value="17.3180899425978">
                <text:p>17.3180899425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2892981646967">
                <text:p>19.2892981646967</text:p>
              </table:table-cell>
              <table:table-cell office:value-type="float" office:value="21.9654090984496">
                <text:p>21.96540909844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826389020154">
                <text:p>15.7826389020154</text:p>
              </table:table-cell>
              <table:table-cell office:value-type="float" office:value="17.5108088548425">
                <text:p>17.5108088548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.4368490972706">
                <text:p>50.4368490972706</text:p>
              </table:table-cell>
              <table:table-cell office:value-type="float" office:value="41.9078636653718">
                <text:p>41.9078636653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3390228517441">
                <text:p>17.3390228517441</text:p>
              </table:table-cell>
              <table:table-cell office:value-type="float" office:value="17.8284104408593">
                <text:p>17.82841044085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5178632847655">
                <text:p>17.5178632847655</text:p>
              </table:table-cell>
              <table:table-cell office:value-type="float" office:value="21.1348716758337">
                <text:p>21.13487167583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2795342217973">
                <text:p>15.2795342217973</text:p>
              </table:table-cell>
              <table:table-cell office:value-type="float" office:value="15.3319085995703">
                <text:p>15.33190859957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5310727234989">
                <text:p>14.5310727234989</text:p>
              </table:table-cell>
              <table:table-cell office:value-type="float" office:value="17.9087338140666">
                <text:p>17.9087338140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728711682424">
                <text:p>16.6728711682424</text:p>
              </table:table-cell>
              <table:table-cell office:value-type="float" office:value="18.6053098216488">
                <text:p>18.605309821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7084211317013">
                <text:p>13.7084211317013</text:p>
              </table:table-cell>
              <table:table-cell office:value-type="float" office:value="17.7885326601881">
                <text:p>17.78853266018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4327397969332">
                <text:p>14.4327397969332</text:p>
              </table:table-cell>
              <table:table-cell office:value-type="float" office:value="16.2208267209475">
                <text:p>16.2208267209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3848767493163">
                <text:p>17.3848767493163</text:p>
              </table:table-cell>
              <table:table-cell office:value-type="float" office:value="19.6230579378492">
                <text:p>19.6230579378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3205767509073">
                <text:p>27.3205767509073</text:p>
              </table:table-cell>
              <table:table-cell office:value-type="float" office:value="26.527868858437">
                <text:p>26.527868858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1960071428983">
                <text:p>15.1960071428983</text:p>
              </table:table-cell>
              <table:table-cell office:value-type="float" office:value="17.0967487342426">
                <text:p>17.09674873424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5317115343512">
                <text:p>13.5317115343512</text:p>
              </table:table-cell>
              <table:table-cell office:value-type="float" office:value="15.3058057535309">
                <text:p>15.3058057535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4883594361213">
                <text:p>45.4883594361213</text:p>
              </table:table-cell>
              <table:table-cell office:value-type="float" office:value="33.0276061025258">
                <text:p>33.02760610252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687855739071">
                <text:p>12.6687855739071</text:p>
              </table:table-cell>
              <table:table-cell office:value-type="float" office:value="14.7459578820056">
                <text:p>14.7459578820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942062209543">
                <text:p>26.942062209543</text:p>
              </table:table-cell>
              <table:table-cell office:value-type="float" office:value="29.3128726066545">
                <text:p>29.31287260665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064727615795">
                <text:p>14.064727615795</text:p>
              </table:table-cell>
              <table:table-cell office:value-type="float" office:value="15.22034477702">
                <text:p>15.220344777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799721301493">
                <text:p>11.2799721301493</text:p>
              </table:table-cell>
              <table:table-cell office:value-type="float" office:value="13.0751442906136">
                <text:p>13.0751442906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7901040138388">
                <text:p>14.7901040138388</text:p>
              </table:table-cell>
              <table:table-cell office:value-type="float" office:value="16.8491096258364">
                <text:p>16.84910962583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3847096930807">
                <text:p>14.3847096930807</text:p>
              </table:table-cell>
              <table:table-cell office:value-type="float" office:value="16.8956106802132">
                <text:p>16.8956106802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2531339276305">
                <text:p>11.2531339276305</text:p>
              </table:table-cell>
              <table:table-cell office:value-type="float" office:value="14.7142778729303">
                <text:p>14.7142778729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2255132274292">
                <text:p>22.2255132274292</text:p>
              </table:table-cell>
              <table:table-cell office:value-type="float" office:value="23.0315725506701">
                <text:p>23.03157255067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6824822646007">
                <text:p>14.6824822646007</text:p>
              </table:table-cell>
              <table:table-cell office:value-type="float" office:value="18.0941603862875">
                <text:p>18.0941603862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0737785632819">
                <text:p>15.0737785632819</text:p>
              </table:table-cell>
              <table:table-cell office:value-type="float" office:value="16.2348002313083">
                <text:p>16.23480023130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3908453693944">
                <text:p>34.3908453693944</text:p>
              </table:table-cell>
              <table:table-cell office:value-type="float" office:value="31.0946547601111">
                <text:p>31.094654760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3035430999666">
                <text:p>20.3035430999666</text:p>
              </table:table-cell>
              <table:table-cell office:value-type="float" office:value="20.2837236762816">
                <text:p>20.2837236762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360138893216">
                <text:p>12.4360138893216</text:p>
              </table:table-cell>
              <table:table-cell office:value-type="float" office:value="14.786358862363">
                <text:p>14.7863588623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305430986359">
                <text:p>13.0305430986359</text:p>
              </table:table-cell>
              <table:table-cell office:value-type="float" office:value="14.46012769211">
                <text:p>14.46012769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8636817244662">
                <text:p>18.8636817244662</text:p>
              </table:table-cell>
              <table:table-cell office:value-type="float" office:value="21.579075734692">
                <text:p>21.579075734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.0590114838239">
                <text:p>49.0590114838239</text:p>
              </table:table-cell>
              <table:table-cell office:value-type="float" office:value="39.4390415555776">
                <text:p>39.4390415555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5532953294474">
                <text:p>13.5532953294474</text:p>
              </table:table-cell>
              <table:table-cell office:value-type="float" office:value="16.600590349099">
                <text:p>16.600590349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5464799909443">
                <text:p>14.5464799909443</text:p>
              </table:table-cell>
              <table:table-cell office:value-type="float" office:value="14.3717872930918">
                <text:p>14.3717872930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4680400721275">
                <text:p>13.4680400721275</text:p>
              </table:table-cell>
              <table:table-cell office:value-type="float" office:value="16.7872053909479">
                <text:p>16.78720539094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558214838441">
                <text:p>13.2558214838441</text:p>
              </table:table-cell>
              <table:table-cell office:value-type="float" office:value="13.7421209439686">
                <text:p>13.74212094396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9832166602446">
                <text:p>17.9832166602446</text:p>
              </table:table-cell>
              <table:table-cell office:value-type="float" office:value="21.7224545698765">
                <text:p>21.7224545698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5086720591998">
                <text:p>41.5086720591998</text:p>
              </table:table-cell>
              <table:table-cell office:value-type="float" office:value="34.5567645866785">
                <text:p>34.55676458667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971740016574">
                <text:p>24.971740016574</text:p>
              </table:table-cell>
              <table:table-cell office:value-type="float" office:value="22.1227459753358">
                <text:p>22.12274597533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4280867260315">
                <text:p>16.4280867260315</text:p>
              </table:table-cell>
              <table:table-cell office:value-type="float" office:value="17.292992560987">
                <text:p>17.2929925609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4864010430944">
                <text:p>15.4864010430944</text:p>
              </table:table-cell>
              <table:table-cell office:value-type="float" office:value="16.7246477431635">
                <text:p>16.7246477431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2594189233039">
                <text:p>10.2594189233039</text:p>
              </table:table-cell>
              <table:table-cell office:value-type="float" office:value="12.3319356157597">
                <text:p>12.33193561575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332932367054">
                <text:p>14.8332932367054</text:p>
              </table:table-cell>
              <table:table-cell office:value-type="float" office:value="17.0073564785638">
                <text:p>17.0073564785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9279671579468">
                <text:p>22.9279671579468</text:p>
              </table:table-cell>
              <table:table-cell office:value-type="float" office:value="23.0756787093998">
                <text:p>23.0756787093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7335846051583">
                <text:p>12.7335846051583</text:p>
              </table:table-cell>
              <table:table-cell office:value-type="float" office:value="15.7590326612937">
                <text:p>15.75903266129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8509196193865">
                <text:p>9.98509196193865</text:p>
              </table:table-cell>
              <table:table-cell office:value-type="float" office:value="13.3190595097289">
                <text:p>13.3190595097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5332272100647">
                <text:p>13.5332272100647</text:p>
              </table:table-cell>
              <table:table-cell office:value-type="float" office:value="13.5664757188592">
                <text:p>13.5664757188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7670313708938">
                <text:p>45.7670313708938</text:p>
              </table:table-cell>
              <table:table-cell office:value-type="float" office:value="39.3896129597961">
                <text:p>39.3896129597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4167004561804">
                <text:p>10.4167004561804</text:p>
              </table:table-cell>
              <table:table-cell office:value-type="float" office:value="14.6264919320047">
                <text:p>14.62649193200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7197361152305">
                <text:p>19.7197361152305</text:p>
              </table:table-cell>
              <table:table-cell office:value-type="float" office:value="23.0734749310861">
                <text:p>23.0734749310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6122903275937">
                <text:p>10.6122903275937</text:p>
              </table:table-cell>
              <table:table-cell office:value-type="float" office:value="13.611135286372">
                <text:p>13.6111352863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5870774573857">
                <text:p>10.5870774573857</text:p>
              </table:table-cell>
              <table:table-cell office:value-type="float" office:value="14.4029580865712">
                <text:p>14.4029580865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1203651865795">
                <text:p>16.1203651865795</text:p>
              </table:table-cell>
              <table:table-cell office:value-type="float" office:value="19.1582687207752">
                <text:p>19.15826872077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7445610765392">
                <text:p>10.7445610765392</text:p>
              </table:table-cell>
              <table:table-cell office:value-type="float" office:value="14.2055816651237">
                <text:p>14.2055816651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1480260798225">
                <text:p>11.1480260798225</text:p>
              </table:table-cell>
              <table:table-cell office:value-type="float" office:value="12.838397401184">
                <text:p>12.838397401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4160148934155">
                <text:p>10.4160148934155</text:p>
              </table:table-cell>
              <table:table-cell office:value-type="float" office:value="11.5739601148324">
                <text:p>11.5739601148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582268020926">
                <text:p>16.3582268020926</text:p>
              </table:table-cell>
              <table:table-cell office:value-type="float" office:value="21.132139646896">
                <text:p>21.132139646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5623194112829">
                <text:p>19.5623194112829</text:p>
              </table:table-cell>
              <table:table-cell office:value-type="float" office:value="19.6967735201548">
                <text:p>19.6967735201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148973739554">
                <text:p>15.7148973739554</text:p>
              </table:table-cell>
              <table:table-cell office:value-type="float" office:value="16.4429469391421">
                <text:p>16.4429469391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4908935655529">
                <text:p>11.4908935655529</text:p>
              </table:table-cell>
              <table:table-cell office:value-type="float" office:value="14.8273107050482">
                <text:p>14.82731070504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85361474906155">
                <text:p>9.85361474906155</text:p>
              </table:table-cell>
              <table:table-cell office:value-type="float" office:value="13.9156179422046">
                <text:p>13.9156179422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8769499098898">
                <text:p>27.8769499098898</text:p>
              </table:table-cell>
              <table:table-cell office:value-type="float" office:value="19.9496883955657">
                <text:p>19.9496883955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4839688133079">
                <text:p>10.4839688133079</text:p>
              </table:table-cell>
              <table:table-cell office:value-type="float" office:value="12.9322118010757">
                <text:p>12.9322118010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52744567722931">
                <text:p>8.52744567722931</text:p>
              </table:table-cell>
              <table:table-cell office:value-type="float" office:value="10.9768537572165">
                <text:p>10.9768537572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54126278658164">
                <text:p>8.54126278658164</text:p>
              </table:table-cell>
              <table:table-cell office:value-type="float" office:value="11.6154378002786">
                <text:p>11.61543780027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8611589955525">
                <text:p>11.8611589955525</text:p>
              </table:table-cell>
              <table:table-cell office:value-type="float" office:value="12.6129832450552">
                <text:p>12.61298324505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5358308337103">
                <text:p>8.55358308337103</text:p>
              </table:table-cell>
              <table:table-cell office:value-type="float" office:value="12.1947901495374">
                <text:p>12.1947901495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716431083446">
                <text:p>11.716431083446</text:p>
              </table:table-cell>
              <table:table-cell office:value-type="float" office:value="14.3803329019701">
                <text:p>14.3803329019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6513927408573">
                <text:p>12.6513927408573</text:p>
              </table:table-cell>
              <table:table-cell office:value-type="float" office:value="13.451469761795">
                <text:p>13.4514697617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2875718711858">
                <text:p>19.2875718711858</text:p>
              </table:table-cell>
              <table:table-cell office:value-type="float" office:value="21.5949327868348">
                <text:p>21.59493278683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3731984006205">
                <text:p>15.3731984006205</text:p>
              </table:table-cell>
              <table:table-cell office:value-type="float" office:value="16.4433978738296">
                <text:p>16.4433978738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710802696481">
                <text:p>15.710802696481</text:p>
              </table:table-cell>
              <table:table-cell office:value-type="float" office:value="17.6538848102801">
                <text:p>17.6538848102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2197777884603">
                <text:p>21.2197777884603</text:p>
              </table:table-cell>
              <table:table-cell office:value-type="float" office:value="22.6389067189902">
                <text:p>22.6389067189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791407091945">
                <text:p>33.791407091945</text:p>
              </table:table-cell>
              <table:table-cell office:value-type="float" office:value="30.1954283310354">
                <text:p>30.19542833103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8086130177482">
                <text:p>11.8086130177482</text:p>
              </table:table-cell>
              <table:table-cell office:value-type="float" office:value="12.6889486719758">
                <text:p>12.68894867197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3743538805946">
                <text:p>9.73743538805946</text:p>
              </table:table-cell>
              <table:table-cell office:value-type="float" office:value="14.0977777170428">
                <text:p>14.0977777170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3081987072305">
                <text:p>8.23081987072305</text:p>
              </table:table-cell>
              <table:table-cell office:value-type="float" office:value="10.507855278249">
                <text:p>10.507855278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2929434716494">
                <text:p>18.2929434716494</text:p>
              </table:table-cell>
              <table:table-cell office:value-type="float" office:value="20.2366246193133">
                <text:p>20.2366246193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.1982261536339">
                <text:p>48.1982261536339</text:p>
              </table:table-cell>
              <table:table-cell office:value-type="float" office:value="39.9175675897717">
                <text:p>39.9175675897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0669274616647">
                <text:p>30.0669274616647</text:p>
              </table:table-cell>
              <table:table-cell office:value-type="float" office:value="23.9811090597927">
                <text:p>23.9811090597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2896491748023">
                <text:p>21.2896491748023</text:p>
              </table:table-cell>
              <table:table-cell office:value-type="float" office:value="22.3357015730926">
                <text:p>22.33570157309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9548804183082">
                <text:p>43.9548804183082</text:p>
              </table:table-cell>
              <table:table-cell office:value-type="float" office:value="33.8420467103193">
                <text:p>33.8420467103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93169053798">
                <text:p>11.1293169053798</text:p>
              </table:table-cell>
              <table:table-cell office:value-type="float" office:value="14.1126835725483">
                <text:p>14.11268357254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287747929342">
                <text:p>30.6287747929342</text:p>
              </table:table-cell>
              <table:table-cell office:value-type="float" office:value="32.0111661475821">
                <text:p>32.0111661475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341593032586">
                <text:p>14.341593032586</text:p>
              </table:table-cell>
              <table:table-cell office:value-type="float" office:value="16.2473302654465">
                <text:p>16.24733026544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7637592598587">
                <text:p>11.7637592598587</text:p>
              </table:table-cell>
              <table:table-cell office:value-type="float" office:value="12.8488290279595">
                <text:p>12.84882902795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5268634624346">
                <text:p>17.5268634624346</text:p>
              </table:table-cell>
              <table:table-cell office:value-type="float" office:value="20.7528464150155">
                <text:p>20.75284641501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2957005741715">
                <text:p>21.2957005741715</text:p>
              </table:table-cell>
              <table:table-cell office:value-type="float" office:value="21.7176139059752">
                <text:p>21.71761390597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3209569810744">
                <text:p>56.3209569810744</text:p>
              </table:table-cell>
              <table:table-cell office:value-type="float" office:value="47.7887583950204">
                <text:p>47.7887583950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6000300497033">
                <text:p>15.6000300497033</text:p>
              </table:table-cell>
              <table:table-cell office:value-type="float" office:value="18.2810752914971">
                <text:p>18.28107529149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2631977147589">
                <text:p>14.2631977147589</text:p>
              </table:table-cell>
              <table:table-cell office:value-type="float" office:value="16.1320940597927">
                <text:p>16.1320940597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4228225217122">
                <text:p>16.4228225217122</text:p>
              </table:table-cell>
              <table:table-cell office:value-type="float" office:value="18.2347817006671">
                <text:p>18.2347817006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3259973887944">
                <text:p>12.3259973887944</text:p>
              </table:table-cell>
              <table:table-cell office:value-type="float" office:value="11.4992441573224">
                <text:p>11.4992441573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202542882993">
                <text:p>22.202542882993</text:p>
              </table:table-cell>
              <table:table-cell office:value-type="float" office:value="25.2724793400782">
                <text:p>25.2724793400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370139972689">
                <text:p>12.370139972689</text:p>
              </table:table-cell>
              <table:table-cell office:value-type="float" office:value="14.5746473279602">
                <text:p>14.5746473279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8913032732396">
                <text:p>16.8913032732396</text:p>
              </table:table-cell>
              <table:table-cell office:value-type="float" office:value="17.9960215527258">
                <text:p>17.9960215527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.3203326239775">
                <text:p>31.3203326239775</text:p>
              </table:table-cell>
              <table:table-cell office:value-type="float" office:value="29.5893963285379">
                <text:p>29.58939632853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0263588955301">
                <text:p>13.0263588955301</text:p>
              </table:table-cell>
              <table:table-cell office:value-type="float" office:value="13.3764890987016">
                <text:p>13.3764890987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8877042928054">
                <text:p>15.8877042928054</text:p>
              </table:table-cell>
              <table:table-cell office:value-type="float" office:value="18.247619117972">
                <text:p>18.247619117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3783330029749">
                <text:p>16.3783330029749</text:p>
              </table:table-cell>
              <table:table-cell office:value-type="float" office:value="14.0131765490044">
                <text:p>14.01317654900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1390349528261">
                <text:p>15.1390349528261</text:p>
              </table:table-cell>
              <table:table-cell office:value-type="float" office:value="16.6047433759823">
                <text:p>16.60474337598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0860657578674">
                <text:p>16.0860657578674</text:p>
              </table:table-cell>
              <table:table-cell office:value-type="float" office:value="17.0225261520389">
                <text:p>17.02252615203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4755235915414">
                <text:p>11.4755235915414</text:p>
              </table:table-cell>
              <table:table-cell office:value-type="float" office:value="13.4412781894218">
                <text:p>13.4412781894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5122947409874">
                <text:p>11.5122947409874</text:p>
              </table:table-cell>
              <table:table-cell office:value-type="float" office:value="11.4035020845103">
                <text:p>11.4035020845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9631902714558">
                <text:p>12.9631902714558</text:p>
              </table:table-cell>
              <table:table-cell office:value-type="float" office:value="15.875474995858">
                <text:p>15.875474995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2553585009923">
                <text:p>13.2553585009923</text:p>
              </table:table-cell>
              <table:table-cell office:value-type="float" office:value="16.49452840655">
                <text:p>16.494528406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2878336328489">
                <text:p>14.2878336328489</text:p>
              </table:table-cell>
              <table:table-cell office:value-type="float" office:value="15.4976074896001">
                <text:p>15.4976074896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3836858344123">
                <text:p>18.3836858344123</text:p>
              </table:table-cell>
              <table:table-cell office:value-type="float" office:value="20.6665339369974">
                <text:p>20.6665339369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9302672869124">
                <text:p>14.9302672869124</text:p>
              </table:table-cell>
              <table:table-cell office:value-type="float" office:value="15.8743899389379">
                <text:p>15.8743899389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477440628393">
                <text:p>11.5477440628393</text:p>
              </table:table-cell>
              <table:table-cell office:value-type="float" office:value="12.4885834487789">
                <text:p>12.48858344877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0249704206895">
                <text:p>16.0249704206895</text:p>
              </table:table-cell>
              <table:table-cell office:value-type="float" office:value="17.386521451037">
                <text:p>17.3865214510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1698805115337">
                <text:p>13.1698805115337</text:p>
              </table:table-cell>
              <table:table-cell office:value-type="float" office:value="16.8884265092185">
                <text:p>16.88842650921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1977407728966">
                <text:p>11.1977407728966</text:p>
              </table:table-cell>
              <table:table-cell office:value-type="float" office:value="13.2466112717276">
                <text:p>13.2466112717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9440817920965">
                <text:p>15.9440817920965</text:p>
              </table:table-cell>
              <table:table-cell office:value-type="float" office:value="18.6354921277193">
                <text:p>18.6354921277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1678529634671">
                <text:p>14.1678529634671</text:p>
              </table:table-cell>
              <table:table-cell office:value-type="float" office:value="15.8488004689981">
                <text:p>15.84880046899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4450285243545">
                <text:p>19.4450285243545</text:p>
              </table:table-cell>
              <table:table-cell office:value-type="float" office:value="17.9105829882524">
                <text:p>17.91058298825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9512406307024">
                <text:p>12.9512406307024</text:p>
              </table:table-cell>
              <table:table-cell office:value-type="float" office:value="13.9424400520096">
                <text:p>13.94244005200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435165891128">
                <text:p>13.7435165891128</text:p>
              </table:table-cell>
              <table:table-cell office:value-type="float" office:value="13.4555916471623">
                <text:p>13.45559164716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1123691944746">
                <text:p>16.1123691944746</text:p>
              </table:table-cell>
              <table:table-cell office:value-type="float" office:value="17.7946619019104">
                <text:p>17.79466190191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9443681896326">
                <text:p>13.9443681896326</text:p>
              </table:table-cell>
              <table:table-cell office:value-type="float" office:value="14.5392750204222">
                <text:p>14.5392750204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1507596635058">
                <text:p>15.1507596635058</text:p>
              </table:table-cell>
              <table:table-cell office:value-type="float" office:value="18.4121690460403">
                <text:p>18.4121690460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2138485295338">
                <text:p>13.2138485295338</text:p>
              </table:table-cell>
              <table:table-cell office:value-type="float" office:value="15.6206077385152">
                <text:p>15.62060773851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5856657533941">
                <text:p>13.5856657533941</text:p>
              </table:table-cell>
              <table:table-cell office:value-type="float" office:value="14.2482670003367">
                <text:p>14.24826700033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2709261308339">
                <text:p>11.2709261308339</text:p>
              </table:table-cell>
              <table:table-cell office:value-type="float" office:value="12.9428966170621">
                <text:p>12.94289661706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8024851238432">
                <text:p>15.8024851238432</text:p>
              </table:table-cell>
              <table:table-cell office:value-type="float" office:value="18.9930543653328">
                <text:p>18.9930543653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698323560453">
                <text:p>12.9698323560453</text:p>
              </table:table-cell>
              <table:table-cell office:value-type="float" office:value="16.1026834153935">
                <text:p>16.10268341539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1309558366341">
                <text:p>46.1309558366341</text:p>
              </table:table-cell>
              <table:table-cell office:value-type="float" office:value="40.4261039393834">
                <text:p>40.4261039393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3617390126857">
                <text:p>12.3617390126857</text:p>
              </table:table-cell>
              <table:table-cell office:value-type="float" office:value="12.6706825505344">
                <text:p>12.67068255053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6369887236535">
                <text:p>20.6369887236535</text:p>
              </table:table-cell>
              <table:table-cell office:value-type="float" office:value="21.4021564677067">
                <text:p>21.40215646770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5307512313976">
                <text:p>18.5307512313976</text:p>
              </table:table-cell>
              <table:table-cell office:value-type="float" office:value="19.1230913331295">
                <text:p>19.12309133312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5719836293426">
                <text:p>21.5719836293426</text:p>
              </table:table-cell>
              <table:table-cell office:value-type="float" office:value="23.4643286047989">
                <text:p>23.46432860479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2203948915504">
                <text:p>16.2203948915504</text:p>
              </table:table-cell>
              <table:table-cell office:value-type="float" office:value="20.2404835146596">
                <text:p>20.24048351465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1105581906787">
                <text:p>14.1105581906787</text:p>
              </table:table-cell>
              <table:table-cell office:value-type="float" office:value="17.2351531840776">
                <text:p>17.23515318407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466396483063">
                <text:p>14.466396483063</text:p>
              </table:table-cell>
              <table:table-cell office:value-type="float" office:value="16.7910315661597">
                <text:p>16.79103156615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4700410175103">
                <text:p>16.4700410175103</text:p>
              </table:table-cell>
              <table:table-cell office:value-type="float" office:value="18.2758720223732">
                <text:p>18.27587202237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9810586697909">
                <text:p>17.9810586697909</text:p>
              </table:table-cell>
              <table:table-cell office:value-type="float" office:value="21.5327701190347">
                <text:p>21.53277011903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9600676541687">
                <text:p>23.9600676541687</text:p>
              </table:table-cell>
              <table:table-cell office:value-type="float" office:value="21.4137022375218">
                <text:p>21.41370223752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4577461614323">
                <text:p>15.4577461614323</text:p>
              </table:table-cell>
              <table:table-cell office:value-type="float" office:value="17.3199315864651">
                <text:p>17.3199315864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5183175754563">
                <text:p>17.5183175754563</text:p>
              </table:table-cell>
              <table:table-cell office:value-type="float" office:value="20.2670172899686">
                <text:p>20.26701728996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6637772538002">
                <text:p>14.6637772538002</text:p>
              </table:table-cell>
              <table:table-cell office:value-type="float" office:value="19.1754461649154">
                <text:p>19.17544616491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3026516387456">
                <text:p>12.3026516387456</text:p>
              </table:table-cell>
              <table:table-cell office:value-type="float" office:value="12.6070298645599">
                <text:p>12.60702986455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9963316866271">
                <text:p>15.9963316866271</text:p>
              </table:table-cell>
              <table:table-cell office:value-type="float" office:value="20.0459621741759">
                <text:p>20.04596217417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3691048399979">
                <text:p>21.3691048399979</text:p>
              </table:table-cell>
              <table:table-cell office:value-type="float" office:value="20.8386341002858">
                <text:p>20.83863410028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5589847420991">
                <text:p>14.5589847420991</text:p>
              </table:table-cell>
              <table:table-cell office:value-type="float" office:value="16.4683851135703">
                <text:p>16.46838511357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8249184561514">
                <text:p>13.8249184561514</text:p>
              </table:table-cell>
              <table:table-cell office:value-type="float" office:value="14.7858011686491">
                <text:p>14.78580116864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7381147926133">
                <text:p>15.7381147926133</text:p>
              </table:table-cell>
              <table:table-cell office:value-type="float" office:value="17.9596458255953">
                <text:p>17.9596458255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65072600432">
                <text:p>16.065072600432</text:p>
              </table:table-cell>
              <table:table-cell office:value-type="float" office:value="20.137164348712">
                <text:p>20.1371643487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1190893209081">
                <text:p>22.1190893209081</text:p>
              </table:table-cell>
              <table:table-cell office:value-type="float" office:value="22.8539077872998">
                <text:p>22.8539077872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2802623563368">
                <text:p>15.2802623563368</text:p>
              </table:table-cell>
              <table:table-cell office:value-type="float" office:value="18.8938807525932">
                <text:p>18.89388075259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747260894976">
                <text:p>19.747260894976</text:p>
              </table:table-cell>
              <table:table-cell office:value-type="float" office:value="20.6363816413876">
                <text:p>20.6363816413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6894980482659">
                <text:p>13.6894980482659</text:p>
              </table:table-cell>
              <table:table-cell office:value-type="float" office:value="17.0239881011473">
                <text:p>17.02398810114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925307941703">
                <text:p>15.5925307941703</text:p>
              </table:table-cell>
              <table:table-cell office:value-type="float" office:value="17.537372422812">
                <text:p>17.5373724228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0299836891893">
                <text:p>21.0299836891893</text:p>
              </table:table-cell>
              <table:table-cell office:value-type="float" office:value="23.1365329349571">
                <text:p>23.1365329349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7072191025902">
                <text:p>14.7072191025902</text:p>
              </table:table-cell>
              <table:table-cell office:value-type="float" office:value="17.7573587145016">
                <text:p>17.75735871450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573742843319">
                <text:p>15.1573742843319</text:p>
              </table:table-cell>
              <table:table-cell office:value-type="float" office:value="19.2756849840339">
                <text:p>19.27568498403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5376269464832">
                <text:p>20.5376269464832</text:p>
              </table:table-cell>
              <table:table-cell office:value-type="float" office:value="21.6097422997867">
                <text:p>21.60974229978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.1077700503242">
                <text:p>19.1077700503242</text:p>
              </table:table-cell>
              <table:table-cell office:value-type="float" office:value="22.0229544077897">
                <text:p>22.02295440778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00325716678">
                <text:p>30.00325716678</text:p>
              </table:table-cell>
              <table:table-cell office:value-type="float" office:value="30.1117950203284">
                <text:p>30.11179502032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828870171726">
                <text:p>17.828870171726</text:p>
              </table:table-cell>
              <table:table-cell office:value-type="float" office:value="19.8415517854199">
                <text:p>19.84155178541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4684132920534">
                <text:p>21.4684132920534</text:p>
              </table:table-cell>
              <table:table-cell office:value-type="float" office:value="24.771015871162">
                <text:p>24.771015871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953085732316">
                <text:p>20.953085732316</text:p>
              </table:table-cell>
              <table:table-cell office:value-type="float" office:value="23.2151021804092">
                <text:p>23.2151021804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8875758214853">
                <text:p>17.8875758214853</text:p>
              </table:table-cell>
              <table:table-cell office:value-type="float" office:value="21.3761004961157">
                <text:p>21.3761004961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581649695427">
                <text:p>22.581649695427</text:p>
              </table:table-cell>
              <table:table-cell office:value-type="float" office:value="24.4761040579225">
                <text:p>24.4761040579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9166895896369">
                <text:p>17.9166895896369</text:p>
              </table:table-cell>
              <table:table-cell office:value-type="float" office:value="18.7868969328478">
                <text:p>18.78689693284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7878824935231">
                <text:p>16.7878824935231</text:p>
              </table:table-cell>
              <table:table-cell office:value-type="float" office:value="22.7031520496635">
                <text:p>22.70315204966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8492682427857">
                <text:p>19.8492682427857</text:p>
              </table:table-cell>
              <table:table-cell office:value-type="float" office:value="20.2140085275018">
                <text:p>20.21400852750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0202944356267">
                <text:p>18.0202944356267</text:p>
              </table:table-cell>
              <table:table-cell office:value-type="float" office:value="22.9533653576085">
                <text:p>22.95336535760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5894141538056">
                <text:p>18.5894141538056</text:p>
              </table:table-cell>
              <table:table-cell office:value-type="float" office:value="23.0391161015664">
                <text:p>23.0391161015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382346568967">
                <text:p>16.382346568967</text:p>
              </table:table-cell>
              <table:table-cell office:value-type="float" office:value="19.3504011186957">
                <text:p>19.35040111869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1819319609278">
                <text:p>23.1819319609278</text:p>
              </table:table-cell>
              <table:table-cell office:value-type="float" office:value="25.7095305295131">
                <text:p>25.70953052951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7493930025121">
                <text:p>22.7493930025121</text:p>
              </table:table-cell>
              <table:table-cell office:value-type="float" office:value="24.4298244407802">
                <text:p>24.4298244407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.9185397351877">
                <text:p>20.9185397351877</text:p>
              </table:table-cell>
              <table:table-cell office:value-type="float" office:value="22.7646802714464">
                <text:p>22.76468027144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9726294394354">
                <text:p>16.9726294394354</text:p>
              </table:table-cell>
              <table:table-cell office:value-type="float" office:value="19.8353782618665">
                <text:p>19.83537826186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9107539508941">
                <text:p>25.9107539508941</text:p>
              </table:table-cell>
              <table:table-cell office:value-type="float" office:value="26.7204644474387">
                <text:p>26.72046444743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9740263653313">
                <text:p>16.9740263653313</text:p>
              </table:table-cell>
              <table:table-cell office:value-type="float" office:value="17.4004778792809">
                <text:p>17.40047787928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4769375986101">
                <text:p>62.4769375986101</text:p>
              </table:table-cell>
              <table:table-cell office:value-type="float" office:value="51.7672495385182">
                <text:p>51.76724953851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.3606393546537">
                <text:p>60.3606393546537</text:p>
              </table:table-cell>
              <table:table-cell office:value-type="float" office:value="51.1669399408152">
                <text:p>51.16693994081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.4961139198484">
                <text:p>48.4961139198484</text:p>
              </table:table-cell>
              <table:table-cell office:value-type="float" office:value="44.6061580657772">
                <text:p>44.6061580657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2387140407065">
                <text:p>18.2387140407065</text:p>
              </table:table-cell>
              <table:table-cell office:value-type="float" office:value="20.8742490105742">
                <text:p>20.87424901057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43845762908">
                <text:p>17.643845762908</text:p>
              </table:table-cell>
              <table:table-cell office:value-type="float" office:value="21.3595747781815">
                <text:p>21.3595747781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413471872684">
                <text:p>28.413471872684</text:p>
              </table:table-cell>
              <table:table-cell office:value-type="float" office:value="32.8120459429708">
                <text:p>32.8120459429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3596751614846">
                <text:p>23.3596751614846</text:p>
              </table:table-cell>
              <table:table-cell office:value-type="float" office:value="22.3838557260213">
                <text:p>22.38385572602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2912214232987">
                <text:p>17.2912214232987</text:p>
              </table:table-cell>
              <table:table-cell office:value-type="float" office:value="19.9737717060617">
                <text:p>19.97377170606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5853003270723">
                <text:p>22.5853003270723</text:p>
              </table:table-cell>
              <table:table-cell office:value-type="float" office:value="23.9303873344277">
                <text:p>23.93038733442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3084059936598">
                <text:p>24.3084059936598</text:p>
              </table:table-cell>
              <table:table-cell office:value-type="float" office:value="25.6783461107602">
                <text:p>25.67834611076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9136814591809">
                <text:p>25.9136814591809</text:p>
              </table:table-cell>
              <table:table-cell office:value-type="float" office:value="27.9957892498269">
                <text:p>27.99578924982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4856847184679">
                <text:p>74.4856847184679</text:p>
              </table:table-cell>
              <table:table-cell office:value-type="float" office:value="57.2794258226211">
                <text:p>57.27942582262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108242498752">
                <text:p>22.108242498752</text:p>
              </table:table-cell>
              <table:table-cell office:value-type="float" office:value="23.0953054101015">
                <text:p>23.0953054101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4955334586195">
                <text:p>20.4955334586195</text:p>
              </table:table-cell>
              <table:table-cell office:value-type="float" office:value="22.9857006181808">
                <text:p>22.98570061818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2276772759109">
                <text:p>19.2276772759109</text:p>
              </table:table-cell>
              <table:table-cell office:value-type="float" office:value="20.5555075611519">
                <text:p>20.5555075611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1646002923846">
                <text:p>22.1646002923846</text:p>
              </table:table-cell>
              <table:table-cell office:value-type="float" office:value="24.4073695488752">
                <text:p>24.40736954887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.5331750970131">
                <text:p>22.5331750970131</text:p>
              </table:table-cell>
              <table:table-cell office:value-type="float" office:value="23.4819102059369">
                <text:p>23.48191020593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8706175802893">
                <text:p>30.8706175802893</text:p>
              </table:table-cell>
              <table:table-cell office:value-type="float" office:value="32.1726614229997">
                <text:p>32.17266142299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.9893869252084">
                <text:p>74.9893869252084</text:p>
              </table:table-cell>
              <table:table-cell office:value-type="float" office:value="56.9670169543405">
                <text:p>56.96701695434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.2702103938215">
                <text:p>34.2702103938215</text:p>
              </table:table-cell>
              <table:table-cell office:value-type="float" office:value="28.9809490628799">
                <text:p>28.98094906287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4703566335989">
                <text:p>19.4703566335989</text:p>
              </table:table-cell>
              <table:table-cell office:value-type="float" office:value="20.0880940973991">
                <text:p>20.0880940973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8531961720685">
                <text:p>23.8531961720685</text:p>
              </table:table-cell>
              <table:table-cell office:value-type="float" office:value="25.9056654237067">
                <text:p>25.90566542370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6538626985734">
                <text:p>39.6538626985734</text:p>
              </table:table-cell>
              <table:table-cell office:value-type="float" office:value="34.6728081994459">
                <text:p>34.67280819944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.8306719654416">
                <text:p>40.8306719654416</text:p>
              </table:table-cell>
              <table:table-cell office:value-type="float" office:value="37.8580977564467">
                <text:p>37.85809775644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8688129408339">
                <text:p>22.8688129408339</text:p>
              </table:table-cell>
              <table:table-cell office:value-type="float" office:value="24.8697448349149">
                <text:p>24.8697448349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.8724595834699">
                <text:p>22.8724595834699</text:p>
              </table:table-cell>
              <table:table-cell office:value-type="float" office:value="24.1001883700804">
                <text:p>24.1001883700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569957414869">
                <text:p>24.569957414869</text:p>
              </table:table-cell>
              <table:table-cell office:value-type="float" office:value="25.6890190473855">
                <text:p>25.68901904738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1864072142169">
                <text:p>23.1864072142169</text:p>
              </table:table-cell>
              <table:table-cell office:value-type="float" office:value="25.4163331995132">
                <text:p>25.41633319951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0255552527438">
                <text:p>24.0255552527438</text:p>
              </table:table-cell>
              <table:table-cell office:value-type="float" office:value="24.4986276009174">
                <text:p>24.4986276009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1168983284494">
                <text:p>36.1168983284494</text:p>
              </table:table-cell>
              <table:table-cell office:value-type="float" office:value="31.2620537534369">
                <text:p>31.26205375343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.5673480945251">
                <text:p>23.5673480945251</text:p>
              </table:table-cell>
              <table:table-cell office:value-type="float" office:value="27.4097875793521">
                <text:p>27.40978757935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4020836650292">
                <text:p>24.4020836650292</text:p>
              </table:table-cell>
              <table:table-cell office:value-type="float" office:value="26.331743663221">
                <text:p>26.3317436632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.8020537784881">
                <text:p>23.8020537784881</text:p>
              </table:table-cell>
              <table:table-cell office:value-type="float" office:value="24.9430199170786">
                <text:p>24.94301991707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834789209616">
                <text:p>25.834789209616</text:p>
              </table:table-cell>
              <table:table-cell office:value-type="float" office:value="27.3572841801052">
                <text:p>27.35728418010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.7841826995713">
                <text:p>23.7841826995713</text:p>
              </table:table-cell>
              <table:table-cell office:value-type="float" office:value="26.3797408604584">
                <text:p>26.3797408604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2044529728408">
                <text:p>25.2044529728408</text:p>
              </table:table-cell>
              <table:table-cell office:value-type="float" office:value="25.68478430005">
                <text:p>25.684784300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5924503164789">
                <text:p>25.5924503164789</text:p>
              </table:table-cell>
              <table:table-cell office:value-type="float" office:value="28.6481176585493">
                <text:p>28.6481176585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7475055993368">
                <text:p>24.7475055993368</text:p>
              </table:table-cell>
              <table:table-cell office:value-type="float" office:value="27.3996690015648">
                <text:p>27.39966900156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1346855750409">
                <text:p>25.1346855750409</text:p>
              </table:table-cell>
              <table:table-cell office:value-type="float" office:value="28.3792518068224">
                <text:p>28.37925180682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006996562262">
                <text:p>26.7006996562262</text:p>
              </table:table-cell>
              <table:table-cell office:value-type="float" office:value="27.2534571114831">
                <text:p>27.2534571114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.3504110565088">
                <text:p>22.3504110565088</text:p>
              </table:table-cell>
              <table:table-cell office:value-type="float" office:value="24.555218615824">
                <text:p>24.555218615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.6809327417035">
                <text:p>25.6809327417035</text:p>
              </table:table-cell>
              <table:table-cell office:value-type="float" office:value="27.4327034570346">
                <text:p>27.43270345703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1144784029606">
                <text:p>26.1144784029606</text:p>
              </table:table-cell>
              <table:table-cell office:value-type="float" office:value="28.8255326931671">
                <text:p>28.8255326931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.3214762634878">
                <text:p>49.3214762634878</text:p>
              </table:table-cell>
              <table:table-cell office:value-type="float" office:value="39.8550184955624">
                <text:p>39.85501849556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.3669870648185">
                <text:p>25.3669870648185</text:p>
              </table:table-cell>
              <table:table-cell office:value-type="float" office:value="26.7491296033294">
                <text:p>26.74912960332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.7179472723755">
                <text:p>23.7179472723755</text:p>
              </table:table-cell>
              <table:table-cell office:value-type="float" office:value="25.4566546538369">
                <text:p>25.45665465383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1004637421145">
                <text:p>25.1004637421145</text:p>
              </table:table-cell>
              <table:table-cell office:value-type="float" office:value="27.9728987955111">
                <text:p>27.97289879551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3110471219499">
                <text:p>25.3110471219499</text:p>
              </table:table-cell>
              <table:table-cell office:value-type="float" office:value="27.3934597332904">
                <text:p>27.3934597332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.5810108242254">
                <text:p>24.5810108242254</text:p>
              </table:table-cell>
              <table:table-cell office:value-type="float" office:value="24.3198290216672">
                <text:p>24.31982902166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.3302851090168">
                <text:p>26.3302851090168</text:p>
              </table:table-cell>
              <table:table-cell office:value-type="float" office:value="31.8171044940224">
                <text:p>31.81710449402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4639346535302">
                <text:p>29.4639346535302</text:p>
              </table:table-cell>
              <table:table-cell office:value-type="float" office:value="31.6687683170401">
                <text:p>31.66876831704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5.8814006150775">
                <text:p>55.8814006150775</text:p>
              </table:table-cell>
              <table:table-cell office:value-type="float" office:value="51.847895850716">
                <text:p>51.8478958507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627523710245">
                <text:p>51.8627523710245</text:p>
              </table:table-cell>
              <table:table-cell office:value-type="float" office:value="45.6110656687671">
                <text:p>45.61106566876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3467166936038">
                <text:p>24.3467166936038</text:p>
              </table:table-cell>
              <table:table-cell office:value-type="float" office:value="25.8996441595395">
                <text:p>25.89964415953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1439672580404">
                <text:p>27.1439672580404</text:p>
              </table:table-cell>
              <table:table-cell office:value-type="float" office:value="31.3825514293568">
                <text:p>31.38255142935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.8884124058649">
                <text:p>48.8884124058649</text:p>
              </table:table-cell>
              <table:table-cell office:value-type="float" office:value="45.8838918795471">
                <text:p>45.88389187954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0788548196453">
                <text:p>28.0788548196453</text:p>
              </table:table-cell>
              <table:table-cell office:value-type="float" office:value="29.5325484114168">
                <text:p>29.5325484114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9390855339705">
                <text:p>26.9390855339705</text:p>
              </table:table-cell>
              <table:table-cell office:value-type="float" office:value="29.8440388417769">
                <text:p>29.84403884177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8316780449085">
                <text:p>46.8316780449085</text:p>
              </table:table-cell>
              <table:table-cell office:value-type="float" office:value="42.005374997951">
                <text:p>42.0053749979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.4669446520201">
                <text:p>69.4669446520201</text:p>
              </table:table-cell>
              <table:table-cell office:value-type="float" office:value="58.3454972144253">
                <text:p>58.34549721442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9020529617185">
                <text:p>27.9020529617185</text:p>
              </table:table-cell>
              <table:table-cell office:value-type="float" office:value="29.0336964761889">
                <text:p>29.0336964761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0698067613232">
                <text:p>31.0698067613232</text:p>
              </table:table-cell>
              <table:table-cell office:value-type="float" office:value="31.5301020691872">
                <text:p>31.53010206918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5657029935684">
                <text:p>27.5657029935684</text:p>
              </table:table-cell>
              <table:table-cell office:value-type="float" office:value="28.8885523123406">
                <text:p>28.88855231234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.0893458999815">
                <text:p>25.0893458999815</text:p>
              </table:table-cell>
              <table:table-cell office:value-type="float" office:value="28.1310203849424">
                <text:p>28.13102038494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.4675211956932">
                <text:p>26.4675211956932</text:p>
              </table:table-cell>
              <table:table-cell office:value-type="float" office:value="28.6126330292789">
                <text:p>28.61263302927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0240685321183">
                <text:p>26.0240685321183</text:p>
              </table:table-cell>
              <table:table-cell office:value-type="float" office:value="28.0641486589746">
                <text:p>28.06414865897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.3784494948687">
                <text:p>58.3784494948687</text:p>
              </table:table-cell>
              <table:table-cell office:value-type="float" office:value="56.9678391522924">
                <text:p>56.96783915229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598496638776">
                <text:p>24.598496638776</text:p>
              </table:table-cell>
              <table:table-cell office:value-type="float" office:value="28.0608060696677">
                <text:p>28.06080606966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.1965071618991">
                <text:p>26.1965071618991</text:p>
              </table:table-cell>
              <table:table-cell office:value-type="float" office:value="28.8047107104552">
                <text:p>28.80471071045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3069797469607">
                <text:p>30.3069797469607</text:p>
              </table:table-cell>
              <table:table-cell office:value-type="float" office:value="29.9814221975278">
                <text:p>29.98142219752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.5103885958027">
                <text:p>26.5103885958027</text:p>
              </table:table-cell>
              <table:table-cell office:value-type="float" office:value="28.2027211142172">
                <text:p>28.20272111421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1752376155579">
                <text:p>28.1752376155579</text:p>
              </table:table-cell>
              <table:table-cell office:value-type="float" office:value="30.9455130326432">
                <text:p>30.94551303264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9843196052757">
                <text:p>24.9843196052757</text:p>
              </table:table-cell>
              <table:table-cell office:value-type="float" office:value="28.3176520996492">
                <text:p>28.31765209964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1548209722028">
                <text:p>27.1548209722028</text:p>
              </table:table-cell>
              <table:table-cell office:value-type="float" office:value="29.9890914146989">
                <text:p>29.9890914146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1671893596219">
                <text:p>29.1671893596219</text:p>
              </table:table-cell>
              <table:table-cell office:value-type="float" office:value="29.1048317403299">
                <text:p>29.1048317403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.5603763548389">
                <text:p>25.5603763548389</text:p>
              </table:table-cell>
              <table:table-cell office:value-type="float" office:value="27.0873639507356">
                <text:p>27.08736395073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.5402631424861">
                <text:p>25.5402631424861</text:p>
              </table:table-cell>
              <table:table-cell office:value-type="float" office:value="29.1991982046226">
                <text:p>29.19919820462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.1247989484139">
                <text:p>25.1247989484139</text:p>
              </table:table-cell>
              <table:table-cell office:value-type="float" office:value="29.1089399253779">
                <text:p>29.10893992537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.8174442715148">
                <text:p>26.8174442715148</text:p>
              </table:table-cell>
              <table:table-cell office:value-type="float" office:value="28.9289399513669">
                <text:p>28.92893995136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3861091160781">
                <text:p>25.3861091160781</text:p>
              </table:table-cell>
              <table:table-cell office:value-type="float" office:value="27.2184725792615">
                <text:p>27.21847257926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.7588079143291">
                <text:p>27.7588079143291</text:p>
              </table:table-cell>
              <table:table-cell office:value-type="float" office:value="30.1737304707193">
                <text:p>30.17373047071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1844956288724">
                <text:p>31.1844956288724</text:p>
              </table:table-cell>
              <table:table-cell office:value-type="float" office:value="33.7981250636422">
                <text:p>33.7981250636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0699157120592">
                <text:p>32.0699157120592</text:p>
              </table:table-cell>
              <table:table-cell office:value-type="float" office:value="32.7294482812088">
                <text:p>32.72944828120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6317762618053">
                <text:p>25.6317762618053</text:p>
              </table:table-cell>
              <table:table-cell office:value-type="float" office:value="26.0555322133652">
                <text:p>26.05553221336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.5780331601606">
                <text:p>30.5780331601606</text:p>
              </table:table-cell>
              <table:table-cell office:value-type="float" office:value="33.647764604676">
                <text:p>33.6477646046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006397515747">
                <text:p>24.006397515747</text:p>
              </table:table-cell>
              <table:table-cell office:value-type="float" office:value="26.5436325546403">
                <text:p>26.54363255464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0989664626863">
                <text:p>25.0989664626863</text:p>
              </table:table-cell>
              <table:table-cell office:value-type="float" office:value="28.0631235909425">
                <text:p>28.06312359094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3664352499739">
                <text:p>24.3664352499739</text:p>
              </table:table-cell>
              <table:table-cell office:value-type="float" office:value="26.2926427192244">
                <text:p>26.29264271922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.0061084097018">
                <text:p>72.0061084097018</text:p>
              </table:table-cell>
              <table:table-cell office:value-type="float" office:value="51.9613344047925">
                <text:p>51.96133440479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.6183606228846">
                <text:p>34.6183606228846</text:p>
              </table:table-cell>
              <table:table-cell office:value-type="float" office:value="35.9839687822145">
                <text:p>35.98396878221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2629311016766">
                <text:p>24.2629311016766</text:p>
              </table:table-cell>
              <table:table-cell office:value-type="float" office:value="27.1228062618712">
                <text:p>27.1228062618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.8748912574586">
                <text:p>52.8748912574586</text:p>
              </table:table-cell>
              <table:table-cell office:value-type="float" office:value="43.3853213484052">
                <text:p>43.38532134840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8732459377986">
                <text:p>25.8732459377986</text:p>
              </table:table-cell>
              <table:table-cell office:value-type="float" office:value="26.2644298191131">
                <text:p>26.26442981911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9192076394636">
                <text:p>79.9192076394636</text:p>
              </table:table-cell>
              <table:table-cell office:value-type="float" office:value="71.6699089004416">
                <text:p>71.669908900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14pt" style:font-size-complex="9pt"/>
    </style:style>
    <style:style style:name="ch6" style:family="chart" style:data-style-name="N0">
      <style:chart-properties chart:display-label="true" chart:logarithmic="false" chart:minimum="1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14pt" style:font-size-asian="14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4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4cm" svg:height="9.125cm" xlink:href=".." xlink:type="simple" chart:class="chart:line" chart:column-mapping="1 0" chart:style-name="ch1">
        <chart:legend svg:x="12.387cm" svg:y="6.195cm" style:legend-expansion="custom" chartooo:width="3.017cm" chartooo:height="1.056cm" style:legend-expansion-aspect-ratio="2.85700757575758" chart:style-name="ch2"/>
        <chart:plot-area chart:style-name="ch3" table:cell-range-address="Sheet1.E1:Sheet1.E366 Sheet1.B1:Sheet1.B366" chart:data-source-has-labels="row" svg:x="1.246cm" svg:y="0.87cm" svg:width="14.561cm" svg:height="7.261cm">
          <chartooo:coordinate-region svg:x="2.344cm" svg:y="1.056cm" svg:width="13.291cm" svg:height="6.455cm"/>
          <chart:axis chart:dimension="x" chart:name="primary-x" chart:style-name="ch4">
            <chart:title svg:x="7.966cm" svg:y="8.313cm" chart:style-name="ch5">
              <text:p>日数</text:p>
            </chart:title>
          </chart:axis>
          <chart:axis chart:dimension="y" chart:name="primary-y" chart:style-name="ch6">
            <chart:title svg:x="0.163cm" svg:y="2.128cm" chart:style-name="ch7">
              <text:p>蓄電池の充電量W</text:p>
            </chart:title>
            <chart:grid chart:style-name="ch8" chart:class="major"/>
          </chart:axis>
          <chart:series chart:style-name="ch9" chart:values-cell-range-address="Sheet1.E2:Sheet1.E366" chart:label-cell-address="Sheet1.E1:Sheet1.E1" chart:class="chart:line">
            <chart:data-point chart:repeated="365"/>
          </chart:series>
          <chart:series chart:style-name="ch10" chart:values-cell-range-address="Sheet1.B2:Sheet1.B366" chart:label-cell-address="Sheet1.B1:Sheet1.B1" chart:class="chart:line">
            <chart:data-point chart:repeated="3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予測なし</text:p>
                <draw:g>
                  <svg:desc>Sheet1.E1:Sheet1.E1</svg:desc>
                </draw:g>
              </table:table-cell>
              <table:table-cell office:value-type="string">
                <text:p>予測あり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8.18580803355">
                <text:p>2648.18580803355</text:p>
                <draw:g>
                  <svg:desc>Sheet1.E2:Sheet1.E366</svg:desc>
                </draw:g>
              </table:table-cell>
              <table:table-cell office:value-type="float" office:value="2655.06293948214">
                <text:p>2655.06293948214</text:p>
                <draw:g>
                  <svg:desc>Sheet1.B2:Sheet1.B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5.65085959703">
                <text:p>2545.65085959703</text:p>
              </table:table-cell>
              <table:table-cell office:value-type="float" office:value="2589.20831272389">
                <text:p>2589.20831272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7.14303014467">
                <text:p>2667.14303014467</text:p>
              </table:table-cell>
              <table:table-cell office:value-type="float" office:value="2691.11405114465">
                <text:p>2691.11405114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7.29284944462">
                <text:p>2337.29284944462</text:p>
              </table:table-cell>
              <table:table-cell office:value-type="float" office:value="2504.60151420642">
                <text:p>2504.6015142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5.7384476739">
                <text:p>2675.7384476739</text:p>
              </table:table-cell>
              <table:table-cell office:value-type="float" office:value="2676.14641030578">
                <text:p>2676.14641030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.06548817096">
                <text:p>2722.06548817096</text:p>
              </table:table-cell>
              <table:table-cell office:value-type="float" office:value="2728.3159243861">
                <text:p>2728.3159243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6.21038643697">
                <text:p>2726.21038643697</text:p>
              </table:table-cell>
              <table:table-cell office:value-type="float" office:value="2732.77493833989">
                <text:p>2732.77493833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5.70379428807">
                <text:p>2765.70379428807</text:p>
              </table:table-cell>
              <table:table-cell office:value-type="float" office:value="2772.92500959428">
                <text:p>2772.92500959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8.72863021466">
                <text:p>2728.72863021466</text:p>
              </table:table-cell>
              <table:table-cell office:value-type="float" office:value="2730.37086946499">
                <text:p>2730.37086946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1.4636482331">
                <text:p>2751.4636482331</text:p>
              </table:table-cell>
              <table:table-cell office:value-type="float" office:value="2748.71462528081">
                <text:p>2748.71462528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46.32912186478">
                <text:p>2746.32912186478</text:p>
              </table:table-cell>
              <table:table-cell office:value-type="float" office:value="2747.81902830553">
                <text:p>2747.81902830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9.01481707462">
                <text:p>2779.01481707462</text:p>
              </table:table-cell>
              <table:table-cell office:value-type="float" office:value="2786.97934917834">
                <text:p>2786.97934917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5.36896796507">
                <text:p>2085.36896796507</text:p>
              </table:table-cell>
              <table:table-cell office:value-type="float" office:value="2267.68452452773">
                <text:p>2267.68452452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9.4537593195">
                <text:p>1999.4537593195</text:p>
              </table:table-cell>
              <table:table-cell office:value-type="float" office:value="2182.82896274741">
                <text:p>2182.82896274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7.01066493825">
                <text:p>2747.01066493825</text:p>
              </table:table-cell>
              <table:table-cell office:value-type="float" office:value="2763.50521670933">
                <text:p>2763.50521670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4.37980208957">
                <text:p>2664.37980208957</text:p>
              </table:table-cell>
              <table:table-cell office:value-type="float" office:value="2698.11787792097">
                <text:p>2698.11787792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1.28138776163">
                <text:p>2801.28138776163</text:p>
              </table:table-cell>
              <table:table-cell office:value-type="float" office:value="2803.51236606474">
                <text:p>2803.51236606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5.72249445019">
                <text:p>2745.72249445019</text:p>
              </table:table-cell>
              <table:table-cell office:value-type="float" office:value="2735.639720676">
                <text:p>2735.639720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69.8827333154">
                <text:p>2769.8827333154</text:p>
              </table:table-cell>
              <table:table-cell office:value-type="float" office:value="2758.40131475844">
                <text:p>2758.40131475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2.84968557172">
                <text:p>2652.84968557172</text:p>
              </table:table-cell>
              <table:table-cell office:value-type="float" office:value="2690.48022087837">
                <text:p>2690.48022087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0.47743310018">
                <text:p>2650.47743310018</text:p>
              </table:table-cell>
              <table:table-cell office:value-type="float" office:value="2681.8167667495">
                <text:p>2681.8167667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5.73674093611">
                <text:p>2795.73674093611</text:p>
              </table:table-cell>
              <table:table-cell office:value-type="float" office:value="2808.09926822255">
                <text:p>2808.09926822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8.07339824754">
                <text:p>2838.07339824754</text:p>
              </table:table-cell>
              <table:table-cell office:value-type="float" office:value="2827.48329781264">
                <text:p>2827.48329781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4.32824277508">
                <text:p>2744.32824277508</text:p>
              </table:table-cell>
              <table:table-cell office:value-type="float" office:value="2736.90294452499">
                <text:p>2736.90294452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7.3621085163">
                <text:p>2807.3621085163</text:p>
              </table:table-cell>
              <table:table-cell office:value-type="float" office:value="2801.03807071772">
                <text:p>2801.03807071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3.02983441695">
                <text:p>2803.02983441695</text:p>
              </table:table-cell>
              <table:table-cell office:value-type="float" office:value="2788.33924735246">
                <text:p>2788.33924735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7.67305636875">
                <text:p>2617.67305636875</text:p>
              </table:table-cell>
              <table:table-cell office:value-type="float" office:value="2654.43401531801">
                <text:p>2654.43401531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5.04677787864">
                <text:p>2825.04677787864</text:p>
              </table:table-cell>
              <table:table-cell office:value-type="float" office:value="2831.19021771601">
                <text:p>2831.19021771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7.3732590879">
                <text:p>2837.3732590879</text:p>
              </table:table-cell>
              <table:table-cell office:value-type="float" office:value="2825.30369810774">
                <text:p>2825.30369810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2.04211113991">
                <text:p>2082.04211113991</text:p>
              </table:table-cell>
              <table:table-cell office:value-type="float" office:value="2263.76007319961">
                <text:p>2263.76007319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3.33642622705">
                <text:p>1983.33642622705</text:p>
              </table:table-cell>
              <table:table-cell office:value-type="float" office:value="2132.79955099856">
                <text:p>2132.79955099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0.33400752315">
                <text:p>1990.33400752315</text:p>
              </table:table-cell>
              <table:table-cell office:value-type="float" office:value="2157.02961889312">
                <text:p>2157.02961889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7.06097168375">
                <text:p>2757.06097168375</text:p>
              </table:table-cell>
              <table:table-cell office:value-type="float" office:value="2777.56036431968">
                <text:p>2777.56036431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0.91849409302">
                <text:p>2250.91849409302</text:p>
              </table:table-cell>
              <table:table-cell office:value-type="float" office:value="2387.55446616426">
                <text:p>2387.55446616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8.74359218959">
                <text:p>2788.74359218959</text:p>
              </table:table-cell>
              <table:table-cell office:value-type="float" office:value="2796.8261207754">
                <text:p>2796.826120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2.932727897">
                <text:p>2642.932727897</text:p>
              </table:table-cell>
              <table:table-cell office:value-type="float" office:value="2700.11010977346">
                <text:p>2700.11010977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61.38265653054">
                <text:p>2861.38265653054</text:p>
              </table:table-cell>
              <table:table-cell office:value-type="float" office:value="2828.44885535915">
                <text:p>2828.44885535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59.26340761708">
                <text:p>2659.26340761708</text:p>
              </table:table-cell>
              <table:table-cell office:value-type="float" office:value="2701.96464827943">
                <text:p>2701.96464827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8.13308512554">
                <text:p>2788.13308512554</text:p>
              </table:table-cell>
              <table:table-cell office:value-type="float" office:value="2796.94975431156">
                <text:p>2796.94975431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50.65093912918">
                <text:p>2750.65093912918</text:p>
              </table:table-cell>
              <table:table-cell office:value-type="float" office:value="2737.68964822376">
                <text:p>2737.68964822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2.9893498508">
                <text:p>2802.9893498508</text:p>
              </table:table-cell>
              <table:table-cell office:value-type="float" office:value="2809.78558639145">
                <text:p>2809.78558639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8.1957517036">
                <text:p>2638.1957517036</text:p>
              </table:table-cell>
              <table:table-cell office:value-type="float" office:value="2661.77256747951">
                <text:p>2661.77256747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8.24538534064">
                <text:p>2878.24538534064</text:p>
              </table:table-cell>
              <table:table-cell office:value-type="float" office:value="2850.46696356765">
                <text:p>2850.46696356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51.47402690865">
                <text:p>2851.47402690865</text:p>
              </table:table-cell>
              <table:table-cell office:value-type="float" office:value="2840.77397660031">
                <text:p>2840.77397660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0.55578124178">
                <text:p>2880.55578124178</text:p>
              </table:table-cell>
              <table:table-cell office:value-type="float" office:value="2860.55244169262">
                <text:p>2860.55244169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3.27864632866">
                <text:p>2883.27864632866</text:p>
              </table:table-cell>
              <table:table-cell office:value-type="float" office:value="2879.78385847429">
                <text:p>2879.78385847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76.44026088938">
                <text:p>2876.44026088938</text:p>
              </table:table-cell>
              <table:table-cell office:value-type="float" office:value="2850.81054585138">
                <text:p>2850.8105458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59.38874301025">
                <text:p>2259.38874301025</text:p>
              </table:table-cell>
              <table:table-cell office:value-type="float" office:value="2418.59531646896">
                <text:p>2418.5953164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26.17201952714">
                <text:p>2826.17201952714</text:p>
              </table:table-cell>
              <table:table-cell office:value-type="float" office:value="2812.66337369932">
                <text:p>2812.66337369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6.53718629508">
                <text:p>2836.53718629508</text:p>
              </table:table-cell>
              <table:table-cell office:value-type="float" office:value="2853.25861184324">
                <text:p>2853.25861184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2.09792448561">
                <text:p>2892.09792448561</text:p>
              </table:table-cell>
              <table:table-cell office:value-type="float" office:value="2889.04952719787">
                <text:p>2889.04952719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49.30977449593">
                <text:p>2849.30977449593</text:p>
              </table:table-cell>
              <table:table-cell office:value-type="float" office:value="2839.79316996089">
                <text:p>2839.79316996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3.68571556469">
                <text:p>2633.68571556469</text:p>
              </table:table-cell>
              <table:table-cell office:value-type="float" office:value="2645.28087754221">
                <text:p>2645.28087754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93.69190856805">
                <text:p>2893.69190856805</text:p>
              </table:table-cell>
              <table:table-cell office:value-type="float" office:value="2873.68115694868">
                <text:p>2873.68115694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3.36572926016">
                <text:p>2853.36572926016</text:p>
              </table:table-cell>
              <table:table-cell office:value-type="float" office:value="2841.57717304706">
                <text:p>2841.57717304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7.10588773453">
                <text:p>2907.10588773453</text:p>
              </table:table-cell>
              <table:table-cell office:value-type="float" office:value="2885.17385147164">
                <text:p>2885.17385147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13.22162747658">
                <text:p>2713.22162747658</text:p>
              </table:table-cell>
              <table:table-cell office:value-type="float" office:value="2731.14013632959">
                <text:p>2731.14013632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95.73635393719">
                <text:p>2795.73635393719</text:p>
              </table:table-cell>
              <table:table-cell office:value-type="float" office:value="2803.92377387693">
                <text:p>2803.92377387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7.81659035826">
                <text:p>2107.81659035826</text:p>
              </table:table-cell>
              <table:table-cell office:value-type="float" office:value="2275.90082636744">
                <text:p>2275.90082636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0.67427206858">
                <text:p>1990.67427206858</text:p>
              </table:table-cell>
              <table:table-cell office:value-type="float" office:value="2153.05049996654">
                <text:p>2153.05049996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01.51702760355">
                <text:p>2901.51702760355</text:p>
              </table:table-cell>
              <table:table-cell office:value-type="float" office:value="2882.13399178079">
                <text:p>2882.13399178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45.18518885944">
                <text:p>2945.18518885944</text:p>
              </table:table-cell>
              <table:table-cell office:value-type="float" office:value="2902.88785548164">
                <text:p>2902.88785548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31.20645121384">
                <text:p>2931.20645121384</text:p>
              </table:table-cell>
              <table:table-cell office:value-type="float" office:value="2906.22124534882">
                <text:p>2906.22124534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13.2925823445">
                <text:p>2913.2925823445</text:p>
              </table:table-cell>
              <table:table-cell office:value-type="float" office:value="2888.38247330498">
                <text:p>2888.38247330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0.20415981218">
                <text:p>2220.20415981218</text:p>
              </table:table-cell>
              <table:table-cell office:value-type="float" office:value="2359.67347137566">
                <text:p>2359.67347137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5.93369864897">
                <text:p>2905.93369864897</text:p>
              </table:table-cell>
              <table:table-cell office:value-type="float" office:value="2876.38328458052">
                <text:p>2876.38328458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15.93373142729">
                <text:p>2915.93373142729</text:p>
              </table:table-cell>
              <table:table-cell office:value-type="float" office:value="2894.06798598098">
                <text:p>2894.06798598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2.62382023756">
                <text:p>2832.62382023756</text:p>
              </table:table-cell>
              <table:table-cell office:value-type="float" office:value="2815.40741822815">
                <text:p>2815.40741822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1.04861362342">
                <text:p>2501.04861362342</text:p>
              </table:table-cell>
              <table:table-cell office:value-type="float" office:value="2553.55960497005">
                <text:p>2553.55960497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17.28836289285">
                <text:p>2917.28836289285</text:p>
              </table:table-cell>
              <table:table-cell office:value-type="float" office:value="2892.10101621203">
                <text:p>2892.10101621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0.13438740375">
                <text:p>1980.13438740375</text:p>
              </table:table-cell>
              <table:table-cell office:value-type="float" office:value="2150.0302197557">
                <text:p>2150.0302197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17.33136568369">
                <text:p>2917.33136568369</text:p>
              </table:table-cell>
              <table:table-cell office:value-type="float" office:value="2902.84963134447">
                <text:p>2902.84963134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8.89733964981">
                <text:p>2908.89733964981</text:p>
              </table:table-cell>
              <table:table-cell office:value-type="float" office:value="2888.25334519523">
                <text:p>2888.25334519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9.21210171622">
                <text:p>2949.21210171622</text:p>
              </table:table-cell>
              <table:table-cell office:value-type="float" office:value="2910.24151202562">
                <text:p>2910.24151202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0.68763316294">
                <text:p>2160.68763316294</text:p>
              </table:table-cell>
              <table:table-cell office:value-type="float" office:value="2298.4922819825">
                <text:p>2298.4922819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7.56988419447">
                <text:p>2977.56988419447</text:p>
              </table:table-cell>
              <table:table-cell office:value-type="float" office:value="2947.40033358302">
                <text:p>2947.400333583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92.47123809245">
                <text:p>2792.47123809245</text:p>
              </table:table-cell>
              <table:table-cell office:value-type="float" office:value="2790.81839827573">
                <text:p>2790.81839827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89.83703380706">
                <text:p>2989.83703380706</text:p>
              </table:table-cell>
              <table:table-cell office:value-type="float" office:value="2954.66133438494">
                <text:p>2954.66133438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49.24882491814">
                <text:p>2949.24882491814</text:p>
              </table:table-cell>
              <table:table-cell office:value-type="float" office:value="2936.32667463826">
                <text:p>2936.32667463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3.45832352524">
                <text:p>2923.45832352524</text:p>
              </table:table-cell>
              <table:table-cell office:value-type="float" office:value="2906.70904231092">
                <text:p>2906.70904231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71.26479942944">
                <text:p>2671.26479942944</text:p>
              </table:table-cell>
              <table:table-cell office:value-type="float" office:value="2694.94786827476">
                <text:p>2694.94786827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77.52729216596">
                <text:p>2877.52729216596</text:p>
              </table:table-cell>
              <table:table-cell office:value-type="float" office:value="2846.8318560822">
                <text:p>2846.8318560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9.95937144304">
                <text:p>3009.95937144304</text:p>
              </table:table-cell>
              <table:table-cell office:value-type="float" office:value="2973.55477439589">
                <text:p>2973.55477439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04.19301985503">
                <text:p>3004.19301985503</text:p>
              </table:table-cell>
              <table:table-cell office:value-type="float" office:value="2961.73656107033">
                <text:p>2961.73656107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1.25410627602">
                <text:p>2871.25410627602</text:p>
              </table:table-cell>
              <table:table-cell office:value-type="float" office:value="2855.26202990113">
                <text:p>2855.26202990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46.83478344098">
                <text:p>2946.83478344098</text:p>
              </table:table-cell>
              <table:table-cell office:value-type="float" office:value="2916.85559603138">
                <text:p>2916.8555960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46.61659053273">
                <text:p>2746.61659053273</text:p>
              </table:table-cell>
              <table:table-cell office:value-type="float" office:value="2775.15982131306">
                <text:p>2775.15982131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34.54712574033">
                <text:p>2934.54712574033</text:p>
              </table:table-cell>
              <table:table-cell office:value-type="float" office:value="2908.80306094826">
                <text:p>2908.80306094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1.18134963272">
                <text:p>2731.18134963272</text:p>
              </table:table-cell>
              <table:table-cell office:value-type="float" office:value="2739.15194708265">
                <text:p>2739.1519470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4.38848524995">
                <text:p>3004.38848524995</text:p>
              </table:table-cell>
              <table:table-cell office:value-type="float" office:value="2957.77076241051">
                <text:p>2957.77076241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1.6745017001">
                <text:p>2931.6745017001</text:p>
              </table:table-cell>
              <table:table-cell office:value-type="float" office:value="2910.91017084789">
                <text:p>2910.91017084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89.7875492838">
                <text:p>2989.7875492838</text:p>
              </table:table-cell>
              <table:table-cell office:value-type="float" office:value="2956.84613917237">
                <text:p>2956.84613917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8.53047153172">
                <text:p>2968.53047153172</text:p>
              </table:table-cell>
              <table:table-cell office:value-type="float" office:value="2933.3479637846">
                <text:p>2933.3479637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0.40538046911">
                <text:p>2820.40538046911</text:p>
              </table:table-cell>
              <table:table-cell office:value-type="float" office:value="2811.97170855296">
                <text:p>2811.971708552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93.05557510719">
                <text:p>2793.05557510719</text:p>
              </table:table-cell>
              <table:table-cell office:value-type="float" office:value="2778.11623354226">
                <text:p>2778.11623354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08.78115663978">
                <text:p>3008.78115663978</text:p>
              </table:table-cell>
              <table:table-cell office:value-type="float" office:value="2976.94214561628">
                <text:p>2976.94214561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74.42611417285">
                <text:p>2974.42611417285</text:p>
              </table:table-cell>
              <table:table-cell office:value-type="float" office:value="2958.85238766711">
                <text:p>2958.8523876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67.01811637606">
                <text:p>2867.01811637606</text:p>
              </table:table-cell>
              <table:table-cell office:value-type="float" office:value="2863.87584332822">
                <text:p>2863.875843328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68.55026134768">
                <text:p>2968.55026134768</text:p>
              </table:table-cell>
              <table:table-cell office:value-type="float" office:value="2929.624717538">
                <text:p>2929.624717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9.1314507239">
                <text:p>2059.1314507239</text:p>
              </table:table-cell>
              <table:table-cell office:value-type="float" office:value="2217.87764847308">
                <text:p>2217.877648473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6.81571005486">
                <text:p>2916.81571005486</text:p>
              </table:table-cell>
              <table:table-cell office:value-type="float" office:value="2888.5586613953">
                <text:p>2888.55866139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0.93679464731">
                <text:p>2990.93679464731</text:p>
              </table:table-cell>
              <table:table-cell office:value-type="float" office:value="2961.11590345574">
                <text:p>2961.11590345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5.985563447">
                <text:p>2965.985563447</text:p>
              </table:table-cell>
              <table:table-cell office:value-type="float" office:value="2924.14977324731">
                <text:p>2924.14977324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8.41190613642">
                <text:p>3038.41190613642</text:p>
              </table:table-cell>
              <table:table-cell office:value-type="float" office:value="2993.06282914113">
                <text:p>2993.06282914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5.37769583618">
                <text:p>2995.37769583618</text:p>
              </table:table-cell>
              <table:table-cell office:value-type="float" office:value="2963.01116958989">
                <text:p>2963.01116958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2.44867112757">
                <text:p>2992.44867112757</text:p>
              </table:table-cell>
              <table:table-cell office:value-type="float" office:value="2957.65163278808">
                <text:p>2957.65163278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9.08094632664">
                <text:p>3039.08094632664</text:p>
              </table:table-cell>
              <table:table-cell office:value-type="float" office:value="2994.18990789295">
                <text:p>2994.18990789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78.15326102706">
                <text:p>2978.15326102706</text:p>
              </table:table-cell>
              <table:table-cell office:value-type="float" office:value="2953.48140413215">
                <text:p>2953.48140413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91.06356760539">
                <text:p>2591.06356760539</text:p>
              </table:table-cell>
              <table:table-cell office:value-type="float" office:value="2624.74491705711">
                <text:p>2624.74491705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33.38456725768">
                <text:p>3033.38456725768</text:p>
              </table:table-cell>
              <table:table-cell office:value-type="float" office:value="2987.15983404157">
                <text:p>2987.159834041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47.38648523743">
                <text:p>3047.38648523743</text:p>
              </table:table-cell>
              <table:table-cell office:value-type="float" office:value="2991.89360032878">
                <text:p>2991.893600328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6.09322263378">
                <text:p>2146.09322263378</text:p>
              </table:table-cell>
              <table:table-cell office:value-type="float" office:value="2274.11741863105">
                <text:p>2274.11741863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72.71322280722">
                <text:p>3072.71322280722</text:p>
              </table:table-cell>
              <table:table-cell office:value-type="float" office:value="3010.99403420607">
                <text:p>3010.99403420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41.72675752535">
                <text:p>2741.72675752535</text:p>
              </table:table-cell>
              <table:table-cell office:value-type="float" office:value="2763.27632483572">
                <text:p>2763.276324835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42.11829799827">
                <text:p>3042.11829799827</text:p>
              </table:table-cell>
              <table:table-cell office:value-type="float" office:value="2993.62192947828">
                <text:p>2993.62192947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83.69063857396">
                <text:p>3083.69063857396</text:p>
              </table:table-cell>
              <table:table-cell office:value-type="float" office:value="3026.23694816055">
                <text:p>3026.23694816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50.46126314352">
                <text:p>3050.46126314352</text:p>
              </table:table-cell>
              <table:table-cell office:value-type="float" office:value="3003.34231529096">
                <text:p>3003.34231529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3.11764613857">
                <text:p>3053.11764613857</text:p>
              </table:table-cell>
              <table:table-cell office:value-type="float" office:value="2994.64877778767">
                <text:p>2994.64877778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69.8289139468">
                <text:p>3069.8289139468</text:p>
              </table:table-cell>
              <table:table-cell office:value-type="float" office:value="3009.23888432211">
                <text:p>3009.238884322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5.55626065844">
                <text:p>2795.55626065844</text:p>
              </table:table-cell>
              <table:table-cell office:value-type="float" office:value="2822.86651543455">
                <text:p>2822.86651543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60.78165464951">
                <text:p>3060.78165464951</text:p>
              </table:table-cell>
              <table:table-cell office:value-type="float" office:value="3018.285946709">
                <text:p>3018.285946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8.26214869431">
                <text:p>3038.26214869431</text:p>
              </table:table-cell>
              <table:table-cell office:value-type="float" office:value="2999.56472775255">
                <text:p>2999.56472775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44.84826133416">
                <text:p>2644.84826133416</text:p>
              </table:table-cell>
              <table:table-cell office:value-type="float" office:value="2671.76115762279">
                <text:p>2671.76115762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18.59317716117">
                <text:p>2618.59317716117</text:p>
              </table:table-cell>
              <table:table-cell office:value-type="float" office:value="2658.91884771335">
                <text:p>2658.918847713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19.07771873168">
                <text:p>3019.07771873168</text:p>
              </table:table-cell>
              <table:table-cell office:value-type="float" office:value="2974.85000937697">
                <text:p>2974.85000937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25.35695816626">
                <text:p>3025.35695816626</text:p>
              </table:table-cell>
              <table:table-cell office:value-type="float" office:value="2987.40886862011">
                <text:p>2987.40886862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82.19020650188">
                <text:p>2982.19020650188</text:p>
              </table:table-cell>
              <table:table-cell office:value-type="float" office:value="2950.66431645228">
                <text:p>2950.66431645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3.62939167704">
                <text:p>2083.62939167704</text:p>
              </table:table-cell>
              <table:table-cell office:value-type="float" office:value="2250.89758767126">
                <text:p>2250.89758767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60.03375938655">
                <text:p>3060.03375938655</text:p>
              </table:table-cell>
              <table:table-cell office:value-type="float" office:value="3014.8799386154">
                <text:p>3014.8799386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56.0940482642">
                <text:p>3056.0940482642</text:p>
              </table:table-cell>
              <table:table-cell office:value-type="float" office:value="3015.50291474829">
                <text:p>3015.502914748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49.20869778082">
                <text:p>3049.20869778082</text:p>
              </table:table-cell>
              <table:table-cell office:value-type="float" office:value="2996.53577469338">
                <text:p>2996.53577469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78.39600901599">
                <text:p>3078.39600901599</text:p>
              </table:table-cell>
              <table:table-cell office:value-type="float" office:value="3036.44954216698">
                <text:p>3036.449542166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45.97875379078">
                <text:p>2945.97875379078</text:p>
              </table:table-cell>
              <table:table-cell office:value-type="float" office:value="2914.54555292176">
                <text:p>2914.54555292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7.41557148995">
                <text:p>2177.41557148995</text:p>
              </table:table-cell>
              <table:table-cell office:value-type="float" office:value="2345.26834616261">
                <text:p>2345.268346162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7.77001460259">
                <text:p>2687.77001460259</text:p>
              </table:table-cell>
              <table:table-cell office:value-type="float" office:value="2700.47898528049">
                <text:p>2700.47898528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62.20438632382">
                <text:p>2962.20438632382</text:p>
              </table:table-cell>
              <table:table-cell office:value-type="float" office:value="2932.03865185644">
                <text:p>2932.03865185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9.68203628528">
                <text:p>2909.68203628528</text:p>
              </table:table-cell>
              <table:table-cell office:value-type="float" office:value="2878.44995174369">
                <text:p>2878.449951743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99.08093039944">
                <text:p>3099.08093039944</text:p>
              </table:table-cell>
              <table:table-cell office:value-type="float" office:value="3057.72676570496">
                <text:p>3057.72676570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28.220512144">
                <text:p>2928.220512144</text:p>
              </table:table-cell>
              <table:table-cell office:value-type="float" office:value="2891.22726410931">
                <text:p>2891.227264109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23.15494139754">
                <text:p>2823.15494139754</text:p>
              </table:table-cell>
              <table:table-cell office:value-type="float" office:value="2851.14817384695">
                <text:p>2851.14817384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58.24075481786">
                <text:p>3058.24075481786</text:p>
              </table:table-cell>
              <table:table-cell office:value-type="float" office:value="3020.90585842927">
                <text:p>3020.90585842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07.94317654295">
                <text:p>3107.94317654295</text:p>
              </table:table-cell>
              <table:table-cell office:value-type="float" office:value="3062.26880604037">
                <text:p>3062.26880604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70.73835117825">
                <text:p>3070.73835117825</text:p>
              </table:table-cell>
              <table:table-cell office:value-type="float" office:value="3018.09074608862">
                <text:p>3018.09074608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6.17258715115">
                <text:p>2056.17258715115</text:p>
              </table:table-cell>
              <table:table-cell office:value-type="float" office:value="2182.31463111186">
                <text:p>2182.31463111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04.4712718475">
                <text:p>3104.4712718475</text:p>
              </table:table-cell>
              <table:table-cell office:value-type="float" office:value="3044.75282461391">
                <text:p>3044.75282461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75.36542976637">
                <text:p>2875.36542976637</text:p>
              </table:table-cell>
              <table:table-cell office:value-type="float" office:value="2855.82746361479">
                <text:p>2855.82746361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20.65527591829">
                <text:p>3120.65527591829</text:p>
              </table:table-cell>
              <table:table-cell office:value-type="float" office:value="3068.64099453838">
                <text:p>3068.6409945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31.05763472017">
                <text:p>3131.05763472017</text:p>
              </table:table-cell>
              <table:table-cell office:value-type="float" office:value="3069.04853824896">
                <text:p>3069.04853824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5.0792551178">
                <text:p>2995.0792551178</text:p>
              </table:table-cell>
              <table:table-cell office:value-type="float" office:value="2951.87073818756">
                <text:p>2951.870738187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83.39786396442">
                <text:p>3083.39786396442</text:p>
              </table:table-cell>
              <table:table-cell office:value-type="float" office:value="3031.24160522448">
                <text:p>3031.24160522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77.30455454937">
                <text:p>3077.30455454937</text:p>
              </table:table-cell>
              <table:table-cell office:value-type="float" office:value="3023.09056331602">
                <text:p>3023.09056331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93.41408502456">
                <text:p>3093.41408502456</text:p>
              </table:table-cell>
              <table:table-cell office:value-type="float" office:value="3050.04189394458">
                <text:p>3050.04189394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67.25491895139">
                <text:p>2967.25491895139</text:p>
              </table:table-cell>
              <table:table-cell office:value-type="float" office:value="2926.27081924603">
                <text:p>2926.270819246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59.47374370312">
                <text:p>2759.47374370312</text:p>
              </table:table-cell>
              <table:table-cell office:value-type="float" office:value="2745.13078875113">
                <text:p>2745.13078875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21.57176222076">
                <text:p>2721.57176222076</text:p>
              </table:table-cell>
              <table:table-cell office:value-type="float" office:value="2725.63367780005">
                <text:p>2725.63367780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70.03749664822">
                <text:p>3070.03749664822</text:p>
              </table:table-cell>
              <table:table-cell office:value-type="float" office:value="3029.33006202392">
                <text:p>3029.33006202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89.47914409701">
                <text:p>3089.47914409701</text:p>
              </table:table-cell>
              <table:table-cell office:value-type="float" office:value="3031.33503423516">
                <text:p>3031.3350342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85.74104323704">
                <text:p>2685.74104323704</text:p>
              </table:table-cell>
              <table:table-cell office:value-type="float" office:value="2712.58586074597">
                <text:p>2712.585860745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38.89104689038">
                <text:p>3138.89104689038</text:p>
              </table:table-cell>
              <table:table-cell office:value-type="float" office:value="3078.95534334509">
                <text:p>3078.955343345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32.91094822277">
                <text:p>3132.91094822277</text:p>
              </table:table-cell>
              <table:table-cell office:value-type="float" office:value="3054.61110685995">
                <text:p>3054.61110685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94.83305693946">
                <text:p>3094.83305693946</text:p>
              </table:table-cell>
              <table:table-cell office:value-type="float" office:value="3032.34485903705">
                <text:p>3032.344859037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90.23774788191">
                <text:p>3090.23774788191</text:p>
              </table:table-cell>
              <table:table-cell office:value-type="float" office:value="3023.88059811434">
                <text:p>3023.880598114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19.56575199991">
                <text:p>3119.56575199991</text:p>
              </table:table-cell>
              <table:table-cell office:value-type="float" office:value="3066.39055381319">
                <text:p>3066.39055381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67.73555879507">
                <text:p>3067.73555879507</text:p>
              </table:table-cell>
              <table:table-cell office:value-type="float" office:value="3004.68704732301">
                <text:p>3004.68704732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73.12052202576">
                <text:p>3073.12052202576</text:p>
              </table:table-cell>
              <table:table-cell office:value-type="float" office:value="3016.96996276379">
                <text:p>3016.969962763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62.94495581034">
                <text:p>2862.94495581034</text:p>
              </table:table-cell>
              <table:table-cell office:value-type="float" office:value="2870.48712202319">
                <text:p>2870.487122023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6.43728735605">
                <text:p>2996.43728735605</text:p>
              </table:table-cell>
              <table:table-cell office:value-type="float" office:value="2961.1502495429">
                <text:p>2961.15024954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92.71747798557">
                <text:p>2892.71747798557</text:p>
              </table:table-cell>
              <table:table-cell office:value-type="float" office:value="2884.8926267961">
                <text:p>2884.8926267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51.2976923445">
                <text:p>2851.2976923445</text:p>
              </table:table-cell>
              <table:table-cell office:value-type="float" office:value="2868.17229430135">
                <text:p>2868.17229430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57.82511133789">
                <text:p>2357.82511133789</text:p>
              </table:table-cell>
              <table:table-cell office:value-type="float" office:value="2511.82837781161">
                <text:p>2511.82837781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34.14919260304">
                <text:p>3034.14919260304</text:p>
              </table:table-cell>
              <table:table-cell office:value-type="float" office:value="2988.34930080123">
                <text:p>2988.349300801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05.65861018719">
                <text:p>3105.65861018719</text:p>
              </table:table-cell>
              <table:table-cell office:value-type="float" office:value="3042.63167886156">
                <text:p>3042.631678861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98.78528874475">
                <text:p>3098.78528874475</text:p>
              </table:table-cell>
              <table:table-cell office:value-type="float" office:value="3044.451527056">
                <text:p>3044.451527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01.70450849726">
                <text:p>3001.70450849726</text:p>
              </table:table-cell>
              <table:table-cell office:value-type="float" office:value="2965.19005592938">
                <text:p>2965.19005592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2.20405875026">
                <text:p>2052.20405875026</text:p>
              </table:table-cell>
              <table:table-cell office:value-type="float" office:value="2242.2151906572">
                <text:p>2242.21519065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76.21184597118">
                <text:p>2376.21184597118</text:p>
              </table:table-cell>
              <table:table-cell office:value-type="float" office:value="2546.73792928806">
                <text:p>2546.737929288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21.19466182673">
                <text:p>2921.19466182673</text:p>
              </table:table-cell>
              <table:table-cell office:value-type="float" office:value="2913.96743172735">
                <text:p>2913.96743172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59.60122563796">
                <text:p>2159.60122563796</text:p>
              </table:table-cell>
              <table:table-cell office:value-type="float" office:value="2321.84482868845">
                <text:p>2321.844828688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37.75403976071">
                <text:p>3037.75403976071</text:p>
              </table:table-cell>
              <table:table-cell office:value-type="float" office:value="2974.51818142479">
                <text:p>2974.51818142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85.2953415316">
                <text:p>2585.2953415316</text:p>
              </table:table-cell>
              <table:table-cell office:value-type="float" office:value="2648.44496935692">
                <text:p>2648.444969356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60.20161732693">
                <text:p>2860.20161732693</text:p>
              </table:table-cell>
              <table:table-cell office:value-type="float" office:value="2859.80005783947">
                <text:p>2859.80005783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96.09471921571">
                <text:p>3096.09471921571</text:p>
              </table:table-cell>
              <table:table-cell office:value-type="float" office:value="3043.32718067736">
                <text:p>3043.327180677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74.71801398001">
                <text:p>2874.71801398001</text:p>
              </table:table-cell>
              <table:table-cell office:value-type="float" office:value="2855.25148481487">
                <text:p>2855.251484814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55.01158835634">
                <text:p>2855.01158835634</text:p>
              </table:table-cell>
              <table:table-cell office:value-type="float" office:value="2863.45553059766">
                <text:p>2863.455530597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7.90686723822">
                <text:p>2027.90686723822</text:p>
              </table:table-cell>
              <table:table-cell office:value-type="float" office:value="2185.18941469867">
                <text:p>2185.18941469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68.89616053861">
                <text:p>2968.89616053861</text:p>
              </table:table-cell>
              <table:table-cell office:value-type="float" office:value="2935.91436111536">
                <text:p>2935.914361115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16.50263458354">
                <text:p>2916.50263458354</text:p>
              </table:table-cell>
              <table:table-cell office:value-type="float" office:value="2892.29412070084">
                <text:p>2892.29412070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65.73340344586">
                <text:p>2965.73340344586</text:p>
              </table:table-cell>
              <table:table-cell office:value-type="float" office:value="2949.00193380657">
                <text:p>2949.001933806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80.73668703445">
                <text:p>3080.73668703445</text:p>
              </table:table-cell>
              <table:table-cell office:value-type="float" office:value="3032.91992475271">
                <text:p>3032.919924752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13.65860974687">
                <text:p>2813.65860974687</text:p>
              </table:table-cell>
              <table:table-cell office:value-type="float" office:value="2822.07450482928">
                <text:p>2822.074504829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55.47243969084">
                <text:p>2955.47243969084</text:p>
              </table:table-cell>
              <table:table-cell office:value-type="float" office:value="2926.61466562647">
                <text:p>2926.61466562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86.48831524628">
                <text:p>2786.48831524628</text:p>
              </table:table-cell>
              <table:table-cell office:value-type="float" office:value="2777.96273256673">
                <text:p>2777.962732566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17.32344388562">
                <text:p>2617.32344388562</text:p>
              </table:table-cell>
              <table:table-cell office:value-type="float" office:value="2643.3386790939">
                <text:p>2643.33867909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8.00027299475">
                <text:p>3058.00027299475</text:p>
              </table:table-cell>
              <table:table-cell office:value-type="float" office:value="3011.15278795506">
                <text:p>3011.152787955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29.20596307511">
                <text:p>2929.20596307511</text:p>
              </table:table-cell>
              <table:table-cell office:value-type="float" office:value="2897.13369004207">
                <text:p>2897.133690042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48.41165084318">
                <text:p>2848.41165084318</text:p>
              </table:table-cell>
              <table:table-cell office:value-type="float" office:value="2833.5806820898">
                <text:p>2833.5806820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79.137777345">
                <text:p>2979.137777345</text:p>
              </table:table-cell>
              <table:table-cell office:value-type="float" office:value="2928.0548412425">
                <text:p>2928.05484124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19.59364735881">
                <text:p>2919.59364735881</text:p>
              </table:table-cell>
              <table:table-cell office:value-type="float" office:value="2888.74901667167">
                <text:p>2888.74901667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75.51066459867">
                <text:p>3075.51066459867</text:p>
              </table:table-cell>
              <table:table-cell office:value-type="float" office:value="3030.50356805418">
                <text:p>3030.503568054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29.14667735512">
                <text:p>3029.14667735512</text:p>
              </table:table-cell>
              <table:table-cell office:value-type="float" office:value="2986.19938583458">
                <text:p>2986.199385834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22.73790017319">
                <text:p>3022.73790017319</text:p>
              </table:table-cell>
              <table:table-cell office:value-type="float" office:value="2957.91732755314">
                <text:p>2957.91732755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67.09838064682">
                <text:p>3067.09838064682</text:p>
              </table:table-cell>
              <table:table-cell office:value-type="float" office:value="3011.38095782614">
                <text:p>3011.380957826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9.92546570276">
                <text:p>3059.92546570276</text:p>
              </table:table-cell>
              <table:table-cell office:value-type="float" office:value="3016.23889159922">
                <text:p>3016.238891599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4.23705020184">
                <text:p>2814.23705020184</text:p>
              </table:table-cell>
              <table:table-cell office:value-type="float" office:value="2817.75488411578">
                <text:p>2817.754884115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0.0428845297">
                <text:p>2900.0428845297</text:p>
              </table:table-cell>
              <table:table-cell office:value-type="float" office:value="2866.00042679832">
                <text:p>2866.00042679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15.65772976425">
                <text:p>3015.65772976425</text:p>
              </table:table-cell>
              <table:table-cell office:value-type="float" office:value="2963.3497284521">
                <text:p>2963.3497284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42.440448561">
                <text:p>2842.440448561</text:p>
              </table:table-cell>
              <table:table-cell office:value-type="float" office:value="2834.54784895434">
                <text:p>2834.54784895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83.43413546158">
                <text:p>3083.43413546158</text:p>
              </table:table-cell>
              <table:table-cell office:value-type="float" office:value="3024.00996848027">
                <text:p>3024.009968480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62.73147031593">
                <text:p>3062.73147031593</text:p>
              </table:table-cell>
              <table:table-cell office:value-type="float" office:value="3008.38239666038">
                <text:p>3008.382396660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13.59591857434">
                <text:p>3013.59591857434</text:p>
              </table:table-cell>
              <table:table-cell office:value-type="float" office:value="2963.2868207569">
                <text:p>2963.28682075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67.86456209042">
                <text:p>2967.86456209042</text:p>
              </table:table-cell>
              <table:table-cell office:value-type="float" office:value="2932.42748319119">
                <text:p>2932.42748319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17.31602118123">
                <text:p>2917.31602118123</text:p>
              </table:table-cell>
              <table:table-cell office:value-type="float" office:value="2976.91962216997">
                <text:p>2976.919622169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8.72885353548">
                <text:p>3068.72885353548</text:p>
              </table:table-cell>
              <table:table-cell office:value-type="float" office:value="3020.93270316108">
                <text:p>3020.93270316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38.44805001178">
                <text:p>3038.44805001178</text:p>
              </table:table-cell>
              <table:table-cell office:value-type="float" office:value="2990.87718943602">
                <text:p>2990.877189436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44.9433883349">
                <text:p>3044.9433883349</text:p>
              </table:table-cell>
              <table:table-cell office:value-type="float" office:value="2994.63424317384">
                <text:p>2994.634243173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56.68429729886">
                <text:p>3056.68429729886</text:p>
              </table:table-cell>
              <table:table-cell office:value-type="float" office:value="3014.01931654387">
                <text:p>3014.01931654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09.75999932416">
                <text:p>2909.75999932416</text:p>
              </table:table-cell>
              <table:table-cell office:value-type="float" office:value="2881.14453988096">
                <text:p>2881.144539880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17.9434221995">
                <text:p>3017.9434221995</text:p>
              </table:table-cell>
              <table:table-cell office:value-type="float" office:value="2976.92276687244">
                <text:p>2976.92276687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58.07663539178">
                <text:p>3058.07663539178</text:p>
              </table:table-cell>
              <table:table-cell office:value-type="float" office:value="2996.67626319395">
                <text:p>2996.67626319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88.82807472087">
                <text:p>3088.82807472087</text:p>
              </table:table-cell>
              <table:table-cell office:value-type="float" office:value="3018.14031554572">
                <text:p>3018.140315545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94.1552120049">
                <text:p>2994.1552120049</text:p>
              </table:table-cell>
              <table:table-cell office:value-type="float" office:value="2947.91085387706">
                <text:p>2947.910853877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14.42506259328">
                <text:p>3014.42506259328</text:p>
              </table:table-cell>
              <table:table-cell office:value-type="float" office:value="2948.19137744976">
                <text:p>2948.19137744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06.44332886838">
                <text:p>2106.44332886838</text:p>
              </table:table-cell>
              <table:table-cell office:value-type="float" office:value="2253.35082373238">
                <text:p>2253.350823732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12.31068227177">
                <text:p>3012.31068227177</text:p>
              </table:table-cell>
              <table:table-cell office:value-type="float" office:value="2957.18485435297">
                <text:p>2957.184854352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77.89321008406">
                <text:p>2877.89321008406</text:p>
              </table:table-cell>
              <table:table-cell office:value-type="float" office:value="2920.0323811286">
                <text:p>2920.03238112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68.50366211282">
                <text:p>2868.50366211282</text:p>
              </table:table-cell>
              <table:table-cell office:value-type="float" office:value="2873.33090028935">
                <text:p>2873.330900289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57.76824309538">
                <text:p>2757.76824309538</text:p>
              </table:table-cell>
              <table:table-cell office:value-type="float" office:value="2758.39623273545">
                <text:p>2758.396232735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1.95684362684">
                <text:p>2771.95684362684</text:p>
              </table:table-cell>
              <table:table-cell office:value-type="float" office:value="2826.76214315429">
                <text:p>2826.76214315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28.11045942663">
                <text:p>3028.11045942663</text:p>
              </table:table-cell>
              <table:table-cell office:value-type="float" office:value="2989.45462437289">
                <text:p>2989.45462437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71.24222336256">
                <text:p>3071.24222336256</text:p>
              </table:table-cell>
              <table:table-cell office:value-type="float" office:value="3016.82752251592">
                <text:p>3016.827522515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9.72659060457">
                <text:p>2979.72659060457</text:p>
              </table:table-cell>
              <table:table-cell office:value-type="float" office:value="2939.67175146388">
                <text:p>2939.671751463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82.3222287281">
                <text:p>2982.3222287281</text:p>
              </table:table-cell>
              <table:table-cell office:value-type="float" office:value="2944.29543396856">
                <text:p>2944.29543396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41.14880649521">
                <text:p>2741.14880649521</text:p>
              </table:table-cell>
              <table:table-cell office:value-type="float" office:value="2742.45994552403">
                <text:p>2742.459945524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32.28069169865">
                <text:p>3032.28069169865</text:p>
              </table:table-cell>
              <table:table-cell office:value-type="float" office:value="2998.65230798773">
                <text:p>2998.652307987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4.22165904506">
                <text:p>3004.22165904506</text:p>
              </table:table-cell>
              <table:table-cell office:value-type="float" office:value="2960.48452561735">
                <text:p>2960.484525617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64.94922005097">
                <text:p>2964.94922005097</text:p>
              </table:table-cell>
              <table:table-cell office:value-type="float" office:value="2929.92065506485">
                <text:p>2929.920655064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4.0180782489">
                <text:p>3074.0180782489</text:p>
              </table:table-cell>
              <table:table-cell office:value-type="float" office:value="3026.6845091005">
                <text:p>3026.6845091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69.68397133913">
                <text:p>2969.68397133913</text:p>
              </table:table-cell>
              <table:table-cell office:value-type="float" office:value="2914.57704436722">
                <text:p>2914.57704436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80.55257577601">
                <text:p>2880.55257577601</text:p>
              </table:table-cell>
              <table:table-cell office:value-type="float" office:value="2858.21828944442">
                <text:p>2858.21828944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2.92587887411">
                <text:p>3002.92587887411</text:p>
              </table:table-cell>
              <table:table-cell office:value-type="float" office:value="2962.23888656073">
                <text:p>2962.238886560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59.87340977129">
                <text:p>3059.87340977129</text:p>
              </table:table-cell>
              <table:table-cell office:value-type="float" office:value="3012.94869851173">
                <text:p>3012.948698511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14.68188613429">
                <text:p>3014.68188613429</text:p>
              </table:table-cell>
              <table:table-cell office:value-type="float" office:value="2978.7763435197">
                <text:p>2978.77634351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05.71615912688">
                <text:p>3005.71615912688</text:p>
              </table:table-cell>
              <table:table-cell office:value-type="float" office:value="2970.40215444535">
                <text:p>2970.402154445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7.07979292391">
                <text:p>2827.07979292391</text:p>
              </table:table-cell>
              <table:table-cell office:value-type="float" office:value="2829.4301650902">
                <text:p>2829.4301650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73.85536842893">
                <text:p>2973.85536842893</text:p>
              </table:table-cell>
              <table:table-cell office:value-type="float" office:value="2941.78463475484">
                <text:p>2941.784634754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15.49090213898">
                <text:p>2915.49090213898</text:p>
              </table:table-cell>
              <table:table-cell office:value-type="float" office:value="2897.59753536672">
                <text:p>2897.59753536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04.92194928411">
                <text:p>3004.92194928411</text:p>
              </table:table-cell>
              <table:table-cell office:value-type="float" office:value="2958.77235211528">
                <text:p>2958.772352115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84.28787522071">
                <text:p>2984.28787522071</text:p>
              </table:table-cell>
              <table:table-cell office:value-type="float" office:value="2948.77550304621">
                <text:p>2948.775503046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4.61604744072">
                <text:p>2674.61604744072</text:p>
              </table:table-cell>
              <table:table-cell office:value-type="float" office:value="2728.48279164617">
                <text:p>2728.482791646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16.6615105274">
                <text:p>2916.6615105274</text:p>
              </table:table-cell>
              <table:table-cell office:value-type="float" office:value="2869.67760672819">
                <text:p>2869.67760672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20.23720259125">
                <text:p>3020.23720259125</text:p>
              </table:table-cell>
              <table:table-cell office:value-type="float" office:value="2969.27502396366">
                <text:p>2969.27502396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07.59019330986">
                <text:p>2907.59019330986</text:p>
              </table:table-cell>
              <table:table-cell office:value-type="float" office:value="2889.62345461114">
                <text:p>2889.62345461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24.64088179981">
                <text:p>2924.64088179981</text:p>
              </table:table-cell>
              <table:table-cell office:value-type="float" office:value="2893.71342918981">
                <text:p>2893.7134291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18.01780377287">
                <text:p>2618.01780377287</text:p>
              </table:table-cell>
              <table:table-cell office:value-type="float" office:value="2638.63737004545">
                <text:p>2638.637370045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22.893066002">
                <text:p>2922.893066002</text:p>
              </table:table-cell>
              <table:table-cell office:value-type="float" office:value="2886.92084281286">
                <text:p>2886.92084281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63.54498468687">
                <text:p>2863.54498468687</text:p>
              </table:table-cell>
              <table:table-cell office:value-type="float" office:value="2873.7627303455">
                <text:p>2873.7627303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98.02557278149">
                <text:p>2898.02557278149</text:p>
              </table:table-cell>
              <table:table-cell office:value-type="float" office:value="2868.97069388138">
                <text:p>2868.970693881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82.33451430277">
                <text:p>2982.33451430277</text:p>
              </table:table-cell>
              <table:table-cell office:value-type="float" office:value="2959.42042799691">
                <text:p>2959.420427996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22.41577044072">
                <text:p>2822.41577044072</text:p>
              </table:table-cell>
              <table:table-cell office:value-type="float" office:value="2813.40527716001">
                <text:p>2813.40527716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53.10781149834">
                <text:p>2953.10781149834</text:p>
              </table:table-cell>
              <table:table-cell office:value-type="float" office:value="2907.5866220675">
                <text:p>2907.58662206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00.5115296787">
                <text:p>3000.5115296787</text:p>
              </table:table-cell>
              <table:table-cell office:value-type="float" office:value="2962.2618794141">
                <text:p>2962.26187941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56.98644915135">
                <text:p>2856.98644915135</text:p>
              </table:table-cell>
              <table:table-cell office:value-type="float" office:value="2837.95354145439">
                <text:p>2837.953541454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78.47893114037">
                <text:p>2978.47893114037</text:p>
              </table:table-cell>
              <table:table-cell office:value-type="float" office:value="2938.56383984694">
                <text:p>2938.563839846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76.16761352398">
                <text:p>2976.16761352398</text:p>
              </table:table-cell>
              <table:table-cell office:value-type="float" office:value="2944.0394443638">
                <text:p>2944.03944436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75.10443510215">
                <text:p>2975.10443510215</text:p>
              </table:table-cell>
              <table:table-cell office:value-type="float" office:value="2932.30123781447">
                <text:p>2932.301237814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04.70377528155">
                <text:p>2804.70377528155</text:p>
              </table:table-cell>
              <table:table-cell office:value-type="float" office:value="2799.7381852523">
                <text:p>2799.73818525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93.02085103528">
                <text:p>2793.02085103528</text:p>
              </table:table-cell>
              <table:table-cell office:value-type="float" office:value="2783.56869675344">
                <text:p>2783.568696753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30.46614782694">
                <text:p>2930.46614782694</text:p>
              </table:table-cell>
              <table:table-cell office:value-type="float" office:value="2903.64932436185">
                <text:p>2903.649324361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75.87634676053">
                <text:p>2975.87634676053</text:p>
              </table:table-cell>
              <table:table-cell office:value-type="float" office:value="2938.92921315832">
                <text:p>2938.929213158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89.48038612243">
                <text:p>2589.48038612243</text:p>
              </table:table-cell>
              <table:table-cell office:value-type="float" office:value="2690.50084548956">
                <text:p>2690.50084548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02.00528164362">
                <text:p>2902.00528164362</text:p>
              </table:table-cell>
              <table:table-cell office:value-type="float" office:value="2894.96808140601">
                <text:p>2894.968081406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94.55636721508">
                <text:p>1994.55636721508</text:p>
              </table:table-cell>
              <table:table-cell office:value-type="float" office:value="2149.97631329246">
                <text:p>2149.976313292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2.474073108">
                <text:p>2012.474073108</text:p>
              </table:table-cell>
              <table:table-cell office:value-type="float" office:value="2159.21046056669">
                <text:p>2159.210460566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62.44023196453">
                <text:p>2162.44023196453</text:p>
              </table:table-cell>
              <table:table-cell office:value-type="float" office:value="2323.95458332533">
                <text:p>2323.95458332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43.96568270437">
                <text:p>2943.96568270437</text:p>
              </table:table-cell>
              <table:table-cell office:value-type="float" office:value="2913.11579195958">
                <text:p>2913.11579195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50.33929139894">
                <text:p>2950.33929139894</text:p>
              </table:table-cell>
              <table:table-cell office:value-type="float" office:value="2917.15623048453">
                <text:p>2917.156230484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4.20086910658">
                <text:p>2754.20086910658</text:p>
              </table:table-cell>
              <table:table-cell office:value-type="float" office:value="2791.68119155577">
                <text:p>2791.681191555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7.95424692396">
                <text:p>2857.95424692396</text:p>
              </table:table-cell>
              <table:table-cell office:value-type="float" office:value="2879.85505272659">
                <text:p>2879.855052726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48.34103963461">
                <text:p>2948.34103963461</text:p>
              </table:table-cell>
              <table:table-cell office:value-type="float" office:value="2924.80119318839">
                <text:p>2924.801193188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4.74459424762">
                <text:p>2844.74459424762</text:p>
              </table:table-cell>
              <table:table-cell office:value-type="float" office:value="2835.43688456727">
                <text:p>2835.436884567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76.61211698855">
                <text:p>2776.61211698855</text:p>
              </table:table-cell>
              <table:table-cell office:value-type="float" office:value="2782.05429689571">
                <text:p>2782.054296895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93.60092943374">
                <text:p>2793.60092943374</text:p>
              </table:table-cell>
              <table:table-cell office:value-type="float" office:value="2789.49051421886">
                <text:p>2789.490514218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80.06776596371">
                <text:p>1980.06776596371</text:p>
              </table:table-cell>
              <table:table-cell office:value-type="float" office:value="2152.49765134024">
                <text:p>2152.497651340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3.66596679621">
                <text:p>2863.66596679621</text:p>
              </table:table-cell>
              <table:table-cell office:value-type="float" office:value="2851.29539026873">
                <text:p>2851.295390268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6.98485143929">
                <text:p>2896.98485143929</text:p>
              </table:table-cell>
              <table:table-cell office:value-type="float" office:value="2879.57378017591">
                <text:p>2879.573780175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08.35851879281">
                <text:p>2908.35851879281</text:p>
              </table:table-cell>
              <table:table-cell office:value-type="float" office:value="2884.10934141238">
                <text:p>2884.109341412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6.97412138133">
                <text:p>2896.97412138133</text:p>
              </table:table-cell>
              <table:table-cell office:value-type="float" office:value="2868.35995882259">
                <text:p>2868.359958822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4.98419985276">
                <text:p>2874.98419985276</text:p>
              </table:table-cell>
              <table:table-cell office:value-type="float" office:value="2868.63357124827">
                <text:p>2868.633571248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10.35216117079">
                <text:p>2710.35216117079</text:p>
              </table:table-cell>
              <table:table-cell office:value-type="float" office:value="2722.38577482284">
                <text:p>2722.38577482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9.211299323">
                <text:p>1979.211299323</text:p>
              </table:table-cell>
              <table:table-cell office:value-type="float" office:value="2138.62662501921">
                <text:p>2138.626625019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36.04765941942">
                <text:p>2336.04765941942</text:p>
              </table:table-cell>
              <table:table-cell office:value-type="float" office:value="2466.69429928757">
                <text:p>2466.69429928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8.86204189564">
                <text:p>2908.86204189564</text:p>
              </table:table-cell>
              <table:table-cell office:value-type="float" office:value="2901.30512085305">
                <text:p>2901.305120853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81.12568644993">
                <text:p>2881.12568644993</text:p>
              </table:table-cell>
              <table:table-cell office:value-type="float" office:value="2868.55095867582">
                <text:p>2868.550958675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3.23398479981">
                <text:p>2263.23398479981</text:p>
              </table:table-cell>
              <table:table-cell office:value-type="float" office:value="2465.29272818314">
                <text:p>2465.29272818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19.7501804754">
                <text:p>2319.7501804754</text:p>
              </table:table-cell>
              <table:table-cell office:value-type="float" office:value="2515.98549713396">
                <text:p>2515.985497133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74.0030895494">
                <text:p>2874.0030895494</text:p>
              </table:table-cell>
              <table:table-cell office:value-type="float" office:value="2850.88444343111">
                <text:p>2850.88444343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31.39133424925">
                <text:p>2831.39133424925</text:p>
              </table:table-cell>
              <table:table-cell office:value-type="float" office:value="2815.01591663793">
                <text:p>2815.015916637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38.15791012566">
                <text:p>2838.15791012566</text:p>
              </table:table-cell>
              <table:table-cell office:value-type="float" office:value="2813.83331654098">
                <text:p>2813.833316540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19.75900372007">
                <text:p>2819.75900372007</text:p>
              </table:table-cell>
              <table:table-cell office:value-type="float" office:value="2807.81896424408">
                <text:p>2807.818964244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38.84731859438">
                <text:p>2838.84731859438</text:p>
              </table:table-cell>
              <table:table-cell office:value-type="float" office:value="2834.65194181433">
                <text:p>2834.651941814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59.66665407394">
                <text:p>2259.66665407394</text:p>
              </table:table-cell>
              <table:table-cell office:value-type="float" office:value="2456.43453629151">
                <text:p>2456.434536291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97.84894190828">
                <text:p>2797.84894190828</text:p>
              </table:table-cell>
              <table:table-cell office:value-type="float" office:value="2794.56393981699">
                <text:p>2794.563939816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23.97735044454">
                <text:p>2823.97735044454</text:p>
              </table:table-cell>
              <table:table-cell office:value-type="float" office:value="2842.46398160816">
                <text:p>2842.46398160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43.86297357536">
                <text:p>2843.86297357536</text:p>
              </table:table-cell>
              <table:table-cell office:value-type="float" office:value="2841.25228326208">
                <text:p>2841.25228326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93.46008121565">
                <text:p>2793.46008121565</text:p>
              </table:table-cell>
              <table:table-cell office:value-type="float" office:value="2801.88081623277">
                <text:p>2801.880816232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9.25053100003">
                <text:p>2809.25053100003</text:p>
              </table:table-cell>
              <table:table-cell office:value-type="float" office:value="2804.24965334676">
                <text:p>2804.249653346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14.14799986034">
                <text:p>2814.14799986034</text:p>
              </table:table-cell>
              <table:table-cell office:value-type="float" office:value="2812.17843200295">
                <text:p>2812.178432002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10.80220748271">
                <text:p>2810.80220748271</text:p>
              </table:table-cell>
              <table:table-cell office:value-type="float" office:value="2813.24155102954">
                <text:p>2813.241551029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17.14274647072">
                <text:p>2817.14274647072</text:p>
              </table:table-cell>
              <table:table-cell office:value-type="float" office:value="2814.60033457804">
                <text:p>2814.600334578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37.19522780028">
                <text:p>2637.19522780028</text:p>
              </table:table-cell>
              <table:table-cell office:value-type="float" office:value="2708.52984521267">
                <text:p>2708.529845212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34.8511475841">
                <text:p>2734.8511475841</text:p>
              </table:table-cell>
              <table:table-cell office:value-type="float" office:value="2724.96435400665">
                <text:p>2724.964354006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47.2474142576">
                <text:p>2847.2474142576</text:p>
              </table:table-cell>
              <table:table-cell office:value-type="float" office:value="2825.76470472214">
                <text:p>2825.764704722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89.19955694161">
                <text:p>2789.19955694161</text:p>
              </table:table-cell>
              <table:table-cell office:value-type="float" office:value="2782.44405066525">
                <text:p>2782.444050665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98.59892200955">
                <text:p>2798.59892200955</text:p>
              </table:table-cell>
              <table:table-cell office:value-type="float" office:value="2810.82050681327">
                <text:p>2810.82050681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53.35643433321">
                <text:p>2153.35643433321</text:p>
              </table:table-cell>
              <table:table-cell office:value-type="float" office:value="2307.29277163774">
                <text:p>2307.292771637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37.32612430307">
                <text:p>2837.32612430307</text:p>
              </table:table-cell>
              <table:table-cell office:value-type="float" office:value="2829.16836904942">
                <text:p>2829.16836904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38.43932900799">
                <text:p>2838.43932900799</text:p>
              </table:table-cell>
              <table:table-cell office:value-type="float" office:value="2841.37739252261">
                <text:p>2841.37739252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29.67622165948">
                <text:p>2729.67622165948</text:p>
              </table:table-cell>
              <table:table-cell office:value-type="float" office:value="2748.58293681253">
                <text:p>2748.582936812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1.4367400988">
                <text:p>2791.4367400988</text:p>
              </table:table-cell>
              <table:table-cell office:value-type="float" office:value="2811.67893549334">
                <text:p>2811.678935493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79.27667494908">
                <text:p>2779.27667494908</text:p>
              </table:table-cell>
              <table:table-cell office:value-type="float" office:value="2793.5975686563">
                <text:p>2793.59756865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44.95999851756">
                <text:p>2744.95999851756</text:p>
              </table:table-cell>
              <table:table-cell office:value-type="float" office:value="2749.97229331765">
                <text:p>2749.972293317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77.80632743115">
                <text:p>2677.80632743115</text:p>
              </table:table-cell>
              <table:table-cell office:value-type="float" office:value="2711.58452717168">
                <text:p>2711.584527171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7.76911501339">
                <text:p>2037.76911501339</text:p>
              </table:table-cell>
              <table:table-cell office:value-type="float" office:value="2187.94892805234">
                <text:p>2187.948928052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61.7431631726">
                <text:p>2061.7431631726</text:p>
              </table:table-cell>
              <table:table-cell office:value-type="float" office:value="2242.68718703324">
                <text:p>2242.68718703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75.93488581856">
                <text:p>2775.93488581856</text:p>
              </table:table-cell>
              <table:table-cell office:value-type="float" office:value="2773.67384662926">
                <text:p>2773.673846629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24.12695707242">
                <text:p>2724.12695707242</text:p>
              </table:table-cell>
              <table:table-cell office:value-type="float" office:value="2742.69699607146">
                <text:p>2742.69699607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14.45669049836">
                <text:p>2214.45669049836</text:p>
              </table:table-cell>
              <table:table-cell office:value-type="float" office:value="2377.45968923706">
                <text:p>2377.459689237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53.21207865211">
                <text:p>2753.21207865211</text:p>
              </table:table-cell>
              <table:table-cell office:value-type="float" office:value="2785.40937391183">
                <text:p>2785.40937391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21.65190097858">
                <text:p>2721.65190097858</text:p>
              </table:table-cell>
              <table:table-cell office:value-type="float" office:value="2742.28263734872">
                <text:p>2742.282637348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24.18415708494">
                <text:p>2224.18415708494</text:p>
              </table:table-cell>
              <table:table-cell office:value-type="float" office:value="2440.75350433239">
                <text:p>2440.753504332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87.62718122018">
                <text:p>1987.62718122018</text:p>
              </table:table-cell>
              <table:table-cell office:value-type="float" office:value="2168.25015109759">
                <text:p>2168.250151097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07.32143909839">
                <text:p>2707.32143909839</text:p>
              </table:table-cell>
              <table:table-cell office:value-type="float" office:value="2721.42632256648">
                <text:p>2721.426322566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03.26390681446">
                <text:p>2703.26390681446</text:p>
              </table:table-cell>
              <table:table-cell office:value-type="float" office:value="2717.41194422194">
                <text:p>2717.411944221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01.40234511336">
                <text:p>2601.40234511336</text:p>
              </table:table-cell>
              <table:table-cell office:value-type="float" office:value="2638.39642876555">
                <text:p>2638.396428765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93.76722705217">
                <text:p>2793.76722705217</text:p>
              </table:table-cell>
              <table:table-cell office:value-type="float" office:value="2791.66759663438">
                <text:p>2791.667596634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08.32043317594">
                <text:p>2708.32043317594</text:p>
              </table:table-cell>
              <table:table-cell office:value-type="float" office:value="2726.27920005043">
                <text:p>2726.279200050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5.98308017586">
                <text:p>2695.98308017586</text:p>
              </table:table-cell>
              <table:table-cell office:value-type="float" office:value="2719.86253676457">
                <text:p>2719.862536764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9.85482608105">
                <text:p>2049.85482608105</text:p>
              </table:table-cell>
              <table:table-cell office:value-type="float" office:value="2231.49105156768">
                <text:p>2231.49105156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54.67440500841">
                <text:p>2754.67440500841</text:p>
              </table:table-cell>
              <table:table-cell office:value-type="float" office:value="2755.14523095752">
                <text:p>2755.145230957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67.19771830905">
                <text:p>2767.19771830905</text:p>
              </table:table-cell>
              <table:table-cell office:value-type="float" office:value="2790.6298716461">
                <text:p>2790.6298716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83.91040547296">
                <text:p>2583.91040547296</text:p>
              </table:table-cell>
              <table:table-cell office:value-type="float" office:value="2640.54990401258">
                <text:p>2640.549904012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55.94827211013">
                <text:p>2755.94827211013</text:p>
              </table:table-cell>
              <table:table-cell office:value-type="float" office:value="2778.61637016267">
                <text:p>2778.616370162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11.42000454338">
                <text:p>2711.42000454338</text:p>
              </table:table-cell>
              <table:table-cell office:value-type="float" office:value="2735.39853065676">
                <text:p>2735.398530656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60.12526191161">
                <text:p>2760.12526191161</text:p>
              </table:table-cell>
              <table:table-cell office:value-type="float" office:value="2757.70874373148">
                <text:p>2757.70874373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8.5374712475">
                <text:p>2758.5374712475</text:p>
              </table:table-cell>
              <table:table-cell office:value-type="float" office:value="2759.14810394011">
                <text:p>2759.14810394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90.59480663163">
                <text:p>2690.59480663163</text:p>
              </table:table-cell>
              <table:table-cell office:value-type="float" office:value="2710.27244136853">
                <text:p>2710.27244136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59.02220738841">
                <text:p>2759.02220738841</text:p>
              </table:table-cell>
              <table:table-cell office:value-type="float" office:value="2765.10143089844">
                <text:p>2765.101430898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64.26625176715">
                <text:p>2764.26625176715</text:p>
              </table:table-cell>
              <table:table-cell office:value-type="float" office:value="2771.16039325388">
                <text:p>2771.160393253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69.42907081049">
                <text:p>2769.42907081049</text:p>
              </table:table-cell>
              <table:table-cell office:value-type="float" office:value="2775.16284894701">
                <text:p>2775.162848947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47.85979106929">
                <text:p>2647.85979106929</text:p>
              </table:table-cell>
              <table:table-cell office:value-type="float" office:value="2670.73480877127">
                <text:p>2670.734808771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71.7360709486">
                <text:p>2771.7360709486</text:p>
              </table:table-cell>
              <table:table-cell office:value-type="float" office:value="2771.18092853535">
                <text:p>2771.180928535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44.19800906581">
                <text:p>2644.19800906581</text:p>
              </table:table-cell>
              <table:table-cell office:value-type="float" office:value="2688.87796568173">
                <text:p>2688.877965681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20.39156076042">
                <text:p>2620.39156076042</text:p>
              </table:table-cell>
              <table:table-cell office:value-type="float" office:value="2658.24635019288">
                <text:p>2658.24635019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34.33560009529">
                <text:p>2534.33560009529</text:p>
              </table:table-cell>
              <table:table-cell office:value-type="float" office:value="2575.84462256408">
                <text:p>2575.844622564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46.00889029533">
                <text:p>2746.00889029533</text:p>
              </table:table-cell>
              <table:table-cell office:value-type="float" office:value="2732.62222180345">
                <text:p>2732.622221803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54.53669783096">
                <text:p>2654.53669783096</text:p>
              </table:table-cell>
              <table:table-cell office:value-type="float" office:value="2690.88938142221">
                <text:p>2690.889381422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11.11070400469">
                <text:p>2711.11070400469</text:p>
              </table:table-cell>
              <table:table-cell office:value-type="float" office:value="2735.96380800631">
                <text:p>2735.963808006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54.83721929924">
                <text:p>2754.83721929924</text:p>
              </table:table-cell>
              <table:table-cell office:value-type="float" office:value="2752.43359178644">
                <text:p>2752.43359178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58.83185690919">
                <text:p>2758.83185690919</text:p>
              </table:table-cell>
              <table:table-cell office:value-type="float" office:value="2759.631477722">
                <text:p>2759.631477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9.4687661972">
                <text:p>1979.4687661972</text:p>
              </table:table-cell>
              <table:table-cell office:value-type="float" office:value="2150.72073063212">
                <text:p>2150.720730632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5.90183879159">
                <text:p>2415.90183879159</text:p>
              </table:table-cell>
              <table:table-cell office:value-type="float" office:value="2479.36948129748">
                <text:p>2479.369481297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55.14311355792">
                <text:p>2755.14311355792</text:p>
              </table:table-cell>
              <table:table-cell office:value-type="float" office:value="2772.60947757456">
                <text:p>2772.609477574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64.51596658678">
                <text:p>2164.51596658678</text:p>
              </table:table-cell>
              <table:table-cell office:value-type="float" office:value="2323.42087853419">
                <text:p>2323.420878534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51.59056953698">
                <text:p>2751.59056953698</text:p>
              </table:table-cell>
              <table:table-cell office:value-type="float" office:value="2747.18848065257">
                <text:p>2747.188480652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91.08341435185">
                <text:p>1991.08341435185</text:p>
              </table:table-cell>
              <table:table-cell office:value-type="float" office:value="2152.17901199677">
                <text:p>2152.17901199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